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45mm"/>
    </style:style>
    <style:style style:name="co2" style:family="table-column">
      <style:table-column-properties fo:break-before="auto" style:column-width="7.18mm"/>
    </style:style>
    <style:style style:name="co3" style:family="table-column">
      <style:table-column-properties fo:break-before="auto" style:column-width="11.31mm"/>
    </style:style>
    <style:style style:name="co4" style:family="table-column">
      <style:table-column-properties fo:break-before="auto" style:column-width="11.38mm"/>
    </style:style>
    <style:style style:name="co5" style:family="table-column">
      <style:table-column-properties fo:break-before="auto" style:column-width="22.63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4.7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fo:background-color="#b2b2b2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ackground-color="transparent" fo:border="0.06pt solid #000000" fo:padding="0.71mm" style:rotation-align="none"/>
    </style:style>
    <style:style style:name="ce4" style:family="table-cell" style:parent-style-name="Default">
      <style:table-cell-properties style:diagonal-bl-tr="none" style:diagonal-tl-br="none" fo:border="0.06pt solid #000000" fo:padding="0.71mm" style:rotation-align="none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 style:data-style-name="N100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T1" style:family="text">
      <style:text-properties style:text-line-through-type="none" style:font-weight-complex="bold" style:font-weight-asian="bold" fo:font-weight="bold" style:font-name="Arial" style:font-style-complex="normal" fo:text-shadow="none" fo:font-size="10pt" style:font-style-asian="normal" style:text-underline-style="none" style:text-underline-color="font-color" style:font-size-complex="10pt" style:font-size-asian="10pt" style:text-position="0%" style:text-outline="false" fo:font-style="normal"/>
    </style:style>
    <style:style style:name="T2" style:family="text">
      <style:text-properties style:text-line-through-type="none" style:font-name="Arial" style:font-style-complex="normal" fo:text-shadow="none" fo:font-size="10pt" style:font-style-asian="normal" style:text-underline-style="none" style:text-underline-color="font-color" style:font-size-complex="10pt" style:font-size-asian="10pt" style:text-position="0%" style:text-outline="false" fo:font-style="normal" style:font-weight-complex="normal" fo:font-weight="normal" style:font-weight-asian="normal"/>
    </style:style>
    <style:style style:name="T3" style:family="text">
      <style:text-properties style:text-line-through-type="none" style:font-name="Arial" style:font-style-complex="normal" fo:text-shadow="none" fo:font-size="10pt" style:font-style-asian="normal" style:text-underline-style="none" style:text-underline-color="font-color" style:font-size-complex="10pt" style:font-size-asian="10pt" style:text-position="0%" style:text-outline="false" fo:font-style="normal" fo:font-weight="bold" style:font-weight-asian="bold" style:font-weight-complex="bold"/>
    </style:style>
    <style:style style:name="T4" style:family="text">
      <style:text-properties style:text-line-through-type="none" style:font-name="Arial" style:font-style-complex="normal" fo:text-shadow="none" fo:font-size="10pt" style:font-style-asian="normal" style:text-underline-style="none" style:text-underline-color="font-color" style:font-size-complex="10pt" style:font-size-asian="10pt" style:text-position="0%" style:text-outline="false" fo:font-style="normal" fo:font-weight="normal" style:font-weight-asian="normal" style:font-weight-complex="normal"/>
    </style:style>
    <style:style style:name="T5" style:family="text">
      <style:text-properties style:text-line-through-type="none" style:font-name="Arial" style:font-style-complex="normal" fo:text-shadow="none" fo:font-size="10pt" style:font-style-asian="normal" style:text-underline-style="none" style:text-underline-color="font-color" style:font-size-complex="10pt" style:font-size-asian="10pt" style:text-position="0%" style:text-outline="false" fo:font-style="normal" style:font-weight-asian="bold" style:font-weight-complex="bold" fo:font-weight="bold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4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3" table:default-cell-style-name="ce5"/>
        <table:table-column table:style-name="co5" table:number-columns-repeated="232" table:default-cell-style-name="ce5"/>
        <table:table-column table:style-name="co5" table:number-columns-repeated="767" table:default-cell-style-name="Default"/>
        <table:table-row table:style-name="ro1">
          <table:table-cell table:style-name="ce1" table:number-columns-repeated="2"/>
          <table:table-cell office:value-type="string" calcext:value-type="string">
            <text:p>in die farbigen Zellen eingeben: <text:span text:style-name="T1">r</text:span><text:span text:style-name="T2"> für richtig, </text:span><text:span text:style-name="T3">f</text:span><text:span text:style-name="T4"> für falsch, </text:span><text:span text:style-name="T5">n</text:span><text:span text:style-name="T4"> für nicht bearbeitet (</text:span><text:span text:style-name="T3">bitte das n nicht weglassen</text:span><text:span text:style-name="T4">)</text:span></text:p>
          </table:table-cell>
          <table:table-cell table:number-columns-repeated="10"/>
          <table:table-cell table:style-name="ce1" table:number-columns-repeated="13"/>
          <table:table-cell table:style-name="ce10" table:number-columns-repeated="998"/>
        </table:table-row>
        <table:table-row table:style-name="ro2">
          <table:table-cell table:style-name="ce1" table:number-columns-repeated="2"/>
          <table:table-cell table:style-name="ce7" office:value-type="string" calcext:value-type="string">
            <text:p>In der letzten Spalte stehen anschließend die Punkte für das jeweilige Kind</text:p>
          </table:table-cell>
          <table:table-cell table:style-name="ce1" table:number-columns-repeated="23"/>
          <table:table-cell table:style-name="ce10" table:number-columns-repeated="998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<text:a xlink:href="https://mathe-jung-alt.de/mkv" xlink:type="simple">Gleich nach dem Ausfüllen und Speichern über die Minikänguru-Anwendung hochladen: https://mathe-jung-alt.de/mkv</text:a></text:p>
          </table:table-cell>
          <table:table-cell table:style-name="ce1" table:number-columns-repeated="23"/>
          <table:table-cell table:style-name="ce10" table:number-columns-repeated="998"/>
        </table:table-row>
        <table:table-row table:style-name="ro1">
          <table:table-cell table:style-name="ce1" table:number-columns-repeated="26"/>
          <table:table-cell table:style-name="ce10" table:number-columns-repeated="998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-1</text:p>
          </table:table-cell>
          <table:table-cell table:style-name="ce2"/>
          <table:table-cell table:style-name="ce2" office:value-type="string" calcext:value-type="string">
            <text:p>A-2</text:p>
          </table:table-cell>
          <table:table-cell table:style-name="ce2"/>
          <table:table-cell table:style-name="ce2" office:value-type="string" calcext:value-type="string">
            <text:p>A-3</text:p>
          </table:table-cell>
          <table:table-cell table:style-name="ce2"/>
          <table:table-cell table:style-name="ce2" office:value-type="string" calcext:value-type="string">
            <text:p>A-4</text:p>
          </table:table-cell>
          <table:table-cell table:style-name="ce2"/>
          <table:table-cell table:style-name="ce2" office:value-type="string" calcext:value-type="string">
            <text:p>B-1</text:p>
          </table:table-cell>
          <table:table-cell table:style-name="ce2"/>
          <table:table-cell table:style-name="ce2" office:value-type="string" calcext:value-type="string">
            <text:p>B-2</text:p>
          </table:table-cell>
          <table:table-cell table:style-name="ce2"/>
          <table:table-cell table:style-name="ce2" office:value-type="string" calcext:value-type="string">
            <text:p>B-3</text:p>
          </table:table-cell>
          <table:table-cell table:style-name="ce2"/>
          <table:table-cell table:style-name="ce2" office:value-type="string" calcext:value-type="string">
            <text:p>B-4</text:p>
          </table:table-cell>
          <table:table-cell table:style-name="ce2"/>
          <table:table-cell table:style-name="ce2" office:value-type="string" calcext:value-type="string">
            <text:p>C-1</text:p>
          </table:table-cell>
          <table:table-cell table:style-name="ce2"/>
          <table:table-cell table:style-name="ce2" office:value-type="string" calcext:value-type="string">
            <text:p>C-2</text:p>
          </table:table-cell>
          <table:table-cell table:style-name="ce2"/>
          <table:table-cell table:style-name="ce2" office:value-type="string" calcext:value-type="string">
            <text:p>C-3</text:p>
          </table:table-cell>
          <table:table-cell table:style-name="ce2"/>
          <table:table-cell table:style-name="ce2" office:value-type="string" calcext:value-type="string">
            <text:p>C-4</text:p>
          </table:table-cell>
          <table:table-cell table:style-name="ce2"/>
          <table:table-cell table:style-name="ce2" office:value-type="string" calcext:value-type="string">
            <text:p>Punkte</text:p>
          </table:table-cell>
          <table:table-cell table:style-name="ce10" table:number-columns-repeated="998"/>
        </table:table-row>
        <table:table-row table:style-name="ro1">
          <table:table-cell table:style-name="ce3" office:value-type="string" calcext:value-type="string">
            <text:p>Theo</text:p>
          </table:table-cell>
          <table:table-cell table:style-name="ce6" office:value-type="string" calcext:value-type="string">
            <text:p>n</text:p>
          </table:table-cell>
          <table:table-cell table:style-name="ce4" table:formula="of:=IF([.B6]=&quot;r&quot;;3;IF([.B6]=&quot;f&quot;;-0.75;0))" office:value-type="float" office:value="0" calcext:value-type="float">
            <text:p>0</text:p>
          </table:table-cell>
          <table:table-cell table:style-name="ce6" office:value-type="string" calcext:value-type="string">
            <text:p>f</text:p>
          </table:table-cell>
          <table:table-cell table:style-name="ce4" table:formula="of:=IF([.D6]=&quot;r&quot;;3;IF([.D6]=&quot;f&quot;;-0.75;0))" office:value-type="float" office:value="-0.75" calcext:value-type="float">
            <text:p>-0,75</text:p>
          </table:table-cell>
          <table:table-cell table:style-name="ce6" office:value-type="string" calcext:value-type="string">
            <text:p>r</text:p>
          </table:table-cell>
          <table:table-cell table:style-name="ce4" table:formula="of:=IF([.F6]=&quot;r&quot;;3;IF([.F6]=&quot;f&quot;;-0.75;0))" office:value-type="float" office:value="3" calcext:value-type="float">
            <text:p>3</text:p>
          </table:table-cell>
          <table:table-cell table:style-name="ce6" office:value-type="string" calcext:value-type="string">
            <text:p>r</text:p>
          </table:table-cell>
          <table:table-cell table:style-name="ce4" table:formula="of:=IF([.H6]=&quot;r&quot;;3;IF([.H6]=&quot;f&quot;;-0.75;0))" office:value-type="float" office:value="3" calcext:value-type="float">
            <text:p>3</text:p>
          </table:table-cell>
          <table:table-cell table:style-name="ce8" office:value-type="string" calcext:value-type="string">
            <text:p>f</text:p>
          </table:table-cell>
          <table:table-cell table:style-name="ce4" table:formula="of:=IF([.J6]=&quot;r&quot;;4;IF([.J6]=&quot;f&quot;;-1;0))" office:value-type="float" office:value="-1" calcext:value-type="float">
            <text:p>-1</text:p>
          </table:table-cell>
          <table:table-cell table:style-name="ce8" office:value-type="string" calcext:value-type="string">
            <text:p>f</text:p>
          </table:table-cell>
          <table:table-cell table:style-name="ce4" table:formula="of:=IF([.L6]=&quot;r&quot;;4;IF([.L6]=&quot;f&quot;;-1;0))" office:value-type="float" office:value="-1" calcext:value-type="float">
            <text:p>-1</text:p>
          </table:table-cell>
          <table:table-cell table:style-name="ce8" office:value-type="string" calcext:value-type="string">
            <text:p>f</text:p>
          </table:table-cell>
          <table:table-cell table:style-name="ce4" table:formula="of:=IF([.N6]=&quot;r&quot;;4;IF([.N6]=&quot;f&quot;;-1;0))" office:value-type="float" office:value="-1" calcext:value-type="float">
            <text:p>-1</text:p>
          </table:table-cell>
          <table:table-cell table:style-name="ce8" office:value-type="string" calcext:value-type="string">
            <text:p>r</text:p>
          </table:table-cell>
          <table:table-cell table:style-name="ce4" table:formula="of:=IF([.P6]=&quot;r&quot;;4;IF([.P6]=&quot;f&quot;;-1;0))" office:value-type="float" office:value="4" calcext:value-type="float">
            <text:p>4</text:p>
          </table:table-cell>
          <table:table-cell table:style-name="ce9" office:value-type="string" calcext:value-type="string">
            <text:p>f</text:p>
          </table:table-cell>
          <table:table-cell table:style-name="ce4" table:formula="of:=IF([.R6]=&quot;r&quot;;5;IF([.R6]=&quot;f&quot;;-1.25;0))" office:value-type="float" office:value="-1.25" calcext:value-type="float">
            <text:p>-1,25</text:p>
          </table:table-cell>
          <table:table-cell table:style-name="ce9" office:value-type="string" calcext:value-type="string">
            <text:p>f</text:p>
          </table:table-cell>
          <table:table-cell table:style-name="ce4" table:formula="of:=IF([.T6]=&quot;r&quot;;5;IF([.T6]=&quot;f&quot;;-1.25;0))" office:value-type="float" office:value="-1.25" calcext:value-type="float">
            <text:p>-1,25</text:p>
          </table:table-cell>
          <table:table-cell table:style-name="ce9" office:value-type="string" calcext:value-type="string">
            <text:p>f</text:p>
          </table:table-cell>
          <table:table-cell table:style-name="ce4" table:formula="of:=IF([.V6]=&quot;r&quot;;5;IF([.V6]=&quot;f&quot;;-1.25;0))" office:value-type="float" office:value="-1.25" calcext:value-type="float">
            <text:p>-1,25</text:p>
          </table:table-cell>
          <table:table-cell table:style-name="ce9" office:value-type="string" calcext:value-type="string">
            <text:p>r</text:p>
          </table:table-cell>
          <table:table-cell table:style-name="ce4" table:formula="of:=IF([.X6]=&quot;r&quot;;5;IF([.X6]=&quot;f&quot;;-1.25;0))" office:value-type="float" office:value="5" calcext:value-type="float">
            <text:p>5</text:p>
          </table:table-cell>
          <table:table-cell table:style-name="ce4" table:formula="of:=12+SUM([.C6:.Y6])" office:value-type="float" office:value="19.5" calcext:value-type="float">
            <text:p>19,5</text:p>
          </table:table-cell>
          <table:table-cell table:style-name="ce11" table:number-columns-repeated="998"/>
        </table:table-row>
        <table:table-row table:style-name="ro1">
          <table:table-cell table:style-name="ce3" office:value-type="string" calcext:value-type="string">
            <text:p>Johanna</text:p>
          </table:table-cell>
          <table:table-cell table:style-name="ce6" office:value-type="string" calcext:value-type="string">
            <text:p>r</text:p>
          </table:table-cell>
          <table:table-cell table:style-name="ce4" table:formula="of:=IF([.B7]=&quot;r&quot;;3;IF([.B7]=&quot;f&quot;;-0.75;0))" office:value-type="float" office:value="3" calcext:value-type="float">
            <text:p>3</text:p>
          </table:table-cell>
          <table:table-cell table:style-name="ce6" office:value-type="string" calcext:value-type="string">
            <text:p>f</text:p>
          </table:table-cell>
          <table:table-cell table:style-name="ce4" table:formula="of:=IF([.D7]=&quot;r&quot;;3;IF([.D7]=&quot;f&quot;;-0.75;0))" office:value-type="float" office:value="-0.75" calcext:value-type="float">
            <text:p>-0,75</text:p>
          </table:table-cell>
          <table:table-cell table:style-name="ce6" office:value-type="string" calcext:value-type="string">
            <text:p>f</text:p>
          </table:table-cell>
          <table:table-cell table:style-name="ce4" table:formula="of:=IF([.F7]=&quot;r&quot;;3;IF([.F7]=&quot;f&quot;;-0.75;0))" office:value-type="float" office:value="-0.75" calcext:value-type="float">
            <text:p>-0,75</text:p>
          </table:table-cell>
          <table:table-cell table:style-name="ce6" office:value-type="string" calcext:value-type="string">
            <text:p>r</text:p>
          </table:table-cell>
          <table:table-cell table:style-name="ce4" table:formula="of:=IF([.H7]=&quot;r&quot;;3;IF([.H7]=&quot;f&quot;;-0.75;0))" office:value-type="float" office:value="3" calcext:value-type="float">
            <text:p>3</text:p>
          </table:table-cell>
          <table:table-cell table:style-name="ce8" office:value-type="string" calcext:value-type="string">
            <text:p>f</text:p>
          </table:table-cell>
          <table:table-cell table:style-name="ce4" table:formula="of:=IF([.J7]=&quot;r&quot;;4;IF([.J7]=&quot;f&quot;;-1;0))" office:value-type="float" office:value="-1" calcext:value-type="float">
            <text:p>-1</text:p>
          </table:table-cell>
          <table:table-cell table:style-name="ce8" office:value-type="string" calcext:value-type="string">
            <text:p>f</text:p>
          </table:table-cell>
          <table:table-cell table:style-name="ce4" table:formula="of:=IF([.L7]=&quot;r&quot;;4;IF([.L7]=&quot;f&quot;;-1;0))" office:value-type="float" office:value="-1" calcext:value-type="float">
            <text:p>-1</text:p>
          </table:table-cell>
          <table:table-cell table:style-name="ce8" office:value-type="string" calcext:value-type="string">
            <text:p>f</text:p>
          </table:table-cell>
          <table:table-cell table:style-name="ce4" table:formula="of:=IF([.N7]=&quot;r&quot;;4;IF([.N7]=&quot;f&quot;;-1;0))" office:value-type="float" office:value="-1" calcext:value-type="float">
            <text:p>-1</text:p>
          </table:table-cell>
          <table:table-cell table:style-name="ce8" office:value-type="string" calcext:value-type="string">
            <text:p>r</text:p>
          </table:table-cell>
          <table:table-cell table:style-name="ce4" table:formula="of:=IF([.P7]=&quot;r&quot;;4;IF([.P7]=&quot;f&quot;;-1;0))" office:value-type="float" office:value="4" calcext:value-type="float">
            <text:p>4</text:p>
          </table:table-cell>
          <table:table-cell table:style-name="ce9" office:value-type="string" calcext:value-type="string">
            <text:p>r</text:p>
          </table:table-cell>
          <table:table-cell table:style-name="ce4" table:formula="of:=IF([.R7]=&quot;r&quot;;5;IF([.R7]=&quot;f&quot;;-1.25;0))" office:value-type="float" office:value="5" calcext:value-type="float">
            <text:p>5</text:p>
          </table:table-cell>
          <table:table-cell table:style-name="ce9" office:value-type="string" calcext:value-type="string">
            <text:p>f</text:p>
          </table:table-cell>
          <table:table-cell table:style-name="ce4" table:formula="of:=IF([.T7]=&quot;r&quot;;5;IF([.T7]=&quot;f&quot;;-1.25;0))" office:value-type="float" office:value="-1.25" calcext:value-type="float">
            <text:p>-1,25</text:p>
          </table:table-cell>
          <table:table-cell table:style-name="ce9" office:value-type="string" calcext:value-type="string">
            <text:p>f</text:p>
          </table:table-cell>
          <table:table-cell table:style-name="ce4" table:formula="of:=IF([.V7]=&quot;r&quot;;5;IF([.V7]=&quot;f&quot;;-1.25;0))" office:value-type="float" office:value="-1.25" calcext:value-type="float">
            <text:p>-1,25</text:p>
          </table:table-cell>
          <table:table-cell table:style-name="ce9" office:value-type="string" calcext:value-type="string">
            <text:p>f</text:p>
          </table:table-cell>
          <table:table-cell table:style-name="ce4" table:formula="of:=IF([.X7]=&quot;r&quot;;5;IF([.X7]=&quot;f&quot;;-1.25;0))" office:value-type="float" office:value="-1.25" calcext:value-type="float">
            <text:p>-1,25</text:p>
          </table:table-cell>
          <table:table-cell table:style-name="ce4" table:formula="of:=12+SUM([.C7:.Y7])" office:value-type="float" office:value="18.75" calcext:value-type="float">
            <text:p>18,75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Erik</text:p>
          </table:table-cell>
          <table:table-cell table:style-name="ce6" office:value-type="string" calcext:value-type="string">
            <text:p>r</text:p>
          </table:table-cell>
          <table:table-cell table:style-name="ce4" table:formula="of:=IF([.B8]=&quot;r&quot;;3;IF([.B8]=&quot;f&quot;;-0.75;0))" office:value-type="float" office:value="3" calcext:value-type="float">
            <text:p>3</text:p>
          </table:table-cell>
          <table:table-cell table:style-name="ce6" office:value-type="string" calcext:value-type="string">
            <text:p>f</text:p>
          </table:table-cell>
          <table:table-cell table:style-name="ce4" table:formula="of:=IF([.D8]=&quot;r&quot;;3;IF([.D8]=&quot;f&quot;;-0.75;0))" office:value-type="float" office:value="-0.75" calcext:value-type="float">
            <text:p>-0,75</text:p>
          </table:table-cell>
          <table:table-cell table:style-name="ce6" office:value-type="string" calcext:value-type="string">
            <text:p>r</text:p>
          </table:table-cell>
          <table:table-cell table:style-name="ce4" table:formula="of:=IF([.F8]=&quot;r&quot;;3;IF([.F8]=&quot;f&quot;;-0.75;0))" office:value-type="float" office:value="3" calcext:value-type="float">
            <text:p>3</text:p>
          </table:table-cell>
          <table:table-cell table:style-name="ce6" office:value-type="string" calcext:value-type="string">
            <text:p>r</text:p>
          </table:table-cell>
          <table:table-cell table:style-name="ce4" table:formula="of:=IF([.H8]=&quot;r&quot;;3;IF([.H8]=&quot;f&quot;;-0.75;0))" office:value-type="float" office:value="3" calcext:value-type="float">
            <text:p>3</text:p>
          </table:table-cell>
          <table:table-cell table:style-name="ce8" office:value-type="string" calcext:value-type="string">
            <text:p>r</text:p>
          </table:table-cell>
          <table:table-cell table:style-name="ce4" table:formula="of:=IF([.J8]=&quot;r&quot;;4;IF([.J8]=&quot;f&quot;;-1;0))" office:value-type="float" office:value="4" calcext:value-type="float">
            <text:p>4</text:p>
          </table:table-cell>
          <table:table-cell table:style-name="ce8" office:value-type="string" calcext:value-type="string">
            <text:p>f</text:p>
          </table:table-cell>
          <table:table-cell table:style-name="ce4" table:formula="of:=IF([.L8]=&quot;r&quot;;4;IF([.L8]=&quot;f&quot;;-1;0))" office:value-type="float" office:value="-1" calcext:value-type="float">
            <text:p>-1</text:p>
          </table:table-cell>
          <table:table-cell table:style-name="ce8" office:value-type="string" calcext:value-type="string">
            <text:p>f</text:p>
          </table:table-cell>
          <table:table-cell table:style-name="ce4" table:formula="of:=IF([.N8]=&quot;r&quot;;4;IF([.N8]=&quot;f&quot;;-1;0))" office:value-type="float" office:value="-1" calcext:value-type="float">
            <text:p>-1</text:p>
          </table:table-cell>
          <table:table-cell table:style-name="ce8" office:value-type="string" calcext:value-type="string">
            <text:p>r</text:p>
          </table:table-cell>
          <table:table-cell table:style-name="ce4" table:formula="of:=IF([.P8]=&quot;r&quot;;4;IF([.P8]=&quot;f&quot;;-1;0))" office:value-type="float" office:value="4" calcext:value-type="float">
            <text:p>4</text:p>
          </table:table-cell>
          <table:table-cell table:style-name="ce9" office:value-type="string" calcext:value-type="string">
            <text:p>f</text:p>
          </table:table-cell>
          <table:table-cell table:style-name="ce4" table:formula="of:=IF([.R8]=&quot;r&quot;;5;IF([.R8]=&quot;f&quot;;-1.25;0))" office:value-type="float" office:value="-1.25" calcext:value-type="float">
            <text:p>-1,25</text:p>
          </table:table-cell>
          <table:table-cell table:style-name="ce9" office:value-type="string" calcext:value-type="string">
            <text:p>n</text:p>
          </table:table-cell>
          <table:table-cell table:style-name="ce4" table:formula="of:=IF([.T8]=&quot;r&quot;;5;IF([.T8]=&quot;f&quot;;-1.25;0))" office:value-type="float" office:value="0" calcext:value-type="float">
            <text:p>0</text:p>
          </table:table-cell>
          <table:table-cell table:style-name="ce9" office:value-type="string" calcext:value-type="string">
            <text:p>f</text:p>
          </table:table-cell>
          <table:table-cell table:style-name="ce4" table:formula="of:=IF([.V8]=&quot;r&quot;;5;IF([.V8]=&quot;f&quot;;-1.25;0))" office:value-type="float" office:value="-1.25" calcext:value-type="float">
            <text:p>-1,25</text:p>
          </table:table-cell>
          <table:table-cell table:style-name="ce9" office:value-type="string" calcext:value-type="string">
            <text:p>r</text:p>
          </table:table-cell>
          <table:table-cell table:style-name="ce4" table:formula="of:=IF([.X8]=&quot;r&quot;;5;IF([.X8]=&quot;f&quot;;-1.25;0))" office:value-type="float" office:value="5" calcext:value-type="float">
            <text:p>5</text:p>
          </table:table-cell>
          <table:table-cell table:style-name="ce4" table:formula="of:=12+SUM([.C8:.Y8])" office:value-type="float" office:value="28.75" calcext:value-type="float">
            <text:p>28,75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Tim</text:p>
          </table:table-cell>
          <table:table-cell table:style-name="ce6" office:value-type="string" calcext:value-type="string">
            <text:p>f</text:p>
          </table:table-cell>
          <table:table-cell table:style-name="ce4" table:formula="of:=IF([.B9]=&quot;r&quot;;3;IF([.B9]=&quot;f&quot;;-0.75;0))" office:value-type="float" office:value="-0.75" calcext:value-type="float">
            <text:p>-0,75</text:p>
          </table:table-cell>
          <table:table-cell table:style-name="ce6" office:value-type="string" calcext:value-type="string">
            <text:p>f</text:p>
          </table:table-cell>
          <table:table-cell table:style-name="ce4" table:formula="of:=IF([.D9]=&quot;r&quot;;3;IF([.D9]=&quot;f&quot;;-0.75;0))" office:value-type="float" office:value="-0.75" calcext:value-type="float">
            <text:p>-0,75</text:p>
          </table:table-cell>
          <table:table-cell table:style-name="ce6" office:value-type="string" calcext:value-type="string">
            <text:p>r</text:p>
          </table:table-cell>
          <table:table-cell table:style-name="ce4" table:formula="of:=IF([.F9]=&quot;r&quot;;3;IF([.F9]=&quot;f&quot;;-0.75;0))" office:value-type="float" office:value="3" calcext:value-type="float">
            <text:p>3</text:p>
          </table:table-cell>
          <table:table-cell table:style-name="ce6" office:value-type="string" calcext:value-type="string">
            <text:p>r</text:p>
          </table:table-cell>
          <table:table-cell table:style-name="ce4" table:formula="of:=IF([.H9]=&quot;r&quot;;3;IF([.H9]=&quot;f&quot;;-0.75;0))" office:value-type="float" office:value="3" calcext:value-type="float">
            <text:p>3</text:p>
          </table:table-cell>
          <table:table-cell table:style-name="ce8" office:value-type="string" calcext:value-type="string">
            <text:p>r</text:p>
          </table:table-cell>
          <table:table-cell table:style-name="ce4" table:formula="of:=IF([.J9]=&quot;r&quot;;4;IF([.J9]=&quot;f&quot;;-1;0))" office:value-type="float" office:value="4" calcext:value-type="float">
            <text:p>4</text:p>
          </table:table-cell>
          <table:table-cell table:style-name="ce8" office:value-type="string" calcext:value-type="string">
            <text:p>r</text:p>
          </table:table-cell>
          <table:table-cell table:style-name="ce4" table:formula="of:=IF([.L9]=&quot;r&quot;;4;IF([.L9]=&quot;f&quot;;-1;0))" office:value-type="float" office:value="4" calcext:value-type="float">
            <text:p>4</text:p>
          </table:table-cell>
          <table:table-cell table:style-name="ce8" office:value-type="string" calcext:value-type="string">
            <text:p>r</text:p>
          </table:table-cell>
          <table:table-cell table:style-name="ce4" table:formula="of:=IF([.N9]=&quot;r&quot;;4;IF([.N9]=&quot;f&quot;;-1;0))" office:value-type="float" office:value="4" calcext:value-type="float">
            <text:p>4</text:p>
          </table:table-cell>
          <table:table-cell table:style-name="ce8" office:value-type="string" calcext:value-type="string">
            <text:p>r</text:p>
          </table:table-cell>
          <table:table-cell table:style-name="ce4" table:formula="of:=IF([.P9]=&quot;r&quot;;4;IF([.P9]=&quot;f&quot;;-1;0))" office:value-type="float" office:value="4" calcext:value-type="float">
            <text:p>4</text:p>
          </table:table-cell>
          <table:table-cell table:style-name="ce9" office:value-type="string" calcext:value-type="string">
            <text:p>f</text:p>
          </table:table-cell>
          <table:table-cell table:style-name="ce4" table:formula="of:=IF([.R9]=&quot;r&quot;;5;IF([.R9]=&quot;f&quot;;-1.25;0))" office:value-type="float" office:value="-1.25" calcext:value-type="float">
            <text:p>-1,25</text:p>
          </table:table-cell>
          <table:table-cell table:style-name="ce9" office:value-type="string" calcext:value-type="string">
            <text:p>f</text:p>
          </table:table-cell>
          <table:table-cell table:style-name="ce4" table:formula="of:=IF([.T9]=&quot;r&quot;;5;IF([.T9]=&quot;f&quot;;-1.25;0))" office:value-type="float" office:value="-1.25" calcext:value-type="float">
            <text:p>-1,25</text:p>
          </table:table-cell>
          <table:table-cell table:style-name="ce9" office:value-type="string" calcext:value-type="string">
            <text:p>f</text:p>
          </table:table-cell>
          <table:table-cell table:style-name="ce4" table:formula="of:=IF([.V9]=&quot;r&quot;;5;IF([.V9]=&quot;f&quot;;-1.25;0))" office:value-type="float" office:value="-1.25" calcext:value-type="float">
            <text:p>-1,25</text:p>
          </table:table-cell>
          <table:table-cell table:style-name="ce9" office:value-type="string" calcext:value-type="string">
            <text:p>f</text:p>
          </table:table-cell>
          <table:table-cell table:style-name="ce4" table:formula="of:=IF([.X9]=&quot;r&quot;;5;IF([.X9]=&quot;f&quot;;-1.25;0))" office:value-type="float" office:value="-1.25" calcext:value-type="float">
            <text:p>-1,25</text:p>
          </table:table-cell>
          <table:table-cell table:style-name="ce4" table:formula="of:=12+SUM([.C9:.Y9])" office:value-type="float" office:value="27.5" calcext:value-type="float">
            <text:p>27,5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Lea</text:p>
          </table:table-cell>
          <table:table-cell table:style-name="ce6" office:value-type="string" calcext:value-type="string">
            <text:p>f</text:p>
          </table:table-cell>
          <table:table-cell table:style-name="ce4" table:formula="of:=IF([.B10]=&quot;r&quot;;3;IF([.B10]=&quot;f&quot;;-0.75;0))" office:value-type="float" office:value="-0.75" calcext:value-type="float">
            <text:p>-0,75</text:p>
          </table:table-cell>
          <table:table-cell table:style-name="ce6" office:value-type="string" calcext:value-type="string">
            <text:p>f</text:p>
          </table:table-cell>
          <table:table-cell table:style-name="ce4" table:formula="of:=IF([.D10]=&quot;r&quot;;3;IF([.D10]=&quot;f&quot;;-0.75;0))" office:value-type="float" office:value="-0.75" calcext:value-type="float">
            <text:p>-0,75</text:p>
          </table:table-cell>
          <table:table-cell table:style-name="ce6" office:value-type="string" calcext:value-type="string">
            <text:p>n</text:p>
          </table:table-cell>
          <table:table-cell table:style-name="ce4" table:formula="of:=IF([.F10]=&quot;r&quot;;3;IF([.F10]=&quot;f&quot;;-0.75;0))" office:value-type="float" office:value="0" calcext:value-type="float">
            <text:p>0</text:p>
          </table:table-cell>
          <table:table-cell table:style-name="ce6" office:value-type="string" calcext:value-type="string">
            <text:p>f</text:p>
          </table:table-cell>
          <table:table-cell table:style-name="ce4" table:formula="of:=IF([.H10]=&quot;r&quot;;3;IF([.H10]=&quot;f&quot;;-0.75;0))" office:value-type="float" office:value="-0.75" calcext:value-type="float">
            <text:p>-0,75</text:p>
          </table:table-cell>
          <table:table-cell table:style-name="ce8" office:value-type="string" calcext:value-type="string">
            <text:p>r</text:p>
          </table:table-cell>
          <table:table-cell table:style-name="ce4" table:formula="of:=IF([.J10]=&quot;r&quot;;4;IF([.J10]=&quot;f&quot;;-1;0))" office:value-type="float" office:value="4" calcext:value-type="float">
            <text:p>4</text:p>
          </table:table-cell>
          <table:table-cell table:style-name="ce8" office:value-type="string" calcext:value-type="string">
            <text:p>n</text:p>
          </table:table-cell>
          <table:table-cell table:style-name="ce4" table:formula="of:=IF([.L10]=&quot;r&quot;;4;IF([.L10]=&quot;f&quot;;-1;0))" office:value-type="float" office:value="0" calcext:value-type="float">
            <text:p>0</text:p>
          </table:table-cell>
          <table:table-cell table:style-name="ce8" office:value-type="string" calcext:value-type="string">
            <text:p>r</text:p>
          </table:table-cell>
          <table:table-cell table:style-name="ce4" table:formula="of:=IF([.N10]=&quot;r&quot;;4;IF([.N10]=&quot;f&quot;;-1;0))" office:value-type="float" office:value="4" calcext:value-type="float">
            <text:p>4</text:p>
          </table:table-cell>
          <table:table-cell table:style-name="ce8" office:value-type="string" calcext:value-type="string">
            <text:p>r</text:p>
          </table:table-cell>
          <table:table-cell table:style-name="ce4" table:formula="of:=IF([.P10]=&quot;r&quot;;4;IF([.P10]=&quot;f&quot;;-1;0))" office:value-type="float" office:value="4" calcext:value-type="float">
            <text:p>4</text:p>
          </table:table-cell>
          <table:table-cell table:style-name="ce9" office:value-type="string" calcext:value-type="string">
            <text:p>f</text:p>
          </table:table-cell>
          <table:table-cell table:style-name="ce4" table:formula="of:=IF([.R10]=&quot;r&quot;;5;IF([.R10]=&quot;f&quot;;-1.25;0))" office:value-type="float" office:value="-1.25" calcext:value-type="float">
            <text:p>-1,25</text:p>
          </table:table-cell>
          <table:table-cell table:style-name="ce9" office:value-type="string" calcext:value-type="string">
            <text:p>f</text:p>
          </table:table-cell>
          <table:table-cell table:style-name="ce4" table:formula="of:=IF([.T10]=&quot;r&quot;;5;IF([.T10]=&quot;f&quot;;-1.25;0))" office:value-type="float" office:value="-1.25" calcext:value-type="float">
            <text:p>-1,25</text:p>
          </table:table-cell>
          <table:table-cell table:style-name="ce9" office:value-type="string" calcext:value-type="string">
            <text:p>f</text:p>
          </table:table-cell>
          <table:table-cell table:style-name="ce4" table:formula="of:=IF([.V10]=&quot;r&quot;;5;IF([.V10]=&quot;f&quot;;-1.25;0))" office:value-type="float" office:value="-1.25" calcext:value-type="float">
            <text:p>-1,25</text:p>
          </table:table-cell>
          <table:table-cell table:style-name="ce9" office:value-type="string" calcext:value-type="string">
            <text:p>f</text:p>
          </table:table-cell>
          <table:table-cell table:style-name="ce4" table:formula="of:=IF([.X10]=&quot;r&quot;;5;IF([.X10]=&quot;f&quot;;-1.25;0))" office:value-type="float" office:value="-1.25" calcext:value-type="float">
            <text:p>-1,25</text:p>
          </table:table-cell>
          <table:table-cell table:style-name="ce4" table:formula="of:=12+SUM([.C10:.Y10])" office:value-type="float" office:value="16.75" calcext:value-type="float">
            <text:p>16,75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Julius</text:p>
          </table:table-cell>
          <table:table-cell table:style-name="ce6" office:value-type="string" calcext:value-type="string">
            <text:p>r</text:p>
          </table:table-cell>
          <table:table-cell table:style-name="ce4" table:formula="of:=IF([.B11]=&quot;r&quot;;3;IF([.B11]=&quot;f&quot;;-0.75;0))" office:value-type="float" office:value="3" calcext:value-type="float">
            <text:p>3</text:p>
          </table:table-cell>
          <table:table-cell table:style-name="ce6" office:value-type="string" calcext:value-type="string">
            <text:p>r</text:p>
          </table:table-cell>
          <table:table-cell table:style-name="ce4" table:formula="of:=IF([.D11]=&quot;r&quot;;3;IF([.D11]=&quot;f&quot;;-0.75;0))" office:value-type="float" office:value="3" calcext:value-type="float">
            <text:p>3</text:p>
          </table:table-cell>
          <table:table-cell table:style-name="ce6" office:value-type="string" calcext:value-type="string">
            <text:p>r</text:p>
          </table:table-cell>
          <table:table-cell table:style-name="ce4" table:formula="of:=IF([.F11]=&quot;r&quot;;3;IF([.F11]=&quot;f&quot;;-0.75;0))" office:value-type="float" office:value="3" calcext:value-type="float">
            <text:p>3</text:p>
          </table:table-cell>
          <table:table-cell table:style-name="ce6" office:value-type="string" calcext:value-type="string">
            <text:p>r</text:p>
          </table:table-cell>
          <table:table-cell table:style-name="ce4" table:formula="of:=IF([.H11]=&quot;r&quot;;3;IF([.H11]=&quot;f&quot;;-0.75;0))" office:value-type="float" office:value="3" calcext:value-type="float">
            <text:p>3</text:p>
          </table:table-cell>
          <table:table-cell table:style-name="ce8" office:value-type="string" calcext:value-type="string">
            <text:p>r</text:p>
          </table:table-cell>
          <table:table-cell table:style-name="ce4" table:formula="of:=IF([.J11]=&quot;r&quot;;4;IF([.J11]=&quot;f&quot;;-1;0))" office:value-type="float" office:value="4" calcext:value-type="float">
            <text:p>4</text:p>
          </table:table-cell>
          <table:table-cell table:style-name="ce8" office:value-type="string" calcext:value-type="string">
            <text:p>f</text:p>
          </table:table-cell>
          <table:table-cell table:style-name="ce4" table:formula="of:=IF([.L11]=&quot;r&quot;;4;IF([.L11]=&quot;f&quot;;-1;0))" office:value-type="float" office:value="-1" calcext:value-type="float">
            <text:p>-1</text:p>
          </table:table-cell>
          <table:table-cell table:style-name="ce8" office:value-type="string" calcext:value-type="string">
            <text:p>r</text:p>
          </table:table-cell>
          <table:table-cell table:style-name="ce4" table:formula="of:=IF([.N11]=&quot;r&quot;;4;IF([.N11]=&quot;f&quot;;-1;0))" office:value-type="float" office:value="4" calcext:value-type="float">
            <text:p>4</text:p>
          </table:table-cell>
          <table:table-cell table:style-name="ce8" office:value-type="string" calcext:value-type="string">
            <text:p>r</text:p>
          </table:table-cell>
          <table:table-cell table:style-name="ce4" table:formula="of:=IF([.P11]=&quot;r&quot;;4;IF([.P11]=&quot;f&quot;;-1;0))" office:value-type="float" office:value="4" calcext:value-type="float">
            <text:p>4</text:p>
          </table:table-cell>
          <table:table-cell table:style-name="ce9" office:value-type="string" calcext:value-type="string">
            <text:p>f</text:p>
          </table:table-cell>
          <table:table-cell table:style-name="ce4" table:formula="of:=IF([.R11]=&quot;r&quot;;5;IF([.R11]=&quot;f&quot;;-1.25;0))" office:value-type="float" office:value="-1.25" calcext:value-type="float">
            <text:p>-1,25</text:p>
          </table:table-cell>
          <table:table-cell table:style-name="ce9" office:value-type="string" calcext:value-type="string">
            <text:p>r</text:p>
          </table:table-cell>
          <table:table-cell table:style-name="ce4" table:formula="of:=IF([.T11]=&quot;r&quot;;5;IF([.T11]=&quot;f&quot;;-1.25;0))" office:value-type="float" office:value="5" calcext:value-type="float">
            <text:p>5</text:p>
          </table:table-cell>
          <table:table-cell table:style-name="ce9" office:value-type="string" calcext:value-type="string">
            <text:p>r</text:p>
          </table:table-cell>
          <table:table-cell table:style-name="ce4" table:formula="of:=IF([.V11]=&quot;r&quot;;5;IF([.V11]=&quot;f&quot;;-1.25;0))" office:value-type="float" office:value="5" calcext:value-type="float">
            <text:p>5</text:p>
          </table:table-cell>
          <table:table-cell table:style-name="ce9" office:value-type="string" calcext:value-type="string">
            <text:p>r</text:p>
          </table:table-cell>
          <table:table-cell table:style-name="ce4" table:formula="of:=IF([.X11]=&quot;r&quot;;5;IF([.X11]=&quot;f&quot;;-1.25;0))" office:value-type="float" office:value="5" calcext:value-type="float">
            <text:p>5</text:p>
          </table:table-cell>
          <table:table-cell table:style-name="ce4" table:formula="of:=12+SUM([.C11:.Y11])" office:value-type="float" office:value="48.75" calcext:value-type="float">
            <text:p>48,75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Ariana</text:p>
          </table:table-cell>
          <table:table-cell table:style-name="ce6" office:value-type="string" calcext:value-type="string">
            <text:p>n</text:p>
          </table:table-cell>
          <table:table-cell table:style-name="ce4" table:formula="of:=IF([.B12]=&quot;r&quot;;3;IF([.B12]=&quot;f&quot;;-0.75;0))" office:value-type="float" office:value="0" calcext:value-type="float">
            <text:p>0</text:p>
          </table:table-cell>
          <table:table-cell table:style-name="ce6" office:value-type="string" calcext:value-type="string">
            <text:p>f</text:p>
          </table:table-cell>
          <table:table-cell table:style-name="ce4" table:formula="of:=IF([.D12]=&quot;r&quot;;3;IF([.D12]=&quot;f&quot;;-0.75;0))" office:value-type="float" office:value="-0.75" calcext:value-type="float">
            <text:p>-0,75</text:p>
          </table:table-cell>
          <table:table-cell table:style-name="ce6" office:value-type="string" calcext:value-type="string">
            <text:p>r</text:p>
          </table:table-cell>
          <table:table-cell table:style-name="ce4" table:formula="of:=IF([.F12]=&quot;r&quot;;3;IF([.F12]=&quot;f&quot;;-0.75;0))" office:value-type="float" office:value="3" calcext:value-type="float">
            <text:p>3</text:p>
          </table:table-cell>
          <table:table-cell table:style-name="ce6" office:value-type="string" calcext:value-type="string">
            <text:p>f</text:p>
          </table:table-cell>
          <table:table-cell table:style-name="ce4" table:formula="of:=IF([.H12]=&quot;r&quot;;3;IF([.H12]=&quot;f&quot;;-0.75;0))" office:value-type="float" office:value="-0.75" calcext:value-type="float">
            <text:p>-0,75</text:p>
          </table:table-cell>
          <table:table-cell table:style-name="ce8" office:value-type="string" calcext:value-type="string">
            <text:p>r</text:p>
          </table:table-cell>
          <table:table-cell table:style-name="ce4" table:formula="of:=IF([.J12]=&quot;r&quot;;4;IF([.J12]=&quot;f&quot;;-1;0))" office:value-type="float" office:value="4" calcext:value-type="float">
            <text:p>4</text:p>
          </table:table-cell>
          <table:table-cell table:style-name="ce8" office:value-type="string" calcext:value-type="string">
            <text:p>f</text:p>
          </table:table-cell>
          <table:table-cell table:style-name="ce4" table:formula="of:=IF([.L12]=&quot;r&quot;;4;IF([.L12]=&quot;f&quot;;-1;0))" office:value-type="float" office:value="-1" calcext:value-type="float">
            <text:p>-1</text:p>
          </table:table-cell>
          <table:table-cell table:style-name="ce8" office:value-type="string" calcext:value-type="string">
            <text:p>n</text:p>
          </table:table-cell>
          <table:table-cell table:style-name="ce4" table:formula="of:=IF([.N12]=&quot;r&quot;;4;IF([.N12]=&quot;f&quot;;-1;0))" office:value-type="float" office:value="0" calcext:value-type="float">
            <text:p>0</text:p>
          </table:table-cell>
          <table:table-cell table:style-name="ce8" office:value-type="string" calcext:value-type="string">
            <text:p>f</text:p>
          </table:table-cell>
          <table:table-cell table:style-name="ce4" table:formula="of:=IF([.P12]=&quot;r&quot;;4;IF([.P12]=&quot;f&quot;;-1;0))" office:value-type="float" office:value="-1" calcext:value-type="float">
            <text:p>-1</text:p>
          </table:table-cell>
          <table:table-cell table:style-name="ce9" office:value-type="string" calcext:value-type="string">
            <text:p>n</text:p>
          </table:table-cell>
          <table:table-cell table:style-name="ce4" table:formula="of:=IF([.R12]=&quot;r&quot;;5;IF([.R12]=&quot;f&quot;;-1.25;0))" office:value-type="float" office:value="0" calcext:value-type="float">
            <text:p>0</text:p>
          </table:table-cell>
          <table:table-cell table:style-name="ce9" office:value-type="string" calcext:value-type="string">
            <text:p>n</text:p>
          </table:table-cell>
          <table:table-cell table:style-name="ce4" table:formula="of:=IF([.T12]=&quot;r&quot;;5;IF([.T12]=&quot;f&quot;;-1.25;0))" office:value-type="float" office:value="0" calcext:value-type="float">
            <text:p>0</text:p>
          </table:table-cell>
          <table:table-cell table:style-name="ce9" office:value-type="string" calcext:value-type="string">
            <text:p>f</text:p>
          </table:table-cell>
          <table:table-cell table:style-name="ce4" table:formula="of:=IF([.V12]=&quot;r&quot;;5;IF([.V12]=&quot;f&quot;;-1.25;0))" office:value-type="float" office:value="-1.25" calcext:value-type="float">
            <text:p>-1,25</text:p>
          </table:table-cell>
          <table:table-cell table:style-name="ce9" office:value-type="string" calcext:value-type="string">
            <text:p>r</text:p>
          </table:table-cell>
          <table:table-cell table:style-name="ce4" table:formula="of:=IF([.X12]=&quot;r&quot;;5;IF([.X12]=&quot;f&quot;;-1.25;0))" office:value-type="float" office:value="5" calcext:value-type="float">
            <text:p>5</text:p>
          </table:table-cell>
          <table:table-cell table:style-name="ce4" table:formula="of:=12+SUM([.C12:.Y12])" office:value-type="float" office:value="19.25" calcext:value-type="float">
            <text:p>19,25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Neo</text:p>
          </table:table-cell>
          <table:table-cell table:style-name="ce6" office:value-type="string" calcext:value-type="string">
            <text:p>n</text:p>
          </table:table-cell>
          <table:table-cell table:style-name="ce4" table:formula="of:=IF([.B13]=&quot;r&quot;;3;IF([.B13]=&quot;f&quot;;-0.75;0))" office:value-type="float" office:value="0" calcext:value-type="float">
            <text:p>0</text:p>
          </table:table-cell>
          <table:table-cell table:style-name="ce6" office:value-type="string" calcext:value-type="string">
            <text:p>r</text:p>
          </table:table-cell>
          <table:table-cell table:style-name="ce4" table:formula="of:=IF([.D13]=&quot;r&quot;;3;IF([.D13]=&quot;f&quot;;-0.75;0))" office:value-type="float" office:value="3" calcext:value-type="float">
            <text:p>3</text:p>
          </table:table-cell>
          <table:table-cell table:style-name="ce6" office:value-type="string" calcext:value-type="string">
            <text:p>n</text:p>
          </table:table-cell>
          <table:table-cell table:style-name="ce4" table:formula="of:=IF([.F13]=&quot;r&quot;;3;IF([.F13]=&quot;f&quot;;-0.75;0))" office:value-type="float" office:value="0" calcext:value-type="float">
            <text:p>0</text:p>
          </table:table-cell>
          <table:table-cell table:style-name="ce6" office:value-type="string" calcext:value-type="string">
            <text:p>n</text:p>
          </table:table-cell>
          <table:table-cell table:style-name="ce4" table:formula="of:=IF([.H13]=&quot;r&quot;;3;IF([.H13]=&quot;f&quot;;-0.75;0))" office:value-type="float" office:value="0" calcext:value-type="float">
            <text:p>0</text:p>
          </table:table-cell>
          <table:table-cell table:style-name="ce8" office:value-type="string" calcext:value-type="string">
            <text:p>f</text:p>
          </table:table-cell>
          <table:table-cell table:style-name="ce4" table:formula="of:=IF([.J13]=&quot;r&quot;;4;IF([.J13]=&quot;f&quot;;-1;0))" office:value-type="float" office:value="-1" calcext:value-type="float">
            <text:p>-1</text:p>
          </table:table-cell>
          <table:table-cell table:style-name="ce8" office:value-type="string" calcext:value-type="string">
            <text:p>r</text:p>
          </table:table-cell>
          <table:table-cell table:style-name="ce4" table:formula="of:=IF([.L13]=&quot;r&quot;;4;IF([.L13]=&quot;f&quot;;-1;0))" office:value-type="float" office:value="4" calcext:value-type="float">
            <text:p>4</text:p>
          </table:table-cell>
          <table:table-cell table:style-name="ce8" office:value-type="string" calcext:value-type="string">
            <text:p>n</text:p>
          </table:table-cell>
          <table:table-cell table:style-name="ce4" table:formula="of:=IF([.N13]=&quot;r&quot;;4;IF([.N13]=&quot;f&quot;;-1;0))" office:value-type="float" office:value="0" calcext:value-type="float">
            <text:p>0</text:p>
          </table:table-cell>
          <table:table-cell table:style-name="ce8" office:value-type="string" calcext:value-type="string">
            <text:p>r</text:p>
          </table:table-cell>
          <table:table-cell table:style-name="ce4" table:formula="of:=IF([.P13]=&quot;r&quot;;4;IF([.P13]=&quot;f&quot;;-1;0))" office:value-type="float" office:value="4" calcext:value-type="float">
            <text:p>4</text:p>
          </table:table-cell>
          <table:table-cell table:style-name="ce9" office:value-type="string" calcext:value-type="string">
            <text:p>n</text:p>
          </table:table-cell>
          <table:table-cell table:style-name="ce4" table:formula="of:=IF([.R13]=&quot;r&quot;;5;IF([.R13]=&quot;f&quot;;-1.25;0))" office:value-type="float" office:value="0" calcext:value-type="float">
            <text:p>0</text:p>
          </table:table-cell>
          <table:table-cell table:style-name="ce9" office:value-type="string" calcext:value-type="string">
            <text:p>n</text:p>
          </table:table-cell>
          <table:table-cell table:style-name="ce4" table:formula="of:=IF([.T13]=&quot;r&quot;;5;IF([.T13]=&quot;f&quot;;-1.25;0))" office:value-type="float" office:value="0" calcext:value-type="float">
            <text:p>0</text:p>
          </table:table-cell>
          <table:table-cell table:style-name="ce9" office:value-type="string" calcext:value-type="string">
            <text:p>n</text:p>
          </table:table-cell>
          <table:table-cell table:style-name="ce4" table:formula="of:=IF([.V13]=&quot;r&quot;;5;IF([.V13]=&quot;f&quot;;-1.25;0))" office:value-type="float" office:value="0" calcext:value-type="float">
            <text:p>0</text:p>
          </table:table-cell>
          <table:table-cell table:style-name="ce9" office:value-type="string" calcext:value-type="string">
            <text:p>n</text:p>
          </table:table-cell>
          <table:table-cell table:style-name="ce4" table:formula="of:=IF([.X13]=&quot;r&quot;;5;IF([.X13]=&quot;f&quot;;-1.25;0))" office:value-type="float" office:value="0" calcext:value-type="float">
            <text:p>0</text:p>
          </table:table-cell>
          <table:table-cell table:style-name="ce4" table:formula="of:=12+SUM([.C13:.Y13])" office:value-type="float" office:value="22" calcext:value-type="float">
            <text:p>22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Anna</text:p>
          </table:table-cell>
          <table:table-cell table:style-name="ce6" office:value-type="string" calcext:value-type="string">
            <text:p>f</text:p>
          </table:table-cell>
          <table:table-cell table:style-name="ce4" table:formula="of:=IF([.B14]=&quot;r&quot;;3;IF([.B14]=&quot;f&quot;;-0.75;0))" office:value-type="float" office:value="-0.75" calcext:value-type="float">
            <text:p>-0,75</text:p>
          </table:table-cell>
          <table:table-cell table:style-name="ce6" office:value-type="string" calcext:value-type="string">
            <text:p>r</text:p>
          </table:table-cell>
          <table:table-cell table:style-name="ce4" table:formula="of:=IF([.D14]=&quot;r&quot;;3;IF([.D14]=&quot;f&quot;;-0.75;0))" office:value-type="float" office:value="3" calcext:value-type="float">
            <text:p>3</text:p>
          </table:table-cell>
          <table:table-cell table:style-name="ce6" office:value-type="string" calcext:value-type="string">
            <text:p>r</text:p>
          </table:table-cell>
          <table:table-cell table:style-name="ce4" table:formula="of:=IF([.F14]=&quot;r&quot;;3;IF([.F14]=&quot;f&quot;;-0.75;0))" office:value-type="float" office:value="3" calcext:value-type="float">
            <text:p>3</text:p>
          </table:table-cell>
          <table:table-cell table:style-name="ce6" office:value-type="string" calcext:value-type="string">
            <text:p>n</text:p>
          </table:table-cell>
          <table:table-cell table:style-name="ce4" table:formula="of:=IF([.H14]=&quot;r&quot;;3;IF([.H14]=&quot;f&quot;;-0.75;0))" office:value-type="float" office:value="0" calcext:value-type="float">
            <text:p>0</text:p>
          </table:table-cell>
          <table:table-cell table:style-name="ce8" office:value-type="string" calcext:value-type="string">
            <text:p>r</text:p>
          </table:table-cell>
          <table:table-cell table:style-name="ce4" table:formula="of:=IF([.J14]=&quot;r&quot;;4;IF([.J14]=&quot;f&quot;;-1;0))" office:value-type="float" office:value="4" calcext:value-type="float">
            <text:p>4</text:p>
          </table:table-cell>
          <table:table-cell table:style-name="ce8" office:value-type="string" calcext:value-type="string">
            <text:p>r</text:p>
          </table:table-cell>
          <table:table-cell table:style-name="ce4" table:formula="of:=IF([.L14]=&quot;r&quot;;4;IF([.L14]=&quot;f&quot;;-1;0))" office:value-type="float" office:value="4" calcext:value-type="float">
            <text:p>4</text:p>
          </table:table-cell>
          <table:table-cell table:style-name="ce8" office:value-type="string" calcext:value-type="string">
            <text:p>r</text:p>
          </table:table-cell>
          <table:table-cell table:style-name="ce4" table:formula="of:=IF([.N14]=&quot;r&quot;;4;IF([.N14]=&quot;f&quot;;-1;0))" office:value-type="float" office:value="4" calcext:value-type="float">
            <text:p>4</text:p>
          </table:table-cell>
          <table:table-cell table:style-name="ce8" office:value-type="string" calcext:value-type="string">
            <text:p>r</text:p>
          </table:table-cell>
          <table:table-cell table:style-name="ce4" table:formula="of:=IF([.P14]=&quot;r&quot;;4;IF([.P14]=&quot;f&quot;;-1;0))" office:value-type="float" office:value="4" calcext:value-type="float">
            <text:p>4</text:p>
          </table:table-cell>
          <table:table-cell table:style-name="ce9" office:value-type="string" calcext:value-type="string">
            <text:p>n</text:p>
          </table:table-cell>
          <table:table-cell table:style-name="ce4" table:formula="of:=IF([.R14]=&quot;r&quot;;5;IF([.R14]=&quot;f&quot;;-1.25;0))" office:value-type="float" office:value="0" calcext:value-type="float">
            <text:p>0</text:p>
          </table:table-cell>
          <table:table-cell table:style-name="ce9" office:value-type="string" calcext:value-type="string">
            <text:p>n</text:p>
          </table:table-cell>
          <table:table-cell table:style-name="ce4" table:formula="of:=IF([.T14]=&quot;r&quot;;5;IF([.T14]=&quot;f&quot;;-1.25;0))" office:value-type="float" office:value="0" calcext:value-type="float">
            <text:p>0</text:p>
          </table:table-cell>
          <table:table-cell table:style-name="ce9" office:value-type="string" calcext:value-type="string">
            <text:p>f</text:p>
          </table:table-cell>
          <table:table-cell table:style-name="ce4" table:formula="of:=IF([.V14]=&quot;r&quot;;5;IF([.V14]=&quot;f&quot;;-1.25;0))" office:value-type="float" office:value="-1.25" calcext:value-type="float">
            <text:p>-1,25</text:p>
          </table:table-cell>
          <table:table-cell table:style-name="ce9" office:value-type="string" calcext:value-type="string">
            <text:p>r</text:p>
          </table:table-cell>
          <table:table-cell table:style-name="ce4" table:formula="of:=IF([.X14]=&quot;r&quot;;5;IF([.X14]=&quot;f&quot;;-1.25;0))" office:value-type="float" office:value="5" calcext:value-type="float">
            <text:p>5</text:p>
          </table:table-cell>
          <table:table-cell table:style-name="ce4" table:formula="of:=12+SUM([.C14:.Y14])" office:value-type="float" office:value="37" calcext:value-type="float">
            <text:p>37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Elina</text:p>
          </table:table-cell>
          <table:table-cell table:style-name="ce6" office:value-type="string" calcext:value-type="string">
            <text:p>n</text:p>
          </table:table-cell>
          <table:table-cell table:style-name="ce4" table:formula="of:=IF([.B15]=&quot;r&quot;;3;IF([.B15]=&quot;f&quot;;-0.75;0))" office:value-type="float" office:value="0" calcext:value-type="float">
            <text:p>0</text:p>
          </table:table-cell>
          <table:table-cell table:style-name="ce6" office:value-type="string" calcext:value-type="string">
            <text:p>f</text:p>
          </table:table-cell>
          <table:table-cell table:style-name="ce4" table:formula="of:=IF([.D15]=&quot;r&quot;;3;IF([.D15]=&quot;f&quot;;-0.75;0))" office:value-type="float" office:value="-0.75" calcext:value-type="float">
            <text:p>-0,75</text:p>
          </table:table-cell>
          <table:table-cell table:style-name="ce6" office:value-type="string" calcext:value-type="string">
            <text:p>n</text:p>
          </table:table-cell>
          <table:table-cell table:style-name="ce4" table:formula="of:=IF([.F15]=&quot;r&quot;;3;IF([.F15]=&quot;f&quot;;-0.75;0))" office:value-type="float" office:value="0" calcext:value-type="float">
            <text:p>0</text:p>
          </table:table-cell>
          <table:table-cell table:style-name="ce6" office:value-type="string" calcext:value-type="string">
            <text:p>n</text:p>
          </table:table-cell>
          <table:table-cell table:style-name="ce4" table:formula="of:=IF([.H15]=&quot;r&quot;;3;IF([.H15]=&quot;f&quot;;-0.75;0))" office:value-type="float" office:value="0" calcext:value-type="float">
            <text:p>0</text:p>
          </table:table-cell>
          <table:table-cell table:style-name="ce8" office:value-type="string" calcext:value-type="string">
            <text:p>r</text:p>
          </table:table-cell>
          <table:table-cell table:style-name="ce4" table:formula="of:=IF([.J15]=&quot;r&quot;;4;IF([.J15]=&quot;f&quot;;-1;0))" office:value-type="float" office:value="4" calcext:value-type="float">
            <text:p>4</text:p>
          </table:table-cell>
          <table:table-cell table:style-name="ce8" office:value-type="string" calcext:value-type="string">
            <text:p>f</text:p>
          </table:table-cell>
          <table:table-cell table:style-name="ce4" table:formula="of:=IF([.L15]=&quot;r&quot;;4;IF([.L15]=&quot;f&quot;;-1;0))" office:value-type="float" office:value="-1" calcext:value-type="float">
            <text:p>-1</text:p>
          </table:table-cell>
          <table:table-cell table:style-name="ce8" office:value-type="string" calcext:value-type="string">
            <text:p>r</text:p>
          </table:table-cell>
          <table:table-cell table:style-name="ce4" table:formula="of:=IF([.N15]=&quot;r&quot;;4;IF([.N15]=&quot;f&quot;;-1;0))" office:value-type="float" office:value="4" calcext:value-type="float">
            <text:p>4</text:p>
          </table:table-cell>
          <table:table-cell table:style-name="ce8" office:value-type="string" calcext:value-type="string">
            <text:p>f</text:p>
          </table:table-cell>
          <table:table-cell table:style-name="ce4" table:formula="of:=IF([.P15]=&quot;r&quot;;4;IF([.P15]=&quot;f&quot;;-1;0))" office:value-type="float" office:value="-1" calcext:value-type="float">
            <text:p>-1</text:p>
          </table:table-cell>
          <table:table-cell table:style-name="ce9" office:value-type="string" calcext:value-type="string">
            <text:p>f</text:p>
          </table:table-cell>
          <table:table-cell table:style-name="ce4" table:formula="of:=IF([.R15]=&quot;r&quot;;5;IF([.R15]=&quot;f&quot;;-1.25;0))" office:value-type="float" office:value="-1.25" calcext:value-type="float">
            <text:p>-1,25</text:p>
          </table:table-cell>
          <table:table-cell table:style-name="ce9" office:value-type="string" calcext:value-type="string">
            <text:p>r</text:p>
          </table:table-cell>
          <table:table-cell table:style-name="ce4" table:formula="of:=IF([.T15]=&quot;r&quot;;5;IF([.T15]=&quot;f&quot;;-1.25;0))" office:value-type="float" office:value="5" calcext:value-type="float">
            <text:p>5</text:p>
          </table:table-cell>
          <table:table-cell table:style-name="ce9" office:value-type="string" calcext:value-type="string">
            <text:p>r</text:p>
          </table:table-cell>
          <table:table-cell table:style-name="ce4" table:formula="of:=IF([.V15]=&quot;r&quot;;5;IF([.V15]=&quot;f&quot;;-1.25;0))" office:value-type="float" office:value="5" calcext:value-type="float">
            <text:p>5</text:p>
          </table:table-cell>
          <table:table-cell table:style-name="ce9" office:value-type="string" calcext:value-type="string">
            <text:p>f</text:p>
          </table:table-cell>
          <table:table-cell table:style-name="ce4" table:formula="of:=IF([.X15]=&quot;r&quot;;5;IF([.X15]=&quot;f&quot;;-1.25;0))" office:value-type="float" office:value="-1.25" calcext:value-type="float">
            <text:p>-1,25</text:p>
          </table:table-cell>
          <table:table-cell table:style-name="ce4" table:formula="of:=12+SUM([.C15:.Y15])" office:value-type="float" office:value="24.75" calcext:value-type="float">
            <text:p>24,75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Analie</text:p>
          </table:table-cell>
          <table:table-cell table:style-name="ce6" office:value-type="string" calcext:value-type="string">
            <text:p>n</text:p>
          </table:table-cell>
          <table:table-cell table:style-name="ce4" table:formula="of:=IF([.B16]=&quot;r&quot;;3;IF([.B16]=&quot;f&quot;;-0.75;0))" office:value-type="float" office:value="0" calcext:value-type="float">
            <text:p>0</text:p>
          </table:table-cell>
          <table:table-cell table:style-name="ce6" office:value-type="string" calcext:value-type="string">
            <text:p>r</text:p>
          </table:table-cell>
          <table:table-cell table:style-name="ce4" table:formula="of:=IF([.D16]=&quot;r&quot;;3;IF([.D16]=&quot;f&quot;;-0.75;0))" office:value-type="float" office:value="3" calcext:value-type="float">
            <text:p>3</text:p>
          </table:table-cell>
          <table:table-cell table:style-name="ce6" office:value-type="string" calcext:value-type="string">
            <text:p>r</text:p>
          </table:table-cell>
          <table:table-cell table:style-name="ce4" table:formula="of:=IF([.F16]=&quot;r&quot;;3;IF([.F16]=&quot;f&quot;;-0.75;0))" office:value-type="float" office:value="3" calcext:value-type="float">
            <text:p>3</text:p>
          </table:table-cell>
          <table:table-cell table:style-name="ce6" office:value-type="string" calcext:value-type="string">
            <text:p>r</text:p>
          </table:table-cell>
          <table:table-cell table:style-name="ce4" table:formula="of:=IF([.H16]=&quot;r&quot;;3;IF([.H16]=&quot;f&quot;;-0.75;0))" office:value-type="float" office:value="3" calcext:value-type="float">
            <text:p>3</text:p>
          </table:table-cell>
          <table:table-cell table:style-name="ce8" office:value-type="string" calcext:value-type="string">
            <text:p>r</text:p>
          </table:table-cell>
          <table:table-cell table:style-name="ce4" table:formula="of:=IF([.J16]=&quot;r&quot;;4;IF([.J16]=&quot;f&quot;;-1;0))" office:value-type="float" office:value="4" calcext:value-type="float">
            <text:p>4</text:p>
          </table:table-cell>
          <table:table-cell table:style-name="ce8" office:value-type="string" calcext:value-type="string">
            <text:p>n</text:p>
          </table:table-cell>
          <table:table-cell table:style-name="ce4" table:formula="of:=IF([.L16]=&quot;r&quot;;4;IF([.L16]=&quot;f&quot;;-1;0))" office:value-type="float" office:value="0" calcext:value-type="float">
            <text:p>0</text:p>
          </table:table-cell>
          <table:table-cell table:style-name="ce8" office:value-type="string" calcext:value-type="string">
            <text:p>n</text:p>
          </table:table-cell>
          <table:table-cell table:style-name="ce4" table:formula="of:=IF([.N16]=&quot;r&quot;;4;IF([.N16]=&quot;f&quot;;-1;0))" office:value-type="float" office:value="0" calcext:value-type="float">
            <text:p>0</text:p>
          </table:table-cell>
          <table:table-cell table:style-name="ce8" office:value-type="string" calcext:value-type="string">
            <text:p>r</text:p>
          </table:table-cell>
          <table:table-cell table:style-name="ce4" table:formula="of:=IF([.P16]=&quot;r&quot;;4;IF([.P16]=&quot;f&quot;;-1;0))" office:value-type="float" office:value="4" calcext:value-type="float">
            <text:p>4</text:p>
          </table:table-cell>
          <table:table-cell table:style-name="ce9" office:value-type="string" calcext:value-type="string">
            <text:p>n</text:p>
          </table:table-cell>
          <table:table-cell table:style-name="ce4" table:formula="of:=IF([.R16]=&quot;r&quot;;5;IF([.R16]=&quot;f&quot;;-1.25;0))" office:value-type="float" office:value="0" calcext:value-type="float">
            <text:p>0</text:p>
          </table:table-cell>
          <table:table-cell table:style-name="ce9" office:value-type="string" calcext:value-type="string">
            <text:p>n</text:p>
          </table:table-cell>
          <table:table-cell table:style-name="ce4" table:formula="of:=IF([.T16]=&quot;r&quot;;5;IF([.T16]=&quot;f&quot;;-1.25;0))" office:value-type="float" office:value="0" calcext:value-type="float">
            <text:p>0</text:p>
          </table:table-cell>
          <table:table-cell table:style-name="ce9" office:value-type="string" calcext:value-type="string">
            <text:p>r</text:p>
          </table:table-cell>
          <table:table-cell table:style-name="ce4" table:formula="of:=IF([.V16]=&quot;r&quot;;5;IF([.V16]=&quot;f&quot;;-1.25;0))" office:value-type="float" office:value="5" calcext:value-type="float">
            <text:p>5</text:p>
          </table:table-cell>
          <table:table-cell table:style-name="ce9" office:value-type="string" calcext:value-type="string">
            <text:p>r</text:p>
          </table:table-cell>
          <table:table-cell table:style-name="ce4" table:formula="of:=IF([.X16]=&quot;r&quot;;5;IF([.X16]=&quot;f&quot;;-1.25;0))" office:value-type="float" office:value="5" calcext:value-type="float">
            <text:p>5</text:p>
          </table:table-cell>
          <table:table-cell table:style-name="ce4" table:formula="of:=12+SUM([.C16:.Y16])" office:value-type="float" office:value="39" calcext:value-type="float">
            <text:p>39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Franziska</text:p>
          </table:table-cell>
          <table:table-cell table:style-name="ce6" office:value-type="string" calcext:value-type="string">
            <text:p>n</text:p>
          </table:table-cell>
          <table:table-cell table:style-name="ce4" table:formula="of:=IF([.B17]=&quot;r&quot;;3;IF([.B17]=&quot;f&quot;;-0.75;0))" office:value-type="float" office:value="0" calcext:value-type="float">
            <text:p>0</text:p>
          </table:table-cell>
          <table:table-cell table:style-name="ce6" office:value-type="string" calcext:value-type="string">
            <text:p>f</text:p>
          </table:table-cell>
          <table:table-cell table:style-name="ce4" table:formula="of:=IF([.D17]=&quot;r&quot;;3;IF([.D17]=&quot;f&quot;;-0.75;0))" office:value-type="float" office:value="-0.75" calcext:value-type="float">
            <text:p>-0,75</text:p>
          </table:table-cell>
          <table:table-cell table:style-name="ce6" office:value-type="string" calcext:value-type="string">
            <text:p>n</text:p>
          </table:table-cell>
          <table:table-cell table:style-name="ce4" table:formula="of:=IF([.F17]=&quot;r&quot;;3;IF([.F17]=&quot;f&quot;;-0.75;0))" office:value-type="float" office:value="0" calcext:value-type="float">
            <text:p>0</text:p>
          </table:table-cell>
          <table:table-cell table:style-name="ce6" office:value-type="string" calcext:value-type="string">
            <text:p>f</text:p>
          </table:table-cell>
          <table:table-cell table:style-name="ce4" table:formula="of:=IF([.H17]=&quot;r&quot;;3;IF([.H17]=&quot;f&quot;;-0.75;0))" office:value-type="float" office:value="-0.75" calcext:value-type="float">
            <text:p>-0,75</text:p>
          </table:table-cell>
          <table:table-cell table:style-name="ce8" office:value-type="string" calcext:value-type="string">
            <text:p>f</text:p>
          </table:table-cell>
          <table:table-cell table:style-name="ce4" table:formula="of:=IF([.J17]=&quot;r&quot;;4;IF([.J17]=&quot;f&quot;;-1;0))" office:value-type="float" office:value="-1" calcext:value-type="float">
            <text:p>-1</text:p>
          </table:table-cell>
          <table:table-cell table:style-name="ce8" office:value-type="string" calcext:value-type="string">
            <text:p>r</text:p>
          </table:table-cell>
          <table:table-cell table:style-name="ce4" table:formula="of:=IF([.L17]=&quot;r&quot;;4;IF([.L17]=&quot;f&quot;;-1;0))" office:value-type="float" office:value="4" calcext:value-type="float">
            <text:p>4</text:p>
          </table:table-cell>
          <table:table-cell table:style-name="ce8" office:value-type="string" calcext:value-type="string">
            <text:p>n</text:p>
          </table:table-cell>
          <table:table-cell table:style-name="ce4" table:formula="of:=IF([.N17]=&quot;r&quot;;4;IF([.N17]=&quot;f&quot;;-1;0))" office:value-type="float" office:value="0" calcext:value-type="float">
            <text:p>0</text:p>
          </table:table-cell>
          <table:table-cell table:style-name="ce8" office:value-type="string" calcext:value-type="string">
            <text:p>f</text:p>
          </table:table-cell>
          <table:table-cell table:style-name="ce4" table:formula="of:=IF([.P17]=&quot;r&quot;;4;IF([.P17]=&quot;f&quot;;-1;0))" office:value-type="float" office:value="-1" calcext:value-type="float">
            <text:p>-1</text:p>
          </table:table-cell>
          <table:table-cell table:style-name="ce9" office:value-type="string" calcext:value-type="string">
            <text:p>n</text:p>
          </table:table-cell>
          <table:table-cell table:style-name="ce4" table:formula="of:=IF([.R17]=&quot;r&quot;;5;IF([.R17]=&quot;f&quot;;-1.25;0))" office:value-type="float" office:value="0" calcext:value-type="float">
            <text:p>0</text:p>
          </table:table-cell>
          <table:table-cell table:style-name="ce9" office:value-type="string" calcext:value-type="string">
            <text:p>f</text:p>
          </table:table-cell>
          <table:table-cell table:style-name="ce4" table:formula="of:=IF([.T17]=&quot;r&quot;;5;IF([.T17]=&quot;f&quot;;-1.25;0))" office:value-type="float" office:value="-1.25" calcext:value-type="float">
            <text:p>-1,25</text:p>
          </table:table-cell>
          <table:table-cell table:style-name="ce9" office:value-type="string" calcext:value-type="string">
            <text:p>f</text:p>
          </table:table-cell>
          <table:table-cell table:style-name="ce4" table:formula="of:=IF([.V17]=&quot;r&quot;;5;IF([.V17]=&quot;f&quot;;-1.25;0))" office:value-type="float" office:value="-1.25" calcext:value-type="float">
            <text:p>-1,25</text:p>
          </table:table-cell>
          <table:table-cell table:style-name="ce9" office:value-type="string" calcext:value-type="string">
            <text:p>f</text:p>
          </table:table-cell>
          <table:table-cell table:style-name="ce4" table:formula="of:=IF([.X17]=&quot;r&quot;;5;IF([.X17]=&quot;f&quot;;-1.25;0))" office:value-type="float" office:value="-1.25" calcext:value-type="float">
            <text:p>-1,25</text:p>
          </table:table-cell>
          <table:table-cell table:style-name="ce4" table:formula="of:=12+SUM([.C17:.Y17])" office:value-type="float" office:value="8.75" calcext:value-type="float">
            <text:p>8,75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Kilian</text:p>
          </table:table-cell>
          <table:table-cell table:style-name="ce6" office:value-type="string" calcext:value-type="string">
            <text:p>n</text:p>
          </table:table-cell>
          <table:table-cell table:style-name="ce4" table:formula="of:=IF([.B18]=&quot;r&quot;;3;IF([.B18]=&quot;f&quot;;-0.75;0))" office:value-type="float" office:value="0" calcext:value-type="float">
            <text:p>0</text:p>
          </table:table-cell>
          <table:table-cell table:style-name="ce6" office:value-type="string" calcext:value-type="string">
            <text:p>f</text:p>
          </table:table-cell>
          <table:table-cell table:style-name="ce4" table:formula="of:=IF([.D18]=&quot;r&quot;;3;IF([.D18]=&quot;f&quot;;-0.75;0))" office:value-type="float" office:value="-0.75" calcext:value-type="float">
            <text:p>-0,75</text:p>
          </table:table-cell>
          <table:table-cell table:style-name="ce6" office:value-type="string" calcext:value-type="string">
            <text:p>n</text:p>
          </table:table-cell>
          <table:table-cell table:style-name="ce4" table:formula="of:=IF([.F18]=&quot;r&quot;;3;IF([.F18]=&quot;f&quot;;-0.75;0))" office:value-type="float" office:value="0" calcext:value-type="float">
            <text:p>0</text:p>
          </table:table-cell>
          <table:table-cell table:style-name="ce6" office:value-type="string" calcext:value-type="string">
            <text:p>r</text:p>
          </table:table-cell>
          <table:table-cell table:style-name="ce4" table:formula="of:=IF([.H18]=&quot;r&quot;;3;IF([.H18]=&quot;f&quot;;-0.75;0))" office:value-type="float" office:value="3" calcext:value-type="float">
            <text:p>3</text:p>
          </table:table-cell>
          <table:table-cell table:style-name="ce8" office:value-type="string" calcext:value-type="string">
            <text:p>f</text:p>
          </table:table-cell>
          <table:table-cell table:style-name="ce4" table:formula="of:=IF([.J18]=&quot;r&quot;;4;IF([.J18]=&quot;f&quot;;-1;0))" office:value-type="float" office:value="-1" calcext:value-type="float">
            <text:p>-1</text:p>
          </table:table-cell>
          <table:table-cell table:style-name="ce8" office:value-type="string" calcext:value-type="string">
            <text:p>r</text:p>
          </table:table-cell>
          <table:table-cell table:style-name="ce4" table:formula="of:=IF([.L18]=&quot;r&quot;;4;IF([.L18]=&quot;f&quot;;-1;0))" office:value-type="float" office:value="4" calcext:value-type="float">
            <text:p>4</text:p>
          </table:table-cell>
          <table:table-cell table:style-name="ce8" office:value-type="string" calcext:value-type="string">
            <text:p>n</text:p>
          </table:table-cell>
          <table:table-cell table:style-name="ce4" table:formula="of:=IF([.N18]=&quot;r&quot;;4;IF([.N18]=&quot;f&quot;;-1;0))" office:value-type="float" office:value="0" calcext:value-type="float">
            <text:p>0</text:p>
          </table:table-cell>
          <table:table-cell table:style-name="ce8" office:value-type="string" calcext:value-type="string">
            <text:p>r</text:p>
          </table:table-cell>
          <table:table-cell table:style-name="ce4" table:formula="of:=IF([.P18]=&quot;r&quot;;4;IF([.P18]=&quot;f&quot;;-1;0))" office:value-type="float" office:value="4" calcext:value-type="float">
            <text:p>4</text:p>
          </table:table-cell>
          <table:table-cell table:style-name="ce9" office:value-type="string" calcext:value-type="string">
            <text:p>r</text:p>
          </table:table-cell>
          <table:table-cell table:style-name="ce4" table:formula="of:=IF([.R18]=&quot;r&quot;;5;IF([.R18]=&quot;f&quot;;-1.25;0))" office:value-type="float" office:value="5" calcext:value-type="float">
            <text:p>5</text:p>
          </table:table-cell>
          <table:table-cell table:style-name="ce9" office:value-type="string" calcext:value-type="string">
            <text:p>r</text:p>
          </table:table-cell>
          <table:table-cell table:style-name="ce4" table:formula="of:=IF([.T18]=&quot;r&quot;;5;IF([.T18]=&quot;f&quot;;-1.25;0))" office:value-type="float" office:value="5" calcext:value-type="float">
            <text:p>5</text:p>
          </table:table-cell>
          <table:table-cell table:style-name="ce9" office:value-type="string" calcext:value-type="string">
            <text:p>f</text:p>
          </table:table-cell>
          <table:table-cell table:style-name="ce4" table:formula="of:=IF([.V18]=&quot;r&quot;;5;IF([.V18]=&quot;f&quot;;-1.25;0))" office:value-type="float" office:value="-1.25" calcext:value-type="float">
            <text:p>-1,25</text:p>
          </table:table-cell>
          <table:table-cell table:style-name="ce9" office:value-type="string" calcext:value-type="string">
            <text:p>n</text:p>
          </table:table-cell>
          <table:table-cell table:style-name="ce4" table:formula="of:=IF([.X18]=&quot;r&quot;;5;IF([.X18]=&quot;f&quot;;-1.25;0))" office:value-type="float" office:value="0" calcext:value-type="float">
            <text:p>0</text:p>
          </table:table-cell>
          <table:table-cell table:style-name="ce4" table:formula="of:=12+SUM([.C18:.Y18])" office:value-type="float" office:value="30" calcext:value-type="float">
            <text:p>30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Alicia</text:p>
          </table:table-cell>
          <table:table-cell table:style-name="ce6" office:value-type="string" calcext:value-type="string">
            <text:p>n</text:p>
          </table:table-cell>
          <table:table-cell table:style-name="ce4" table:formula="of:=IF([.B19]=&quot;r&quot;;3;IF([.B19]=&quot;f&quot;;-0.75;0))" office:value-type="float" office:value="0" calcext:value-type="float">
            <text:p>0</text:p>
          </table:table-cell>
          <table:table-cell table:style-name="ce6" office:value-type="string" calcext:value-type="string">
            <text:p>f</text:p>
          </table:table-cell>
          <table:table-cell table:style-name="ce4" table:formula="of:=IF([.D19]=&quot;r&quot;;3;IF([.D19]=&quot;f&quot;;-0.75;0))" office:value-type="float" office:value="-0.75" calcext:value-type="float">
            <text:p>-0,75</text:p>
          </table:table-cell>
          <table:table-cell table:style-name="ce6" office:value-type="string" calcext:value-type="string">
            <text:p>n</text:p>
          </table:table-cell>
          <table:table-cell table:style-name="ce4" table:formula="of:=IF([.F19]=&quot;r&quot;;3;IF([.F19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19]=&quot;r&quot;;3;IF([.H19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19]=&quot;r&quot;;4;IF([.J19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19]=&quot;r&quot;;4;IF([.L19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19]=&quot;r&quot;;4;IF([.N19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19]=&quot;r&quot;;4;IF([.P19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19]=&quot;r&quot;;5;IF([.R19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19]=&quot;r&quot;;5;IF([.T19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19]=&quot;r&quot;;5;IF([.V19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19]=&quot;r&quot;;5;IF([.X19]=&quot;f&quot;;-1.25;0))" office:value-type="float" office:value="0" calcext:value-type="float">
            <text:p>0</text:p>
          </table:table-cell>
          <table:table-cell table:style-name="ce4" table:formula="of:=12+SUM([.C19:.Y19])" office:value-type="float" office:value="11.25" calcext:value-type="float">
            <text:p>11,25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Maja</text:p>
          </table:table-cell>
          <table:table-cell table:style-name="ce6" office:value-type="string" calcext:value-type="string">
            <text:p>n</text:p>
          </table:table-cell>
          <table:table-cell table:style-name="ce4" table:formula="of:=IF([.B20]=&quot;r&quot;;3;IF([.B20]=&quot;f&quot;;-0.75;0))" office:value-type="float" office:value="0" calcext:value-type="float">
            <text:p>0</text:p>
          </table:table-cell>
          <table:table-cell table:style-name="ce6" office:value-type="string" calcext:value-type="string">
            <text:p>f</text:p>
          </table:table-cell>
          <table:table-cell table:style-name="ce4" table:formula="of:=IF([.D20]=&quot;r&quot;;3;IF([.D20]=&quot;f&quot;;-0.75;0))" office:value-type="float" office:value="-0.75" calcext:value-type="float">
            <text:p>-0,75</text:p>
          </table:table-cell>
          <table:table-cell table:style-name="ce6" office:value-type="string" calcext:value-type="string">
            <text:p>n</text:p>
          </table:table-cell>
          <table:table-cell table:style-name="ce4" table:formula="of:=IF([.F20]=&quot;r&quot;;3;IF([.F20]=&quot;f&quot;;-0.75;0))" office:value-type="float" office:value="0" calcext:value-type="float">
            <text:p>0</text:p>
          </table:table-cell>
          <table:table-cell table:style-name="ce6" office:value-type="string" calcext:value-type="string">
            <text:p>n</text:p>
          </table:table-cell>
          <table:table-cell table:style-name="ce4" table:formula="of:=IF([.H20]=&quot;r&quot;;3;IF([.H20]=&quot;f&quot;;-0.75;0))" office:value-type="float" office:value="0" calcext:value-type="float">
            <text:p>0</text:p>
          </table:table-cell>
          <table:table-cell table:style-name="ce8" office:value-type="string" calcext:value-type="string">
            <text:p>r</text:p>
          </table:table-cell>
          <table:table-cell table:style-name="ce4" table:formula="of:=IF([.J20]=&quot;r&quot;;4;IF([.J20]=&quot;f&quot;;-1;0))" office:value-type="float" office:value="4" calcext:value-type="float">
            <text:p>4</text:p>
          </table:table-cell>
          <table:table-cell table:style-name="ce8" office:value-type="string" calcext:value-type="string">
            <text:p>r</text:p>
          </table:table-cell>
          <table:table-cell table:style-name="ce4" table:formula="of:=IF([.L20]=&quot;r&quot;;4;IF([.L20]=&quot;f&quot;;-1;0))" office:value-type="float" office:value="4" calcext:value-type="float">
            <text:p>4</text:p>
          </table:table-cell>
          <table:table-cell table:style-name="ce8" office:value-type="string" calcext:value-type="string">
            <text:p>n</text:p>
          </table:table-cell>
          <table:table-cell table:style-name="ce4" table:formula="of:=IF([.N20]=&quot;r&quot;;4;IF([.N20]=&quot;f&quot;;-1;0))" office:value-type="float" office:value="0" calcext:value-type="float">
            <text:p>0</text:p>
          </table:table-cell>
          <table:table-cell table:style-name="ce8" office:value-type="string" calcext:value-type="string">
            <text:p>r</text:p>
          </table:table-cell>
          <table:table-cell table:style-name="ce4" table:formula="of:=IF([.P20]=&quot;r&quot;;4;IF([.P20]=&quot;f&quot;;-1;0))" office:value-type="float" office:value="4" calcext:value-type="float">
            <text:p>4</text:p>
          </table:table-cell>
          <table:table-cell table:style-name="ce9" office:value-type="string" calcext:value-type="string">
            <text:p>n</text:p>
          </table:table-cell>
          <table:table-cell table:style-name="ce4" table:formula="of:=IF([.R20]=&quot;r&quot;;5;IF([.R20]=&quot;f&quot;;-1.25;0))" office:value-type="float" office:value="0" calcext:value-type="float">
            <text:p>0</text:p>
          </table:table-cell>
          <table:table-cell table:style-name="ce9" office:value-type="string" calcext:value-type="string">
            <text:p>n</text:p>
          </table:table-cell>
          <table:table-cell table:style-name="ce4" table:formula="of:=IF([.T20]=&quot;r&quot;;5;IF([.T20]=&quot;f&quot;;-1.25;0))" office:value-type="float" office:value="0" calcext:value-type="float">
            <text:p>0</text:p>
          </table:table-cell>
          <table:table-cell table:style-name="ce9" office:value-type="string" calcext:value-type="string">
            <text:p>n</text:p>
          </table:table-cell>
          <table:table-cell table:style-name="ce4" table:formula="of:=IF([.V20]=&quot;r&quot;;5;IF([.V20]=&quot;f&quot;;-1.25;0))" office:value-type="float" office:value="0" calcext:value-type="float">
            <text:p>0</text:p>
          </table:table-cell>
          <table:table-cell table:style-name="ce9" office:value-type="string" calcext:value-type="string">
            <text:p>n</text:p>
          </table:table-cell>
          <table:table-cell table:style-name="ce4" table:formula="of:=IF([.X20]=&quot;r&quot;;5;IF([.X20]=&quot;f&quot;;-1.25;0))" office:value-type="float" office:value="0" calcext:value-type="float">
            <text:p>0</text:p>
          </table:table-cell>
          <table:table-cell table:style-name="ce4" table:formula="of:=12+SUM([.C20:.Y20])" office:value-type="float" office:value="23.25" calcext:value-type="float">
            <text:p>23,25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Paul</text:p>
          </table:table-cell>
          <table:table-cell table:style-name="ce6" office:value-type="string" calcext:value-type="string">
            <text:p>r</text:p>
          </table:table-cell>
          <table:table-cell table:style-name="ce4" table:formula="of:=IF([.B21]=&quot;r&quot;;3;IF([.B21]=&quot;f&quot;;-0.75;0))" office:value-type="float" office:value="3" calcext:value-type="float">
            <text:p>3</text:p>
          </table:table-cell>
          <table:table-cell table:style-name="ce6" office:value-type="string" calcext:value-type="string">
            <text:p>r</text:p>
          </table:table-cell>
          <table:table-cell table:style-name="ce4" table:formula="of:=IF([.D21]=&quot;r&quot;;3;IF([.D21]=&quot;f&quot;;-0.75;0))" office:value-type="float" office:value="3" calcext:value-type="float">
            <text:p>3</text:p>
          </table:table-cell>
          <table:table-cell table:style-name="ce6" office:value-type="string" calcext:value-type="string">
            <text:p>r</text:p>
          </table:table-cell>
          <table:table-cell table:style-name="ce4" table:formula="of:=IF([.F21]=&quot;r&quot;;3;IF([.F21]=&quot;f&quot;;-0.75;0))" office:value-type="float" office:value="3" calcext:value-type="float">
            <text:p>3</text:p>
          </table:table-cell>
          <table:table-cell table:style-name="ce6" office:value-type="string" calcext:value-type="string">
            <text:p>r</text:p>
          </table:table-cell>
          <table:table-cell table:style-name="ce4" table:formula="of:=IF([.H21]=&quot;r&quot;;3;IF([.H21]=&quot;f&quot;;-0.75;0))" office:value-type="float" office:value="3" calcext:value-type="float">
            <text:p>3</text:p>
          </table:table-cell>
          <table:table-cell table:style-name="ce8" office:value-type="string" calcext:value-type="string">
            <text:p>r</text:p>
          </table:table-cell>
          <table:table-cell table:style-name="ce4" table:formula="of:=IF([.J21]=&quot;r&quot;;4;IF([.J21]=&quot;f&quot;;-1;0))" office:value-type="float" office:value="4" calcext:value-type="float">
            <text:p>4</text:p>
          </table:table-cell>
          <table:table-cell table:style-name="ce8" office:value-type="string" calcext:value-type="string">
            <text:p>f</text:p>
          </table:table-cell>
          <table:table-cell table:style-name="ce4" table:formula="of:=IF([.L21]=&quot;r&quot;;4;IF([.L21]=&quot;f&quot;;-1;0))" office:value-type="float" office:value="-1" calcext:value-type="float">
            <text:p>-1</text:p>
          </table:table-cell>
          <table:table-cell table:style-name="ce8" office:value-type="string" calcext:value-type="string">
            <text:p>r</text:p>
          </table:table-cell>
          <table:table-cell table:style-name="ce4" table:formula="of:=IF([.N21]=&quot;r&quot;;4;IF([.N21]=&quot;f&quot;;-1;0))" office:value-type="float" office:value="4" calcext:value-type="float">
            <text:p>4</text:p>
          </table:table-cell>
          <table:table-cell table:style-name="ce8" office:value-type="string" calcext:value-type="string">
            <text:p>r</text:p>
          </table:table-cell>
          <table:table-cell table:style-name="ce4" table:formula="of:=IF([.P21]=&quot;r&quot;;4;IF([.P21]=&quot;f&quot;;-1;0))" office:value-type="float" office:value="4" calcext:value-type="float">
            <text:p>4</text:p>
          </table:table-cell>
          <table:table-cell table:style-name="ce9" office:value-type="string" calcext:value-type="string">
            <text:p>f</text:p>
          </table:table-cell>
          <table:table-cell table:style-name="ce4" table:formula="of:=IF([.R21]=&quot;r&quot;;5;IF([.R21]=&quot;f&quot;;-1.25;0))" office:value-type="float" office:value="-1.25" calcext:value-type="float">
            <text:p>-1,25</text:p>
          </table:table-cell>
          <table:table-cell table:style-name="ce9" office:value-type="string" calcext:value-type="string">
            <text:p>f</text:p>
          </table:table-cell>
          <table:table-cell table:style-name="ce4" table:formula="of:=IF([.T21]=&quot;r&quot;;5;IF([.T21]=&quot;f&quot;;-1.25;0))" office:value-type="float" office:value="-1.25" calcext:value-type="float">
            <text:p>-1,25</text:p>
          </table:table-cell>
          <table:table-cell table:style-name="ce9" office:value-type="string" calcext:value-type="string">
            <text:p>f</text:p>
          </table:table-cell>
          <table:table-cell table:style-name="ce4" table:formula="of:=IF([.V21]=&quot;r&quot;;5;IF([.V21]=&quot;f&quot;;-1.25;0))" office:value-type="float" office:value="-1.25" calcext:value-type="float">
            <text:p>-1,25</text:p>
          </table:table-cell>
          <table:table-cell table:style-name="ce9" office:value-type="string" calcext:value-type="string">
            <text:p>r</text:p>
          </table:table-cell>
          <table:table-cell table:style-name="ce4" table:formula="of:=IF([.X21]=&quot;r&quot;;5;IF([.X21]=&quot;f&quot;;-1.25;0))" office:value-type="float" office:value="5" calcext:value-type="float">
            <text:p>5</text:p>
          </table:table-cell>
          <table:table-cell table:style-name="ce4" table:formula="of:=12+SUM([.C21:.Y21])" office:value-type="float" office:value="36.25" calcext:value-type="float">
            <text:p>36,25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Lennart</text:p>
          </table:table-cell>
          <table:table-cell table:style-name="ce6" office:value-type="string" calcext:value-type="string">
            <text:p>f</text:p>
          </table:table-cell>
          <table:table-cell table:style-name="ce4" table:formula="of:=IF([.B22]=&quot;r&quot;;3;IF([.B22]=&quot;f&quot;;-0.75;0))" office:value-type="float" office:value="-0.75" calcext:value-type="float">
            <text:p>-0,75</text:p>
          </table:table-cell>
          <table:table-cell table:style-name="ce6" office:value-type="string" calcext:value-type="string">
            <text:p>f</text:p>
          </table:table-cell>
          <table:table-cell table:style-name="ce4" table:formula="of:=IF([.D22]=&quot;r&quot;;3;IF([.D22]=&quot;f&quot;;-0.75;0))" office:value-type="float" office:value="-0.75" calcext:value-type="float">
            <text:p>-0,75</text:p>
          </table:table-cell>
          <table:table-cell table:style-name="ce6" office:value-type="string" calcext:value-type="string">
            <text:p>r</text:p>
          </table:table-cell>
          <table:table-cell table:style-name="ce4" table:formula="of:=IF([.F22]=&quot;r&quot;;3;IF([.F22]=&quot;f&quot;;-0.75;0))" office:value-type="float" office:value="3" calcext:value-type="float">
            <text:p>3</text:p>
          </table:table-cell>
          <table:table-cell table:style-name="ce6" office:value-type="string" calcext:value-type="string">
            <text:p>r</text:p>
          </table:table-cell>
          <table:table-cell table:style-name="ce4" table:formula="of:=IF([.H22]=&quot;r&quot;;3;IF([.H22]=&quot;f&quot;;-0.75;0))" office:value-type="float" office:value="3" calcext:value-type="float">
            <text:p>3</text:p>
          </table:table-cell>
          <table:table-cell table:style-name="ce8" office:value-type="string" calcext:value-type="string">
            <text:p>r</text:p>
          </table:table-cell>
          <table:table-cell table:style-name="ce4" table:formula="of:=IF([.J22]=&quot;r&quot;;4;IF([.J22]=&quot;f&quot;;-1;0))" office:value-type="float" office:value="4" calcext:value-type="float">
            <text:p>4</text:p>
          </table:table-cell>
          <table:table-cell table:style-name="ce8" office:value-type="string" calcext:value-type="string">
            <text:p>r</text:p>
          </table:table-cell>
          <table:table-cell table:style-name="ce4" table:formula="of:=IF([.L22]=&quot;r&quot;;4;IF([.L22]=&quot;f&quot;;-1;0))" office:value-type="float" office:value="4" calcext:value-type="float">
            <text:p>4</text:p>
          </table:table-cell>
          <table:table-cell table:style-name="ce8" office:value-type="string" calcext:value-type="string">
            <text:p>r</text:p>
          </table:table-cell>
          <table:table-cell table:style-name="ce4" table:formula="of:=IF([.N22]=&quot;r&quot;;4;IF([.N22]=&quot;f&quot;;-1;0))" office:value-type="float" office:value="4" calcext:value-type="float">
            <text:p>4</text:p>
          </table:table-cell>
          <table:table-cell table:style-name="ce8" office:value-type="string" calcext:value-type="string">
            <text:p>r</text:p>
          </table:table-cell>
          <table:table-cell table:style-name="ce4" table:formula="of:=IF([.P22]=&quot;r&quot;;4;IF([.P22]=&quot;f&quot;;-1;0))" office:value-type="float" office:value="4" calcext:value-type="float">
            <text:p>4</text:p>
          </table:table-cell>
          <table:table-cell table:style-name="ce9" office:value-type="string" calcext:value-type="string">
            <text:p>f</text:p>
          </table:table-cell>
          <table:table-cell table:style-name="ce4" table:formula="of:=IF([.R22]=&quot;r&quot;;5;IF([.R22]=&quot;f&quot;;-1.25;0))" office:value-type="float" office:value="-1.25" calcext:value-type="float">
            <text:p>-1,25</text:p>
          </table:table-cell>
          <table:table-cell table:style-name="ce9" office:value-type="string" calcext:value-type="string">
            <text:p>f</text:p>
          </table:table-cell>
          <table:table-cell table:style-name="ce4" table:formula="of:=IF([.T22]=&quot;r&quot;;5;IF([.T22]=&quot;f&quot;;-1.25;0))" office:value-type="float" office:value="-1.25" calcext:value-type="float">
            <text:p>-1,25</text:p>
          </table:table-cell>
          <table:table-cell table:style-name="ce9" office:value-type="string" calcext:value-type="string">
            <text:p>f</text:p>
          </table:table-cell>
          <table:table-cell table:style-name="ce4" table:formula="of:=IF([.V22]=&quot;r&quot;;5;IF([.V22]=&quot;f&quot;;-1.25;0))" office:value-type="float" office:value="-1.25" calcext:value-type="float">
            <text:p>-1,25</text:p>
          </table:table-cell>
          <table:table-cell table:style-name="ce9" office:value-type="string" calcext:value-type="string">
            <text:p>r</text:p>
          </table:table-cell>
          <table:table-cell table:style-name="ce4" table:formula="of:=IF([.X22]=&quot;r&quot;;5;IF([.X22]=&quot;f&quot;;-1.25;0))" office:value-type="float" office:value="5" calcext:value-type="float">
            <text:p>5</text:p>
          </table:table-cell>
          <table:table-cell table:style-name="ce4" table:formula="of:=12+SUM([.C22:.Y22])" office:value-type="float" office:value="33.75" calcext:value-type="float">
            <text:p>33,75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Esther</text:p>
          </table:table-cell>
          <table:table-cell table:style-name="ce6" office:value-type="string" calcext:value-type="string">
            <text:p>n</text:p>
          </table:table-cell>
          <table:table-cell table:style-name="ce4" table:formula="of:=IF([.B23]=&quot;r&quot;;3;IF([.B23]=&quot;f&quot;;-0.75;0))" office:value-type="float" office:value="0" calcext:value-type="float">
            <text:p>0</text:p>
          </table:table-cell>
          <table:table-cell table:style-name="ce6" office:value-type="string" calcext:value-type="string">
            <text:p>f</text:p>
          </table:table-cell>
          <table:table-cell table:style-name="ce4" table:formula="of:=IF([.D23]=&quot;r&quot;;3;IF([.D23]=&quot;f&quot;;-0.75;0))" office:value-type="float" office:value="-0.75" calcext:value-type="float">
            <text:p>-0,75</text:p>
          </table:table-cell>
          <table:table-cell table:style-name="ce6" office:value-type="string" calcext:value-type="string">
            <text:p>n</text:p>
          </table:table-cell>
          <table:table-cell table:style-name="ce4" table:formula="of:=IF([.F23]=&quot;r&quot;;3;IF([.F23]=&quot;f&quot;;-0.75;0))" office:value-type="float" office:value="0" calcext:value-type="float">
            <text:p>0</text:p>
          </table:table-cell>
          <table:table-cell table:style-name="ce6" office:value-type="string" calcext:value-type="string">
            <text:p>n</text:p>
          </table:table-cell>
          <table:table-cell table:style-name="ce4" table:formula="of:=IF([.H23]=&quot;r&quot;;3;IF([.H23]=&quot;f&quot;;-0.75;0))" office:value-type="float" office:value="0" calcext:value-type="float">
            <text:p>0</text:p>
          </table:table-cell>
          <table:table-cell table:style-name="ce8" office:value-type="string" calcext:value-type="string">
            <text:p>r</text:p>
          </table:table-cell>
          <table:table-cell table:style-name="ce4" table:formula="of:=IF([.J23]=&quot;r&quot;;4;IF([.J23]=&quot;f&quot;;-1;0))" office:value-type="float" office:value="4" calcext:value-type="float">
            <text:p>4</text:p>
          </table:table-cell>
          <table:table-cell table:style-name="ce8" office:value-type="string" calcext:value-type="string">
            <text:p>n</text:p>
          </table:table-cell>
          <table:table-cell table:style-name="ce4" table:formula="of:=IF([.L23]=&quot;r&quot;;4;IF([.L23]=&quot;f&quot;;-1;0))" office:value-type="float" office:value="0" calcext:value-type="float">
            <text:p>0</text:p>
          </table:table-cell>
          <table:table-cell table:style-name="ce8" office:value-type="string" calcext:value-type="string">
            <text:p>n</text:p>
          </table:table-cell>
          <table:table-cell table:style-name="ce4" table:formula="of:=IF([.N23]=&quot;r&quot;;4;IF([.N23]=&quot;f&quot;;-1;0))" office:value-type="float" office:value="0" calcext:value-type="float">
            <text:p>0</text:p>
          </table:table-cell>
          <table:table-cell table:style-name="ce8" office:value-type="string" calcext:value-type="string">
            <text:p>r</text:p>
          </table:table-cell>
          <table:table-cell table:style-name="ce4" table:formula="of:=IF([.P23]=&quot;r&quot;;4;IF([.P23]=&quot;f&quot;;-1;0))" office:value-type="float" office:value="4" calcext:value-type="float">
            <text:p>4</text:p>
          </table:table-cell>
          <table:table-cell table:style-name="ce9" office:value-type="string" calcext:value-type="string">
            <text:p>n</text:p>
          </table:table-cell>
          <table:table-cell table:style-name="ce4" table:formula="of:=IF([.R23]=&quot;r&quot;;5;IF([.R23]=&quot;f&quot;;-1.25;0))" office:value-type="float" office:value="0" calcext:value-type="float">
            <text:p>0</text:p>
          </table:table-cell>
          <table:table-cell table:style-name="ce9" office:value-type="string" calcext:value-type="string">
            <text:p>n</text:p>
          </table:table-cell>
          <table:table-cell table:style-name="ce4" table:formula="of:=IF([.T23]=&quot;r&quot;;5;IF([.T23]=&quot;f&quot;;-1.25;0))" office:value-type="float" office:value="0" calcext:value-type="float">
            <text:p>0</text:p>
          </table:table-cell>
          <table:table-cell table:style-name="ce9" office:value-type="string" calcext:value-type="string">
            <text:p>f</text:p>
          </table:table-cell>
          <table:table-cell table:style-name="ce4" table:formula="of:=IF([.V23]=&quot;r&quot;;5;IF([.V23]=&quot;f&quot;;-1.25;0))" office:value-type="float" office:value="-1.25" calcext:value-type="float">
            <text:p>-1,25</text:p>
          </table:table-cell>
          <table:table-cell table:style-name="ce9" office:value-type="string" calcext:value-type="string">
            <text:p>f</text:p>
          </table:table-cell>
          <table:table-cell table:style-name="ce4" table:formula="of:=IF([.X23]=&quot;r&quot;;5;IF([.X23]=&quot;f&quot;;-1.25;0))" office:value-type="float" office:value="-1.25" calcext:value-type="float">
            <text:p>-1,25</text:p>
          </table:table-cell>
          <table:table-cell table:style-name="ce4" table:formula="of:=12+SUM([.C23:.Y23])" office:value-type="float" office:value="16.75" calcext:value-type="float">
            <text:p>16,75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Luna</text:p>
          </table:table-cell>
          <table:table-cell table:style-name="ce6" office:value-type="string" calcext:value-type="string">
            <text:p>f</text:p>
          </table:table-cell>
          <table:table-cell table:style-name="ce4" table:formula="of:=IF([.B24]=&quot;r&quot;;3;IF([.B24]=&quot;f&quot;;-0.75;0))" office:value-type="float" office:value="-0.75" calcext:value-type="float">
            <text:p>-0,75</text:p>
          </table:table-cell>
          <table:table-cell table:style-name="ce6" office:value-type="string" calcext:value-type="string">
            <text:p>f</text:p>
          </table:table-cell>
          <table:table-cell table:style-name="ce4" table:formula="of:=IF([.D24]=&quot;r&quot;;3;IF([.D24]=&quot;f&quot;;-0.75;0))" office:value-type="float" office:value="-0.75" calcext:value-type="float">
            <text:p>-0,75</text:p>
          </table:table-cell>
          <table:table-cell table:style-name="ce6" office:value-type="string" calcext:value-type="string">
            <text:p>n</text:p>
          </table:table-cell>
          <table:table-cell table:style-name="ce4" table:formula="of:=IF([.F24]=&quot;r&quot;;3;IF([.F24]=&quot;f&quot;;-0.75;0))" office:value-type="float" office:value="0" calcext:value-type="float">
            <text:p>0</text:p>
          </table:table-cell>
          <table:table-cell table:style-name="ce6" office:value-type="string" calcext:value-type="string">
            <text:p>f</text:p>
          </table:table-cell>
          <table:table-cell table:style-name="ce4" table:formula="of:=IF([.H24]=&quot;r&quot;;3;IF([.H24]=&quot;f&quot;;-0.75;0))" office:value-type="float" office:value="-0.75" calcext:value-type="float">
            <text:p>-0,75</text:p>
          </table:table-cell>
          <table:table-cell table:style-name="ce8" office:value-type="string" calcext:value-type="string">
            <text:p>r</text:p>
          </table:table-cell>
          <table:table-cell table:style-name="ce4" table:formula="of:=IF([.J24]=&quot;r&quot;;4;IF([.J24]=&quot;f&quot;;-1;0))" office:value-type="float" office:value="4" calcext:value-type="float">
            <text:p>4</text:p>
          </table:table-cell>
          <table:table-cell table:style-name="ce8" office:value-type="string" calcext:value-type="string">
            <text:p>f</text:p>
          </table:table-cell>
          <table:table-cell table:style-name="ce4" table:formula="of:=IF([.L24]=&quot;r&quot;;4;IF([.L24]=&quot;f&quot;;-1;0))" office:value-type="float" office:value="-1" calcext:value-type="float">
            <text:p>-1</text:p>
          </table:table-cell>
          <table:table-cell table:style-name="ce8" office:value-type="string" calcext:value-type="string">
            <text:p>r</text:p>
          </table:table-cell>
          <table:table-cell table:style-name="ce4" table:formula="of:=IF([.N24]=&quot;r&quot;;4;IF([.N24]=&quot;f&quot;;-1;0))" office:value-type="float" office:value="4" calcext:value-type="float">
            <text:p>4</text:p>
          </table:table-cell>
          <table:table-cell table:style-name="ce8" office:value-type="string" calcext:value-type="string">
            <text:p>r</text:p>
          </table:table-cell>
          <table:table-cell table:style-name="ce4" table:formula="of:=IF([.P24]=&quot;r&quot;;4;IF([.P24]=&quot;f&quot;;-1;0))" office:value-type="float" office:value="4" calcext:value-type="float">
            <text:p>4</text:p>
          </table:table-cell>
          <table:table-cell table:style-name="ce9" office:value-type="string" calcext:value-type="string">
            <text:p>f</text:p>
          </table:table-cell>
          <table:table-cell table:style-name="ce4" table:formula="of:=IF([.R24]=&quot;r&quot;;5;IF([.R24]=&quot;f&quot;;-1.25;0))" office:value-type="float" office:value="-1.25" calcext:value-type="float">
            <text:p>-1,25</text:p>
          </table:table-cell>
          <table:table-cell table:style-name="ce9" office:value-type="string" calcext:value-type="string">
            <text:p>r</text:p>
          </table:table-cell>
          <table:table-cell table:style-name="ce4" table:formula="of:=IF([.T24]=&quot;r&quot;;5;IF([.T24]=&quot;f&quot;;-1.25;0))" office:value-type="float" office:value="5" calcext:value-type="float">
            <text:p>5</text:p>
          </table:table-cell>
          <table:table-cell table:style-name="ce9" office:value-type="string" calcext:value-type="string">
            <text:p>f</text:p>
          </table:table-cell>
          <table:table-cell table:style-name="ce4" table:formula="of:=IF([.V24]=&quot;r&quot;;5;IF([.V24]=&quot;f&quot;;-1.25;0))" office:value-type="float" office:value="-1.25" calcext:value-type="float">
            <text:p>-1,25</text:p>
          </table:table-cell>
          <table:table-cell table:style-name="ce9" office:value-type="string" calcext:value-type="string">
            <text:p>f</text:p>
          </table:table-cell>
          <table:table-cell table:style-name="ce4" table:formula="of:=IF([.X24]=&quot;r&quot;;5;IF([.X24]=&quot;f&quot;;-1.25;0))" office:value-type="float" office:value="-1.25" calcext:value-type="float">
            <text:p>-1,25</text:p>
          </table:table-cell>
          <table:table-cell table:style-name="ce4" table:formula="of:=12+SUM([.C24:.Y24])" office:value-type="float" office:value="22" calcext:value-type="float">
            <text:p>22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Tamino</text:p>
          </table:table-cell>
          <table:table-cell table:style-name="ce6" office:value-type="string" calcext:value-type="string">
            <text:p>f</text:p>
          </table:table-cell>
          <table:table-cell table:style-name="ce4" table:formula="of:=IF([.B25]=&quot;r&quot;;3;IF([.B25]=&quot;f&quot;;-0.75;0))" office:value-type="float" office:value="-0.75" calcext:value-type="float">
            <text:p>-0,75</text:p>
          </table:table-cell>
          <table:table-cell table:style-name="ce6" office:value-type="string" calcext:value-type="string">
            <text:p>f</text:p>
          </table:table-cell>
          <table:table-cell table:style-name="ce4" table:formula="of:=IF([.D25]=&quot;r&quot;;3;IF([.D25]=&quot;f&quot;;-0.75;0))" office:value-type="float" office:value="-0.75" calcext:value-type="float">
            <text:p>-0,75</text:p>
          </table:table-cell>
          <table:table-cell table:style-name="ce6" office:value-type="string" calcext:value-type="string">
            <text:p>f</text:p>
          </table:table-cell>
          <table:table-cell table:style-name="ce4" table:formula="of:=IF([.F25]=&quot;r&quot;;3;IF([.F25]=&quot;f&quot;;-0.75;0))" office:value-type="float" office:value="-0.75" calcext:value-type="float">
            <text:p>-0,75</text:p>
          </table:table-cell>
          <table:table-cell table:style-name="ce6" office:value-type="string" calcext:value-type="string">
            <text:p>r</text:p>
          </table:table-cell>
          <table:table-cell table:style-name="ce4" table:formula="of:=IF([.H25]=&quot;r&quot;;3;IF([.H25]=&quot;f&quot;;-0.75;0))" office:value-type="float" office:value="3" calcext:value-type="float">
            <text:p>3</text:p>
          </table:table-cell>
          <table:table-cell table:style-name="ce8" office:value-type="string" calcext:value-type="string">
            <text:p>r</text:p>
          </table:table-cell>
          <table:table-cell table:style-name="ce4" table:formula="of:=IF([.J25]=&quot;r&quot;;4;IF([.J25]=&quot;f&quot;;-1;0))" office:value-type="float" office:value="4" calcext:value-type="float">
            <text:p>4</text:p>
          </table:table-cell>
          <table:table-cell table:style-name="ce8" office:value-type="string" calcext:value-type="string">
            <text:p>f</text:p>
          </table:table-cell>
          <table:table-cell table:style-name="ce4" table:formula="of:=IF([.L25]=&quot;r&quot;;4;IF([.L25]=&quot;f&quot;;-1;0))" office:value-type="float" office:value="-1" calcext:value-type="float">
            <text:p>-1</text:p>
          </table:table-cell>
          <table:table-cell table:style-name="ce8" office:value-type="string" calcext:value-type="string">
            <text:p>f</text:p>
          </table:table-cell>
          <table:table-cell table:style-name="ce4" table:formula="of:=IF([.N25]=&quot;r&quot;;4;IF([.N25]=&quot;f&quot;;-1;0))" office:value-type="float" office:value="-1" calcext:value-type="float">
            <text:p>-1</text:p>
          </table:table-cell>
          <table:table-cell table:style-name="ce8" office:value-type="string" calcext:value-type="string">
            <text:p>r</text:p>
          </table:table-cell>
          <table:table-cell table:style-name="ce4" table:formula="of:=IF([.P25]=&quot;r&quot;;4;IF([.P25]=&quot;f&quot;;-1;0))" office:value-type="float" office:value="4" calcext:value-type="float">
            <text:p>4</text:p>
          </table:table-cell>
          <table:table-cell table:style-name="ce9" office:value-type="string" calcext:value-type="string">
            <text:p>f</text:p>
          </table:table-cell>
          <table:table-cell table:style-name="ce4" table:formula="of:=IF([.R25]=&quot;r&quot;;5;IF([.R25]=&quot;f&quot;;-1.25;0))" office:value-type="float" office:value="-1.25" calcext:value-type="float">
            <text:p>-1,25</text:p>
          </table:table-cell>
          <table:table-cell table:style-name="ce9" office:value-type="string" calcext:value-type="string">
            <text:p>r</text:p>
          </table:table-cell>
          <table:table-cell table:style-name="ce4" table:formula="of:=IF([.T25]=&quot;r&quot;;5;IF([.T25]=&quot;f&quot;;-1.25;0))" office:value-type="float" office:value="5" calcext:value-type="float">
            <text:p>5</text:p>
          </table:table-cell>
          <table:table-cell table:style-name="ce9" office:value-type="string" calcext:value-type="string">
            <text:p>n</text:p>
          </table:table-cell>
          <table:table-cell table:style-name="ce4" table:formula="of:=IF([.V25]=&quot;r&quot;;5;IF([.V25]=&quot;f&quot;;-1.25;0))" office:value-type="float" office:value="0" calcext:value-type="float">
            <text:p>0</text:p>
          </table:table-cell>
          <table:table-cell table:style-name="ce9" office:value-type="string" calcext:value-type="string">
            <text:p>r</text:p>
          </table:table-cell>
          <table:table-cell table:style-name="ce4" table:formula="of:=IF([.X25]=&quot;r&quot;;5;IF([.X25]=&quot;f&quot;;-1.25;0))" office:value-type="float" office:value="5" calcext:value-type="float">
            <text:p>5</text:p>
          </table:table-cell>
          <table:table-cell table:style-name="ce4" table:formula="of:=12+SUM([.C25:.Y25])" office:value-type="float" office:value="27.5" calcext:value-type="float">
            <text:p>27,5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Neele</text:p>
          </table:table-cell>
          <table:table-cell table:style-name="ce6" office:value-type="string" calcext:value-type="string">
            <text:p>f</text:p>
          </table:table-cell>
          <table:table-cell table:style-name="ce4" table:formula="of:=IF([.B26]=&quot;r&quot;;3;IF([.B26]=&quot;f&quot;;-0.75;0))" office:value-type="float" office:value="-0.75" calcext:value-type="float">
            <text:p>-0,75</text:p>
          </table:table-cell>
          <table:table-cell table:style-name="ce6" office:value-type="string" calcext:value-type="string">
            <text:p>f</text:p>
          </table:table-cell>
          <table:table-cell table:style-name="ce4" table:formula="of:=IF([.D26]=&quot;r&quot;;3;IF([.D26]=&quot;f&quot;;-0.75;0))" office:value-type="float" office:value="-0.75" calcext:value-type="float">
            <text:p>-0,75</text:p>
          </table:table-cell>
          <table:table-cell table:style-name="ce6" office:value-type="string" calcext:value-type="string">
            <text:p>r</text:p>
          </table:table-cell>
          <table:table-cell table:style-name="ce4" table:formula="of:=IF([.F26]=&quot;r&quot;;3;IF([.F26]=&quot;f&quot;;-0.75;0))" office:value-type="float" office:value="3" calcext:value-type="float">
            <text:p>3</text:p>
          </table:table-cell>
          <table:table-cell table:style-name="ce6" office:value-type="string" calcext:value-type="string">
            <text:p>f</text:p>
          </table:table-cell>
          <table:table-cell table:style-name="ce4" table:formula="of:=IF([.H26]=&quot;r&quot;;3;IF([.H26]=&quot;f&quot;;-0.75;0))" office:value-type="float" office:value="-0.75" calcext:value-type="float">
            <text:p>-0,75</text:p>
          </table:table-cell>
          <table:table-cell table:style-name="ce8" office:value-type="string" calcext:value-type="string">
            <text:p>f</text:p>
          </table:table-cell>
          <table:table-cell table:style-name="ce4" table:formula="of:=IF([.J26]=&quot;r&quot;;4;IF([.J26]=&quot;f&quot;;-1;0))" office:value-type="float" office:value="-1" calcext:value-type="float">
            <text:p>-1</text:p>
          </table:table-cell>
          <table:table-cell table:style-name="ce8" office:value-type="string" calcext:value-type="string">
            <text:p>f</text:p>
          </table:table-cell>
          <table:table-cell table:style-name="ce4" table:formula="of:=IF([.L26]=&quot;r&quot;;4;IF([.L26]=&quot;f&quot;;-1;0))" office:value-type="float" office:value="-1" calcext:value-type="float">
            <text:p>-1</text:p>
          </table:table-cell>
          <table:table-cell table:style-name="ce8" office:value-type="string" calcext:value-type="string">
            <text:p>n</text:p>
          </table:table-cell>
          <table:table-cell table:style-name="ce4" table:formula="of:=IF([.N26]=&quot;r&quot;;4;IF([.N26]=&quot;f&quot;;-1;0))" office:value-type="float" office:value="0" calcext:value-type="float">
            <text:p>0</text:p>
          </table:table-cell>
          <table:table-cell table:style-name="ce8" office:value-type="string" calcext:value-type="string">
            <text:p>r</text:p>
          </table:table-cell>
          <table:table-cell table:style-name="ce4" table:formula="of:=IF([.P26]=&quot;r&quot;;4;IF([.P26]=&quot;f&quot;;-1;0))" office:value-type="float" office:value="4" calcext:value-type="float">
            <text:p>4</text:p>
          </table:table-cell>
          <table:table-cell table:style-name="ce9" office:value-type="string" calcext:value-type="string">
            <text:p>f</text:p>
          </table:table-cell>
          <table:table-cell table:style-name="ce4" table:formula="of:=IF([.R26]=&quot;r&quot;;5;IF([.R26]=&quot;f&quot;;-1.25;0))" office:value-type="float" office:value="-1.25" calcext:value-type="float">
            <text:p>-1,25</text:p>
          </table:table-cell>
          <table:table-cell table:style-name="ce9" office:value-type="string" calcext:value-type="string">
            <text:p>f</text:p>
          </table:table-cell>
          <table:table-cell table:style-name="ce4" table:formula="of:=IF([.T26]=&quot;r&quot;;5;IF([.T26]=&quot;f&quot;;-1.25;0))" office:value-type="float" office:value="-1.25" calcext:value-type="float">
            <text:p>-1,25</text:p>
          </table:table-cell>
          <table:table-cell table:style-name="ce9" office:value-type="string" calcext:value-type="string">
            <text:p>r</text:p>
          </table:table-cell>
          <table:table-cell table:style-name="ce4" table:formula="of:=IF([.V26]=&quot;r&quot;;5;IF([.V26]=&quot;f&quot;;-1.25;0))" office:value-type="float" office:value="5" calcext:value-type="float">
            <text:p>5</text:p>
          </table:table-cell>
          <table:table-cell table:style-name="ce9" office:value-type="string" calcext:value-type="string">
            <text:p>f</text:p>
          </table:table-cell>
          <table:table-cell table:style-name="ce4" table:formula="of:=IF([.X26]=&quot;r&quot;;5;IF([.X26]=&quot;f&quot;;-1.25;0))" office:value-type="float" office:value="-1.25" calcext:value-type="float">
            <text:p>-1,25</text:p>
          </table:table-cell>
          <table:table-cell table:style-name="ce4" table:formula="of:=12+SUM([.C26:.Y26])" office:value-type="float" office:value="16" calcext:value-type="float">
            <text:p>16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27]=&quot;r&quot;;3;IF([.B27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27]=&quot;r&quot;;3;IF([.D27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27]=&quot;r&quot;;3;IF([.F27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27]=&quot;r&quot;;3;IF([.H27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27]=&quot;r&quot;;4;IF([.J27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27]=&quot;r&quot;;4;IF([.L27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27]=&quot;r&quot;;4;IF([.N27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27]=&quot;r&quot;;4;IF([.P27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27]=&quot;r&quot;;5;IF([.R27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27]=&quot;r&quot;;5;IF([.T27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27]=&quot;r&quot;;5;IF([.V27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27]=&quot;r&quot;;5;IF([.X27]=&quot;f&quot;;-1.25;0))" office:value-type="float" office:value="0" calcext:value-type="float">
            <text:p>0</text:p>
          </table:table-cell>
          <table:table-cell table:style-name="ce4" table:formula="of:=12+SUM([.C27:.Y27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28]=&quot;r&quot;;3;IF([.B28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28]=&quot;r&quot;;3;IF([.D28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28]=&quot;r&quot;;3;IF([.F28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28]=&quot;r&quot;;3;IF([.H28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28]=&quot;r&quot;;4;IF([.J28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28]=&quot;r&quot;;4;IF([.L28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28]=&quot;r&quot;;4;IF([.N28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28]=&quot;r&quot;;4;IF([.P28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28]=&quot;r&quot;;5;IF([.R28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28]=&quot;r&quot;;5;IF([.T28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28]=&quot;r&quot;;5;IF([.V28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28]=&quot;r&quot;;5;IF([.X28]=&quot;f&quot;;-1.25;0))" office:value-type="float" office:value="0" calcext:value-type="float">
            <text:p>0</text:p>
          </table:table-cell>
          <table:table-cell table:style-name="ce4" table:formula="of:=12+SUM([.C28:.Y28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29]=&quot;r&quot;;3;IF([.B29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29]=&quot;r&quot;;3;IF([.D29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29]=&quot;r&quot;;3;IF([.F29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29]=&quot;r&quot;;3;IF([.H29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29]=&quot;r&quot;;4;IF([.J29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29]=&quot;r&quot;;4;IF([.L29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29]=&quot;r&quot;;4;IF([.N29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29]=&quot;r&quot;;4;IF([.P29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29]=&quot;r&quot;;5;IF([.R29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29]=&quot;r&quot;;5;IF([.T29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29]=&quot;r&quot;;5;IF([.V29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29]=&quot;r&quot;;5;IF([.X29]=&quot;f&quot;;-1.25;0))" office:value-type="float" office:value="0" calcext:value-type="float">
            <text:p>0</text:p>
          </table:table-cell>
          <table:table-cell table:style-name="ce4" table:formula="of:=12+SUM([.C29:.Y29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30]=&quot;r&quot;;3;IF([.B30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30]=&quot;r&quot;;3;IF([.D30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30]=&quot;r&quot;;3;IF([.F30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30]=&quot;r&quot;;3;IF([.H30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30]=&quot;r&quot;;4;IF([.J30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30]=&quot;r&quot;;4;IF([.L30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30]=&quot;r&quot;;4;IF([.N30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30]=&quot;r&quot;;4;IF([.P30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30]=&quot;r&quot;;5;IF([.R30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30]=&quot;r&quot;;5;IF([.T30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30]=&quot;r&quot;;5;IF([.V30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30]=&quot;r&quot;;5;IF([.X30]=&quot;f&quot;;-1.25;0))" office:value-type="float" office:value="0" calcext:value-type="float">
            <text:p>0</text:p>
          </table:table-cell>
          <table:table-cell table:style-name="ce4" table:formula="of:=12+SUM([.C30:.Y30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31]=&quot;r&quot;;3;IF([.B31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31]=&quot;r&quot;;3;IF([.D31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31]=&quot;r&quot;;3;IF([.F31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31]=&quot;r&quot;;3;IF([.H31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31]=&quot;r&quot;;4;IF([.J31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31]=&quot;r&quot;;4;IF([.L31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31]=&quot;r&quot;;4;IF([.N31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31]=&quot;r&quot;;4;IF([.P31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31]=&quot;r&quot;;5;IF([.R31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31]=&quot;r&quot;;5;IF([.T31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31]=&quot;r&quot;;5;IF([.V31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31]=&quot;r&quot;;5;IF([.X31]=&quot;f&quot;;-1.25;0))" office:value-type="float" office:value="0" calcext:value-type="float">
            <text:p>0</text:p>
          </table:table-cell>
          <table:table-cell table:style-name="ce4" table:formula="of:=12+SUM([.C31:.Y31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32]=&quot;r&quot;;3;IF([.B32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32]=&quot;r&quot;;3;IF([.D32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32]=&quot;r&quot;;3;IF([.F32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32]=&quot;r&quot;;3;IF([.H32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32]=&quot;r&quot;;4;IF([.J32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32]=&quot;r&quot;;4;IF([.L32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32]=&quot;r&quot;;4;IF([.N32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32]=&quot;r&quot;;4;IF([.P32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32]=&quot;r&quot;;5;IF([.R32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32]=&quot;r&quot;;5;IF([.T32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32]=&quot;r&quot;;5;IF([.V32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32]=&quot;r&quot;;5;IF([.X32]=&quot;f&quot;;-1.25;0))" office:value-type="float" office:value="0" calcext:value-type="float">
            <text:p>0</text:p>
          </table:table-cell>
          <table:table-cell table:style-name="ce4" table:formula="of:=12+SUM([.C32:.Y32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33]=&quot;r&quot;;3;IF([.B33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33]=&quot;r&quot;;3;IF([.D33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33]=&quot;r&quot;;3;IF([.F33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33]=&quot;r&quot;;3;IF([.H33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33]=&quot;r&quot;;4;IF([.J33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33]=&quot;r&quot;;4;IF([.L33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33]=&quot;r&quot;;4;IF([.N33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33]=&quot;r&quot;;4;IF([.P33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33]=&quot;r&quot;;5;IF([.R33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33]=&quot;r&quot;;5;IF([.T33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33]=&quot;r&quot;;5;IF([.V33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33]=&quot;r&quot;;5;IF([.X33]=&quot;f&quot;;-1.25;0))" office:value-type="float" office:value="0" calcext:value-type="float">
            <text:p>0</text:p>
          </table:table-cell>
          <table:table-cell table:style-name="ce4" table:formula="of:=12+SUM([.C33:.Y33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34]=&quot;r&quot;;3;IF([.B34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34]=&quot;r&quot;;3;IF([.D34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34]=&quot;r&quot;;3;IF([.F34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34]=&quot;r&quot;;3;IF([.H34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34]=&quot;r&quot;;4;IF([.J34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34]=&quot;r&quot;;4;IF([.L34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34]=&quot;r&quot;;4;IF([.N34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34]=&quot;r&quot;;4;IF([.P34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34]=&quot;r&quot;;5;IF([.R34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34]=&quot;r&quot;;5;IF([.T34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34]=&quot;r&quot;;5;IF([.V34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34]=&quot;r&quot;;5;IF([.X34]=&quot;f&quot;;-1.25;0))" office:value-type="float" office:value="0" calcext:value-type="float">
            <text:p>0</text:p>
          </table:table-cell>
          <table:table-cell table:style-name="ce4" table:formula="of:=12+SUM([.C34:.Y34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35]=&quot;r&quot;;3;IF([.B35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35]=&quot;r&quot;;3;IF([.D35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35]=&quot;r&quot;;3;IF([.F35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35]=&quot;r&quot;;3;IF([.H35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35]=&quot;r&quot;;4;IF([.J35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35]=&quot;r&quot;;4;IF([.L35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35]=&quot;r&quot;;4;IF([.N35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35]=&quot;r&quot;;4;IF([.P35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35]=&quot;r&quot;;5;IF([.R35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35]=&quot;r&quot;;5;IF([.T35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35]=&quot;r&quot;;5;IF([.V35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35]=&quot;r&quot;;5;IF([.X35]=&quot;f&quot;;-1.25;0))" office:value-type="float" office:value="0" calcext:value-type="float">
            <text:p>0</text:p>
          </table:table-cell>
          <table:table-cell table:style-name="ce4" table:formula="of:=12+SUM([.C35:.Y35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36]=&quot;r&quot;;3;IF([.B36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36]=&quot;r&quot;;3;IF([.D36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36]=&quot;r&quot;;3;IF([.F36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36]=&quot;r&quot;;3;IF([.H36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36]=&quot;r&quot;;4;IF([.J36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36]=&quot;r&quot;;4;IF([.L36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36]=&quot;r&quot;;4;IF([.N36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36]=&quot;r&quot;;4;IF([.P36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36]=&quot;r&quot;;5;IF([.R36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36]=&quot;r&quot;;5;IF([.T36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36]=&quot;r&quot;;5;IF([.V36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36]=&quot;r&quot;;5;IF([.X36]=&quot;f&quot;;-1.25;0))" office:value-type="float" office:value="0" calcext:value-type="float">
            <text:p>0</text:p>
          </table:table-cell>
          <table:table-cell table:style-name="ce4" table:formula="of:=12+SUM([.C36:.Y36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37]=&quot;r&quot;;3;IF([.B37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37]=&quot;r&quot;;3;IF([.D37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37]=&quot;r&quot;;3;IF([.F37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37]=&quot;r&quot;;3;IF([.H37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37]=&quot;r&quot;;4;IF([.J37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37]=&quot;r&quot;;4;IF([.L37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37]=&quot;r&quot;;4;IF([.N37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37]=&quot;r&quot;;4;IF([.P37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37]=&quot;r&quot;;5;IF([.R37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37]=&quot;r&quot;;5;IF([.T37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37]=&quot;r&quot;;5;IF([.V37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37]=&quot;r&quot;;5;IF([.X37]=&quot;f&quot;;-1.25;0))" office:value-type="float" office:value="0" calcext:value-type="float">
            <text:p>0</text:p>
          </table:table-cell>
          <table:table-cell table:style-name="ce4" table:formula="of:=12+SUM([.C37:.Y37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38]=&quot;r&quot;;3;IF([.B38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38]=&quot;r&quot;;3;IF([.D38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38]=&quot;r&quot;;3;IF([.F38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38]=&quot;r&quot;;3;IF([.H38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38]=&quot;r&quot;;4;IF([.J38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38]=&quot;r&quot;;4;IF([.L38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38]=&quot;r&quot;;4;IF([.N38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38]=&quot;r&quot;;4;IF([.P38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38]=&quot;r&quot;;5;IF([.R38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38]=&quot;r&quot;;5;IF([.T38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38]=&quot;r&quot;;5;IF([.V38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38]=&quot;r&quot;;5;IF([.X38]=&quot;f&quot;;-1.25;0))" office:value-type="float" office:value="0" calcext:value-type="float">
            <text:p>0</text:p>
          </table:table-cell>
          <table:table-cell table:style-name="ce4" table:formula="of:=12+SUM([.C38:.Y38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39]=&quot;r&quot;;3;IF([.B39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39]=&quot;r&quot;;3;IF([.D39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39]=&quot;r&quot;;3;IF([.F39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39]=&quot;r&quot;;3;IF([.H39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39]=&quot;r&quot;;4;IF([.J39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39]=&quot;r&quot;;4;IF([.L39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39]=&quot;r&quot;;4;IF([.N39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39]=&quot;r&quot;;4;IF([.P39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39]=&quot;r&quot;;5;IF([.R39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39]=&quot;r&quot;;5;IF([.T39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39]=&quot;r&quot;;5;IF([.V39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39]=&quot;r&quot;;5;IF([.X39]=&quot;f&quot;;-1.25;0))" office:value-type="float" office:value="0" calcext:value-type="float">
            <text:p>0</text:p>
          </table:table-cell>
          <table:table-cell table:style-name="ce4" table:formula="of:=12+SUM([.C39:.Y39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40]=&quot;r&quot;;3;IF([.B40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40]=&quot;r&quot;;3;IF([.D40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40]=&quot;r&quot;;3;IF([.F40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40]=&quot;r&quot;;3;IF([.H40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40]=&quot;r&quot;;4;IF([.J40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40]=&quot;r&quot;;4;IF([.L40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40]=&quot;r&quot;;4;IF([.N40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40]=&quot;r&quot;;4;IF([.P40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40]=&quot;r&quot;;5;IF([.R40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40]=&quot;r&quot;;5;IF([.T40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40]=&quot;r&quot;;5;IF([.V40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40]=&quot;r&quot;;5;IF([.X40]=&quot;f&quot;;-1.25;0))" office:value-type="float" office:value="0" calcext:value-type="float">
            <text:p>0</text:p>
          </table:table-cell>
          <table:table-cell table:style-name="ce4" table:formula="of:=12+SUM([.C40:.Y40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41]=&quot;r&quot;;3;IF([.B41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41]=&quot;r&quot;;3;IF([.D41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41]=&quot;r&quot;;3;IF([.F41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41]=&quot;r&quot;;3;IF([.H41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41]=&quot;r&quot;;4;IF([.J41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41]=&quot;r&quot;;4;IF([.L41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41]=&quot;r&quot;;4;IF([.N41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41]=&quot;r&quot;;4;IF([.P41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41]=&quot;r&quot;;5;IF([.R41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41]=&quot;r&quot;;5;IF([.T41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41]=&quot;r&quot;;5;IF([.V41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41]=&quot;r&quot;;5;IF([.X41]=&quot;f&quot;;-1.25;0))" office:value-type="float" office:value="0" calcext:value-type="float">
            <text:p>0</text:p>
          </table:table-cell>
          <table:table-cell table:style-name="ce4" table:formula="of:=12+SUM([.C41:.Y41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42]=&quot;r&quot;;3;IF([.B42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42]=&quot;r&quot;;3;IF([.D42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42]=&quot;r&quot;;3;IF([.F42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42]=&quot;r&quot;;3;IF([.H42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42]=&quot;r&quot;;4;IF([.J42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42]=&quot;r&quot;;4;IF([.L42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42]=&quot;r&quot;;4;IF([.N42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42]=&quot;r&quot;;4;IF([.P42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42]=&quot;r&quot;;5;IF([.R42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42]=&quot;r&quot;;5;IF([.T42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42]=&quot;r&quot;;5;IF([.V42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42]=&quot;r&quot;;5;IF([.X42]=&quot;f&quot;;-1.25;0))" office:value-type="float" office:value="0" calcext:value-type="float">
            <text:p>0</text:p>
          </table:table-cell>
          <table:table-cell table:style-name="ce4" table:formula="of:=12+SUM([.C42:.Y42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43]=&quot;r&quot;;3;IF([.B43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43]=&quot;r&quot;;3;IF([.D43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43]=&quot;r&quot;;3;IF([.F43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43]=&quot;r&quot;;3;IF([.H43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43]=&quot;r&quot;;4;IF([.J43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43]=&quot;r&quot;;4;IF([.L43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43]=&quot;r&quot;;4;IF([.N43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43]=&quot;r&quot;;4;IF([.P43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43]=&quot;r&quot;;5;IF([.R43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43]=&quot;r&quot;;5;IF([.T43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43]=&quot;r&quot;;5;IF([.V43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43]=&quot;r&quot;;5;IF([.X43]=&quot;f&quot;;-1.25;0))" office:value-type="float" office:value="0" calcext:value-type="float">
            <text:p>0</text:p>
          </table:table-cell>
          <table:table-cell table:style-name="ce4" table:formula="of:=12+SUM([.C43:.Y43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44]=&quot;r&quot;;3;IF([.B44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44]=&quot;r&quot;;3;IF([.D44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44]=&quot;r&quot;;3;IF([.F44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44]=&quot;r&quot;;3;IF([.H44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44]=&quot;r&quot;;4;IF([.J44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44]=&quot;r&quot;;4;IF([.L44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44]=&quot;r&quot;;4;IF([.N44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44]=&quot;r&quot;;4;IF([.P44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44]=&quot;r&quot;;5;IF([.R44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44]=&quot;r&quot;;5;IF([.T44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44]=&quot;r&quot;;5;IF([.V44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44]=&quot;r&quot;;5;IF([.X44]=&quot;f&quot;;-1.25;0))" office:value-type="float" office:value="0" calcext:value-type="float">
            <text:p>0</text:p>
          </table:table-cell>
          <table:table-cell table:style-name="ce4" table:formula="of:=12+SUM([.C44:.Y44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45]=&quot;r&quot;;3;IF([.B45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45]=&quot;r&quot;;3;IF([.D45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45]=&quot;r&quot;;3;IF([.F45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45]=&quot;r&quot;;3;IF([.H45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45]=&quot;r&quot;;4;IF([.J45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45]=&quot;r&quot;;4;IF([.L45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45]=&quot;r&quot;;4;IF([.N45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45]=&quot;r&quot;;4;IF([.P45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45]=&quot;r&quot;;5;IF([.R45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45]=&quot;r&quot;;5;IF([.T45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45]=&quot;r&quot;;5;IF([.V45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45]=&quot;r&quot;;5;IF([.X45]=&quot;f&quot;;-1.25;0))" office:value-type="float" office:value="0" calcext:value-type="float">
            <text:p>0</text:p>
          </table:table-cell>
          <table:table-cell table:style-name="ce4" table:formula="of:=12+SUM([.C45:.Y45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46]=&quot;r&quot;;3;IF([.B46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46]=&quot;r&quot;;3;IF([.D46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46]=&quot;r&quot;;3;IF([.F46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46]=&quot;r&quot;;3;IF([.H46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46]=&quot;r&quot;;4;IF([.J46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46]=&quot;r&quot;;4;IF([.L46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46]=&quot;r&quot;;4;IF([.N46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46]=&quot;r&quot;;4;IF([.P46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46]=&quot;r&quot;;5;IF([.R46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46]=&quot;r&quot;;5;IF([.T46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46]=&quot;r&quot;;5;IF([.V46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46]=&quot;r&quot;;5;IF([.X46]=&quot;f&quot;;-1.25;0))" office:value-type="float" office:value="0" calcext:value-type="float">
            <text:p>0</text:p>
          </table:table-cell>
          <table:table-cell table:style-name="ce4" table:formula="of:=12+SUM([.C46:.Y46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47]=&quot;r&quot;;3;IF([.B47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47]=&quot;r&quot;;3;IF([.D47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47]=&quot;r&quot;;3;IF([.F47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47]=&quot;r&quot;;3;IF([.H47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47]=&quot;r&quot;;4;IF([.J47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47]=&quot;r&quot;;4;IF([.L47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47]=&quot;r&quot;;4;IF([.N47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47]=&quot;r&quot;;4;IF([.P47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47]=&quot;r&quot;;5;IF([.R47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47]=&quot;r&quot;;5;IF([.T47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47]=&quot;r&quot;;5;IF([.V47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47]=&quot;r&quot;;5;IF([.X47]=&quot;f&quot;;-1.25;0))" office:value-type="float" office:value="0" calcext:value-type="float">
            <text:p>0</text:p>
          </table:table-cell>
          <table:table-cell table:style-name="ce4" table:formula="of:=12+SUM([.C47:.Y47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48]=&quot;r&quot;;3;IF([.B48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48]=&quot;r&quot;;3;IF([.D48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48]=&quot;r&quot;;3;IF([.F48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48]=&quot;r&quot;;3;IF([.H48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48]=&quot;r&quot;;4;IF([.J48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48]=&quot;r&quot;;4;IF([.L48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48]=&quot;r&quot;;4;IF([.N48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48]=&quot;r&quot;;4;IF([.P48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48]=&quot;r&quot;;5;IF([.R48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48]=&quot;r&quot;;5;IF([.T48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48]=&quot;r&quot;;5;IF([.V48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48]=&quot;r&quot;;5;IF([.X48]=&quot;f&quot;;-1.25;0))" office:value-type="float" office:value="0" calcext:value-type="float">
            <text:p>0</text:p>
          </table:table-cell>
          <table:table-cell table:style-name="ce4" table:formula="of:=12+SUM([.C48:.Y48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49]=&quot;r&quot;;3;IF([.B49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49]=&quot;r&quot;;3;IF([.D49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49]=&quot;r&quot;;3;IF([.F49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49]=&quot;r&quot;;3;IF([.H49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49]=&quot;r&quot;;4;IF([.J49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49]=&quot;r&quot;;4;IF([.L49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49]=&quot;r&quot;;4;IF([.N49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49]=&quot;r&quot;;4;IF([.P49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49]=&quot;r&quot;;5;IF([.R49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49]=&quot;r&quot;;5;IF([.T49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49]=&quot;r&quot;;5;IF([.V49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49]=&quot;r&quot;;5;IF([.X49]=&quot;f&quot;;-1.25;0))" office:value-type="float" office:value="0" calcext:value-type="float">
            <text:p>0</text:p>
          </table:table-cell>
          <table:table-cell table:style-name="ce4" table:formula="of:=12+SUM([.C49:.Y49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50]=&quot;r&quot;;3;IF([.B50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50]=&quot;r&quot;;3;IF([.D50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50]=&quot;r&quot;;3;IF([.F50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50]=&quot;r&quot;;3;IF([.H50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50]=&quot;r&quot;;4;IF([.J50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50]=&quot;r&quot;;4;IF([.L50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50]=&quot;r&quot;;4;IF([.N50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50]=&quot;r&quot;;4;IF([.P50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50]=&quot;r&quot;;5;IF([.R50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50]=&quot;r&quot;;5;IF([.T50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50]=&quot;r&quot;;5;IF([.V50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50]=&quot;r&quot;;5;IF([.X50]=&quot;f&quot;;-1.25;0))" office:value-type="float" office:value="0" calcext:value-type="float">
            <text:p>0</text:p>
          </table:table-cell>
          <table:table-cell table:style-name="ce4" table:formula="of:=12+SUM([.C50:.Y50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51]=&quot;r&quot;;3;IF([.B51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51]=&quot;r&quot;;3;IF([.D51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51]=&quot;r&quot;;3;IF([.F51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51]=&quot;r&quot;;3;IF([.H51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51]=&quot;r&quot;;4;IF([.J51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51]=&quot;r&quot;;4;IF([.L51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51]=&quot;r&quot;;4;IF([.N51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51]=&quot;r&quot;;4;IF([.P51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51]=&quot;r&quot;;5;IF([.R51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51]=&quot;r&quot;;5;IF([.T51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51]=&quot;r&quot;;5;IF([.V51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51]=&quot;r&quot;;5;IF([.X51]=&quot;f&quot;;-1.25;0))" office:value-type="float" office:value="0" calcext:value-type="float">
            <text:p>0</text:p>
          </table:table-cell>
          <table:table-cell table:style-name="ce4" table:formula="of:=12+SUM([.C51:.Y51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52]=&quot;r&quot;;3;IF([.B52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52]=&quot;r&quot;;3;IF([.D52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52]=&quot;r&quot;;3;IF([.F52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52]=&quot;r&quot;;3;IF([.H52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52]=&quot;r&quot;;4;IF([.J52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52]=&quot;r&quot;;4;IF([.L52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52]=&quot;r&quot;;4;IF([.N52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52]=&quot;r&quot;;4;IF([.P52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52]=&quot;r&quot;;5;IF([.R52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52]=&quot;r&quot;;5;IF([.T52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52]=&quot;r&quot;;5;IF([.V52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52]=&quot;r&quot;;5;IF([.X52]=&quot;f&quot;;-1.25;0))" office:value-type="float" office:value="0" calcext:value-type="float">
            <text:p>0</text:p>
          </table:table-cell>
          <table:table-cell table:style-name="ce4" table:formula="of:=12+SUM([.C52:.Y52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53]=&quot;r&quot;;3;IF([.B53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53]=&quot;r&quot;;3;IF([.D53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53]=&quot;r&quot;;3;IF([.F53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53]=&quot;r&quot;;3;IF([.H53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53]=&quot;r&quot;;4;IF([.J53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53]=&quot;r&quot;;4;IF([.L53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53]=&quot;r&quot;;4;IF([.N53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53]=&quot;r&quot;;4;IF([.P53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53]=&quot;r&quot;;5;IF([.R53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53]=&quot;r&quot;;5;IF([.T53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53]=&quot;r&quot;;5;IF([.V53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53]=&quot;r&quot;;5;IF([.X53]=&quot;f&quot;;-1.25;0))" office:value-type="float" office:value="0" calcext:value-type="float">
            <text:p>0</text:p>
          </table:table-cell>
          <table:table-cell table:style-name="ce4" table:formula="of:=12+SUM([.C53:.Y53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54]=&quot;r&quot;;3;IF([.B54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54]=&quot;r&quot;;3;IF([.D54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54]=&quot;r&quot;;3;IF([.F54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54]=&quot;r&quot;;3;IF([.H54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54]=&quot;r&quot;;4;IF([.J54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54]=&quot;r&quot;;4;IF([.L54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54]=&quot;r&quot;;4;IF([.N54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54]=&quot;r&quot;;4;IF([.P54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54]=&quot;r&quot;;5;IF([.R54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54]=&quot;r&quot;;5;IF([.T54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54]=&quot;r&quot;;5;IF([.V54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54]=&quot;r&quot;;5;IF([.X54]=&quot;f&quot;;-1.25;0))" office:value-type="float" office:value="0" calcext:value-type="float">
            <text:p>0</text:p>
          </table:table-cell>
          <table:table-cell table:style-name="ce4" table:formula="of:=12+SUM([.C54:.Y54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55]=&quot;r&quot;;3;IF([.B55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55]=&quot;r&quot;;3;IF([.D55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55]=&quot;r&quot;;3;IF([.F55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55]=&quot;r&quot;;3;IF([.H55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55]=&quot;r&quot;;4;IF([.J55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55]=&quot;r&quot;;4;IF([.L55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55]=&quot;r&quot;;4;IF([.N55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55]=&quot;r&quot;;4;IF([.P55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55]=&quot;r&quot;;5;IF([.R55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55]=&quot;r&quot;;5;IF([.T55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55]=&quot;r&quot;;5;IF([.V55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55]=&quot;r&quot;;5;IF([.X55]=&quot;f&quot;;-1.25;0))" office:value-type="float" office:value="0" calcext:value-type="float">
            <text:p>0</text:p>
          </table:table-cell>
          <table:table-cell table:style-name="ce4" table:formula="of:=12+SUM([.C55:.Y55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56]=&quot;r&quot;;3;IF([.B56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56]=&quot;r&quot;;3;IF([.D56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56]=&quot;r&quot;;3;IF([.F56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56]=&quot;r&quot;;3;IF([.H56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56]=&quot;r&quot;;4;IF([.J56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56]=&quot;r&quot;;4;IF([.L56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56]=&quot;r&quot;;4;IF([.N56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56]=&quot;r&quot;;4;IF([.P56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56]=&quot;r&quot;;5;IF([.R56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56]=&quot;r&quot;;5;IF([.T56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56]=&quot;r&quot;;5;IF([.V56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56]=&quot;r&quot;;5;IF([.X56]=&quot;f&quot;;-1.25;0))" office:value-type="float" office:value="0" calcext:value-type="float">
            <text:p>0</text:p>
          </table:table-cell>
          <table:table-cell table:style-name="ce4" table:formula="of:=12+SUM([.C56:.Y56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57]=&quot;r&quot;;3;IF([.B57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57]=&quot;r&quot;;3;IF([.D57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57]=&quot;r&quot;;3;IF([.F57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57]=&quot;r&quot;;3;IF([.H57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57]=&quot;r&quot;;4;IF([.J57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57]=&quot;r&quot;;4;IF([.L57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57]=&quot;r&quot;;4;IF([.N57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57]=&quot;r&quot;;4;IF([.P57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57]=&quot;r&quot;;5;IF([.R57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57]=&quot;r&quot;;5;IF([.T57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57]=&quot;r&quot;;5;IF([.V57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57]=&quot;r&quot;;5;IF([.X57]=&quot;f&quot;;-1.25;0))" office:value-type="float" office:value="0" calcext:value-type="float">
            <text:p>0</text:p>
          </table:table-cell>
          <table:table-cell table:style-name="ce4" table:formula="of:=12+SUM([.C57:.Y57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58]=&quot;r&quot;;3;IF([.B58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58]=&quot;r&quot;;3;IF([.D58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58]=&quot;r&quot;;3;IF([.F58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58]=&quot;r&quot;;3;IF([.H58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58]=&quot;r&quot;;4;IF([.J58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58]=&quot;r&quot;;4;IF([.L58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58]=&quot;r&quot;;4;IF([.N58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58]=&quot;r&quot;;4;IF([.P58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58]=&quot;r&quot;;5;IF([.R58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58]=&quot;r&quot;;5;IF([.T58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58]=&quot;r&quot;;5;IF([.V58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58]=&quot;r&quot;;5;IF([.X58]=&quot;f&quot;;-1.25;0))" office:value-type="float" office:value="0" calcext:value-type="float">
            <text:p>0</text:p>
          </table:table-cell>
          <table:table-cell table:style-name="ce4" table:formula="of:=12+SUM([.C58:.Y58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59]=&quot;r&quot;;3;IF([.B59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59]=&quot;r&quot;;3;IF([.D59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59]=&quot;r&quot;;3;IF([.F59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59]=&quot;r&quot;;3;IF([.H59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59]=&quot;r&quot;;4;IF([.J59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59]=&quot;r&quot;;4;IF([.L59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59]=&quot;r&quot;;4;IF([.N59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59]=&quot;r&quot;;4;IF([.P59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59]=&quot;r&quot;;5;IF([.R59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59]=&quot;r&quot;;5;IF([.T59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59]=&quot;r&quot;;5;IF([.V59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59]=&quot;r&quot;;5;IF([.X59]=&quot;f&quot;;-1.25;0))" office:value-type="float" office:value="0" calcext:value-type="float">
            <text:p>0</text:p>
          </table:table-cell>
          <table:table-cell table:style-name="ce4" table:formula="of:=12+SUM([.C59:.Y59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60]=&quot;r&quot;;3;IF([.B60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60]=&quot;r&quot;;3;IF([.D60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60]=&quot;r&quot;;3;IF([.F60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60]=&quot;r&quot;;3;IF([.H60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60]=&quot;r&quot;;4;IF([.J60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60]=&quot;r&quot;;4;IF([.L60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60]=&quot;r&quot;;4;IF([.N60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60]=&quot;r&quot;;4;IF([.P60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60]=&quot;r&quot;;5;IF([.R60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60]=&quot;r&quot;;5;IF([.T60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60]=&quot;r&quot;;5;IF([.V60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60]=&quot;r&quot;;5;IF([.X60]=&quot;f&quot;;-1.25;0))" office:value-type="float" office:value="0" calcext:value-type="float">
            <text:p>0</text:p>
          </table:table-cell>
          <table:table-cell table:style-name="ce4" table:formula="of:=12+SUM([.C60:.Y60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61]=&quot;r&quot;;3;IF([.B61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61]=&quot;r&quot;;3;IF([.D61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61]=&quot;r&quot;;3;IF([.F61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61]=&quot;r&quot;;3;IF([.H61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61]=&quot;r&quot;;4;IF([.J61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61]=&quot;r&quot;;4;IF([.L61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61]=&quot;r&quot;;4;IF([.N61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61]=&quot;r&quot;;4;IF([.P61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61]=&quot;r&quot;;5;IF([.R61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61]=&quot;r&quot;;5;IF([.T61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61]=&quot;r&quot;;5;IF([.V61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61]=&quot;r&quot;;5;IF([.X61]=&quot;f&quot;;-1.25;0))" office:value-type="float" office:value="0" calcext:value-type="float">
            <text:p>0</text:p>
          </table:table-cell>
          <table:table-cell table:style-name="ce4" table:formula="of:=12+SUM([.C61:.Y61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62]=&quot;r&quot;;3;IF([.B62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62]=&quot;r&quot;;3;IF([.D62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62]=&quot;r&quot;;3;IF([.F62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62]=&quot;r&quot;;3;IF([.H62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62]=&quot;r&quot;;4;IF([.J62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62]=&quot;r&quot;;4;IF([.L62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62]=&quot;r&quot;;4;IF([.N62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62]=&quot;r&quot;;4;IF([.P62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62]=&quot;r&quot;;5;IF([.R62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62]=&quot;r&quot;;5;IF([.T62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62]=&quot;r&quot;;5;IF([.V62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62]=&quot;r&quot;;5;IF([.X62]=&quot;f&quot;;-1.25;0))" office:value-type="float" office:value="0" calcext:value-type="float">
            <text:p>0</text:p>
          </table:table-cell>
          <table:table-cell table:style-name="ce4" table:formula="of:=12+SUM([.C62:.Y62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63]=&quot;r&quot;;3;IF([.B63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63]=&quot;r&quot;;3;IF([.D63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63]=&quot;r&quot;;3;IF([.F63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63]=&quot;r&quot;;3;IF([.H63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63]=&quot;r&quot;;4;IF([.J63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63]=&quot;r&quot;;4;IF([.L63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63]=&quot;r&quot;;4;IF([.N63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63]=&quot;r&quot;;4;IF([.P63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63]=&quot;r&quot;;5;IF([.R63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63]=&quot;r&quot;;5;IF([.T63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63]=&quot;r&quot;;5;IF([.V63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63]=&quot;r&quot;;5;IF([.X63]=&quot;f&quot;;-1.25;0))" office:value-type="float" office:value="0" calcext:value-type="float">
            <text:p>0</text:p>
          </table:table-cell>
          <table:table-cell table:style-name="ce4" table:formula="of:=12+SUM([.C63:.Y63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64]=&quot;r&quot;;3;IF([.B64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64]=&quot;r&quot;;3;IF([.D64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64]=&quot;r&quot;;3;IF([.F64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64]=&quot;r&quot;;3;IF([.H64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64]=&quot;r&quot;;4;IF([.J64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64]=&quot;r&quot;;4;IF([.L64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64]=&quot;r&quot;;4;IF([.N64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64]=&quot;r&quot;;4;IF([.P64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64]=&quot;r&quot;;5;IF([.R64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64]=&quot;r&quot;;5;IF([.T64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64]=&quot;r&quot;;5;IF([.V64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64]=&quot;r&quot;;5;IF([.X64]=&quot;f&quot;;-1.25;0))" office:value-type="float" office:value="0" calcext:value-type="float">
            <text:p>0</text:p>
          </table:table-cell>
          <table:table-cell table:style-name="ce4" table:formula="of:=12+SUM([.C64:.Y64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65]=&quot;r&quot;;3;IF([.B65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65]=&quot;r&quot;;3;IF([.D65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65]=&quot;r&quot;;3;IF([.F65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65]=&quot;r&quot;;3;IF([.H65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65]=&quot;r&quot;;4;IF([.J65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65]=&quot;r&quot;;4;IF([.L65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65]=&quot;r&quot;;4;IF([.N65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65]=&quot;r&quot;;4;IF([.P65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65]=&quot;r&quot;;5;IF([.R65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65]=&quot;r&quot;;5;IF([.T65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65]=&quot;r&quot;;5;IF([.V65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65]=&quot;r&quot;;5;IF([.X65]=&quot;f&quot;;-1.25;0))" office:value-type="float" office:value="0" calcext:value-type="float">
            <text:p>0</text:p>
          </table:table-cell>
          <table:table-cell table:style-name="ce4" table:formula="of:=12+SUM([.C65:.Y65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66]=&quot;r&quot;;3;IF([.B66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66]=&quot;r&quot;;3;IF([.D66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66]=&quot;r&quot;;3;IF([.F66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66]=&quot;r&quot;;3;IF([.H66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66]=&quot;r&quot;;4;IF([.J66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66]=&quot;r&quot;;4;IF([.L66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66]=&quot;r&quot;;4;IF([.N66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66]=&quot;r&quot;;4;IF([.P66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66]=&quot;r&quot;;5;IF([.R66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66]=&quot;r&quot;;5;IF([.T66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66]=&quot;r&quot;;5;IF([.V66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66]=&quot;r&quot;;5;IF([.X66]=&quot;f&quot;;-1.25;0))" office:value-type="float" office:value="0" calcext:value-type="float">
            <text:p>0</text:p>
          </table:table-cell>
          <table:table-cell table:style-name="ce4" table:formula="of:=12+SUM([.C66:.Y66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67]=&quot;r&quot;;3;IF([.B67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67]=&quot;r&quot;;3;IF([.D67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67]=&quot;r&quot;;3;IF([.F67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67]=&quot;r&quot;;3;IF([.H67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67]=&quot;r&quot;;4;IF([.J67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67]=&quot;r&quot;;4;IF([.L67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67]=&quot;r&quot;;4;IF([.N67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67]=&quot;r&quot;;4;IF([.P67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67]=&quot;r&quot;;5;IF([.R67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67]=&quot;r&quot;;5;IF([.T67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67]=&quot;r&quot;;5;IF([.V67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67]=&quot;r&quot;;5;IF([.X67]=&quot;f&quot;;-1.25;0))" office:value-type="float" office:value="0" calcext:value-type="float">
            <text:p>0</text:p>
          </table:table-cell>
          <table:table-cell table:style-name="ce4" table:formula="of:=12+SUM([.C67:.Y67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68]=&quot;r&quot;;3;IF([.B68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68]=&quot;r&quot;;3;IF([.D68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68]=&quot;r&quot;;3;IF([.F68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68]=&quot;r&quot;;3;IF([.H68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68]=&quot;r&quot;;4;IF([.J68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68]=&quot;r&quot;;4;IF([.L68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68]=&quot;r&quot;;4;IF([.N68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68]=&quot;r&quot;;4;IF([.P68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68]=&quot;r&quot;;5;IF([.R68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68]=&quot;r&quot;;5;IF([.T68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68]=&quot;r&quot;;5;IF([.V68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68]=&quot;r&quot;;5;IF([.X68]=&quot;f&quot;;-1.25;0))" office:value-type="float" office:value="0" calcext:value-type="float">
            <text:p>0</text:p>
          </table:table-cell>
          <table:table-cell table:style-name="ce4" table:formula="of:=12+SUM([.C68:.Y68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69]=&quot;r&quot;;3;IF([.B69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69]=&quot;r&quot;;3;IF([.D69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69]=&quot;r&quot;;3;IF([.F69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69]=&quot;r&quot;;3;IF([.H69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69]=&quot;r&quot;;4;IF([.J69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69]=&quot;r&quot;;4;IF([.L69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69]=&quot;r&quot;;4;IF([.N69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69]=&quot;r&quot;;4;IF([.P69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69]=&quot;r&quot;;5;IF([.R69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69]=&quot;r&quot;;5;IF([.T69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69]=&quot;r&quot;;5;IF([.V69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69]=&quot;r&quot;;5;IF([.X69]=&quot;f&quot;;-1.25;0))" office:value-type="float" office:value="0" calcext:value-type="float">
            <text:p>0</text:p>
          </table:table-cell>
          <table:table-cell table:style-name="ce4" table:formula="of:=12+SUM([.C69:.Y69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70]=&quot;r&quot;;3;IF([.B70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70]=&quot;r&quot;;3;IF([.D70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70]=&quot;r&quot;;3;IF([.F70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70]=&quot;r&quot;;3;IF([.H70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70]=&quot;r&quot;;4;IF([.J70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70]=&quot;r&quot;;4;IF([.L70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70]=&quot;r&quot;;4;IF([.N70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70]=&quot;r&quot;;4;IF([.P70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70]=&quot;r&quot;;5;IF([.R70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70]=&quot;r&quot;;5;IF([.T70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70]=&quot;r&quot;;5;IF([.V70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70]=&quot;r&quot;;5;IF([.X70]=&quot;f&quot;;-1.25;0))" office:value-type="float" office:value="0" calcext:value-type="float">
            <text:p>0</text:p>
          </table:table-cell>
          <table:table-cell table:style-name="ce4" table:formula="of:=12+SUM([.C70:.Y70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71]=&quot;r&quot;;3;IF([.B71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71]=&quot;r&quot;;3;IF([.D71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71]=&quot;r&quot;;3;IF([.F71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71]=&quot;r&quot;;3;IF([.H71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71]=&quot;r&quot;;4;IF([.J71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71]=&quot;r&quot;;4;IF([.L71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71]=&quot;r&quot;;4;IF([.N71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71]=&quot;r&quot;;4;IF([.P71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71]=&quot;r&quot;;5;IF([.R71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71]=&quot;r&quot;;5;IF([.T71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71]=&quot;r&quot;;5;IF([.V71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71]=&quot;r&quot;;5;IF([.X71]=&quot;f&quot;;-1.25;0))" office:value-type="float" office:value="0" calcext:value-type="float">
            <text:p>0</text:p>
          </table:table-cell>
          <table:table-cell table:style-name="ce4" table:formula="of:=12+SUM([.C71:.Y71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72]=&quot;r&quot;;3;IF([.B72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72]=&quot;r&quot;;3;IF([.D72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72]=&quot;r&quot;;3;IF([.F72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72]=&quot;r&quot;;3;IF([.H72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72]=&quot;r&quot;;4;IF([.J72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72]=&quot;r&quot;;4;IF([.L72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72]=&quot;r&quot;;4;IF([.N72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72]=&quot;r&quot;;4;IF([.P72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72]=&quot;r&quot;;5;IF([.R72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72]=&quot;r&quot;;5;IF([.T72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72]=&quot;r&quot;;5;IF([.V72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72]=&quot;r&quot;;5;IF([.X72]=&quot;f&quot;;-1.25;0))" office:value-type="float" office:value="0" calcext:value-type="float">
            <text:p>0</text:p>
          </table:table-cell>
          <table:table-cell table:style-name="ce4" table:formula="of:=12+SUM([.C72:.Y72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73]=&quot;r&quot;;3;IF([.B73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73]=&quot;r&quot;;3;IF([.D73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73]=&quot;r&quot;;3;IF([.F73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73]=&quot;r&quot;;3;IF([.H73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73]=&quot;r&quot;;4;IF([.J73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73]=&quot;r&quot;;4;IF([.L73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73]=&quot;r&quot;;4;IF([.N73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73]=&quot;r&quot;;4;IF([.P73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73]=&quot;r&quot;;5;IF([.R73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73]=&quot;r&quot;;5;IF([.T73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73]=&quot;r&quot;;5;IF([.V73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73]=&quot;r&quot;;5;IF([.X73]=&quot;f&quot;;-1.25;0))" office:value-type="float" office:value="0" calcext:value-type="float">
            <text:p>0</text:p>
          </table:table-cell>
          <table:table-cell table:style-name="ce4" table:formula="of:=12+SUM([.C73:.Y73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74]=&quot;r&quot;;3;IF([.B74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74]=&quot;r&quot;;3;IF([.D74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74]=&quot;r&quot;;3;IF([.F74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74]=&quot;r&quot;;3;IF([.H74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74]=&quot;r&quot;;4;IF([.J74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74]=&quot;r&quot;;4;IF([.L74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74]=&quot;r&quot;;4;IF([.N74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74]=&quot;r&quot;;4;IF([.P74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74]=&quot;r&quot;;5;IF([.R74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74]=&quot;r&quot;;5;IF([.T74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74]=&quot;r&quot;;5;IF([.V74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74]=&quot;r&quot;;5;IF([.X74]=&quot;f&quot;;-1.25;0))" office:value-type="float" office:value="0" calcext:value-type="float">
            <text:p>0</text:p>
          </table:table-cell>
          <table:table-cell table:style-name="ce4" table:formula="of:=12+SUM([.C74:.Y74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75]=&quot;r&quot;;3;IF([.B75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75]=&quot;r&quot;;3;IF([.D75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75]=&quot;r&quot;;3;IF([.F75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75]=&quot;r&quot;;3;IF([.H75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75]=&quot;r&quot;;4;IF([.J75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75]=&quot;r&quot;;4;IF([.L75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75]=&quot;r&quot;;4;IF([.N75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75]=&quot;r&quot;;4;IF([.P75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75]=&quot;r&quot;;5;IF([.R75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75]=&quot;r&quot;;5;IF([.T75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75]=&quot;r&quot;;5;IF([.V75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75]=&quot;r&quot;;5;IF([.X75]=&quot;f&quot;;-1.25;0))" office:value-type="float" office:value="0" calcext:value-type="float">
            <text:p>0</text:p>
          </table:table-cell>
          <table:table-cell table:style-name="ce4" table:formula="of:=12+SUM([.C75:.Y75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76]=&quot;r&quot;;3;IF([.B76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76]=&quot;r&quot;;3;IF([.D76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76]=&quot;r&quot;;3;IF([.F76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76]=&quot;r&quot;;3;IF([.H76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76]=&quot;r&quot;;4;IF([.J76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76]=&quot;r&quot;;4;IF([.L76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76]=&quot;r&quot;;4;IF([.N76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76]=&quot;r&quot;;4;IF([.P76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76]=&quot;r&quot;;5;IF([.R76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76]=&quot;r&quot;;5;IF([.T76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76]=&quot;r&quot;;5;IF([.V76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76]=&quot;r&quot;;5;IF([.X76]=&quot;f&quot;;-1.25;0))" office:value-type="float" office:value="0" calcext:value-type="float">
            <text:p>0</text:p>
          </table:table-cell>
          <table:table-cell table:style-name="ce4" table:formula="of:=12+SUM([.C76:.Y76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77]=&quot;r&quot;;3;IF([.B77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77]=&quot;r&quot;;3;IF([.D77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77]=&quot;r&quot;;3;IF([.F77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77]=&quot;r&quot;;3;IF([.H77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77]=&quot;r&quot;;4;IF([.J77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77]=&quot;r&quot;;4;IF([.L77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77]=&quot;r&quot;;4;IF([.N77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77]=&quot;r&quot;;4;IF([.P77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77]=&quot;r&quot;;5;IF([.R77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77]=&quot;r&quot;;5;IF([.T77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77]=&quot;r&quot;;5;IF([.V77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77]=&quot;r&quot;;5;IF([.X77]=&quot;f&quot;;-1.25;0))" office:value-type="float" office:value="0" calcext:value-type="float">
            <text:p>0</text:p>
          </table:table-cell>
          <table:table-cell table:style-name="ce4" table:formula="of:=12+SUM([.C77:.Y77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78]=&quot;r&quot;;3;IF([.B78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78]=&quot;r&quot;;3;IF([.D78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78]=&quot;r&quot;;3;IF([.F78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78]=&quot;r&quot;;3;IF([.H78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78]=&quot;r&quot;;4;IF([.J78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78]=&quot;r&quot;;4;IF([.L78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78]=&quot;r&quot;;4;IF([.N78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78]=&quot;r&quot;;4;IF([.P78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78]=&quot;r&quot;;5;IF([.R78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78]=&quot;r&quot;;5;IF([.T78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78]=&quot;r&quot;;5;IF([.V78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78]=&quot;r&quot;;5;IF([.X78]=&quot;f&quot;;-1.25;0))" office:value-type="float" office:value="0" calcext:value-type="float">
            <text:p>0</text:p>
          </table:table-cell>
          <table:table-cell table:style-name="ce4" table:formula="of:=12+SUM([.C78:.Y78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79]=&quot;r&quot;;3;IF([.B79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79]=&quot;r&quot;;3;IF([.D79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79]=&quot;r&quot;;3;IF([.F79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79]=&quot;r&quot;;3;IF([.H79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79]=&quot;r&quot;;4;IF([.J79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79]=&quot;r&quot;;4;IF([.L79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79]=&quot;r&quot;;4;IF([.N79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79]=&quot;r&quot;;4;IF([.P79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79]=&quot;r&quot;;5;IF([.R79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79]=&quot;r&quot;;5;IF([.T79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79]=&quot;r&quot;;5;IF([.V79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79]=&quot;r&quot;;5;IF([.X79]=&quot;f&quot;;-1.25;0))" office:value-type="float" office:value="0" calcext:value-type="float">
            <text:p>0</text:p>
          </table:table-cell>
          <table:table-cell table:style-name="ce4" table:formula="of:=12+SUM([.C79:.Y79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80]=&quot;r&quot;;3;IF([.B80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80]=&quot;r&quot;;3;IF([.D80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80]=&quot;r&quot;;3;IF([.F80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80]=&quot;r&quot;;3;IF([.H80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80]=&quot;r&quot;;4;IF([.J80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80]=&quot;r&quot;;4;IF([.L80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80]=&quot;r&quot;;4;IF([.N80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80]=&quot;r&quot;;4;IF([.P80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80]=&quot;r&quot;;5;IF([.R80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80]=&quot;r&quot;;5;IF([.T80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80]=&quot;r&quot;;5;IF([.V80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80]=&quot;r&quot;;5;IF([.X80]=&quot;f&quot;;-1.25;0))" office:value-type="float" office:value="0" calcext:value-type="float">
            <text:p>0</text:p>
          </table:table-cell>
          <table:table-cell table:style-name="ce4" table:formula="of:=12+SUM([.C80:.Y80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81]=&quot;r&quot;;3;IF([.B81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81]=&quot;r&quot;;3;IF([.D81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81]=&quot;r&quot;;3;IF([.F81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81]=&quot;r&quot;;3;IF([.H81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81]=&quot;r&quot;;4;IF([.J81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81]=&quot;r&quot;;4;IF([.L81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81]=&quot;r&quot;;4;IF([.N81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81]=&quot;r&quot;;4;IF([.P81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81]=&quot;r&quot;;5;IF([.R81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81]=&quot;r&quot;;5;IF([.T81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81]=&quot;r&quot;;5;IF([.V81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81]=&quot;r&quot;;5;IF([.X81]=&quot;f&quot;;-1.25;0))" office:value-type="float" office:value="0" calcext:value-type="float">
            <text:p>0</text:p>
          </table:table-cell>
          <table:table-cell table:style-name="ce4" table:formula="of:=12+SUM([.C81:.Y81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82]=&quot;r&quot;;3;IF([.B82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82]=&quot;r&quot;;3;IF([.D82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82]=&quot;r&quot;;3;IF([.F82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82]=&quot;r&quot;;3;IF([.H82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82]=&quot;r&quot;;4;IF([.J82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82]=&quot;r&quot;;4;IF([.L82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82]=&quot;r&quot;;4;IF([.N82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82]=&quot;r&quot;;4;IF([.P82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82]=&quot;r&quot;;5;IF([.R82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82]=&quot;r&quot;;5;IF([.T82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82]=&quot;r&quot;;5;IF([.V82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82]=&quot;r&quot;;5;IF([.X82]=&quot;f&quot;;-1.25;0))" office:value-type="float" office:value="0" calcext:value-type="float">
            <text:p>0</text:p>
          </table:table-cell>
          <table:table-cell table:style-name="ce4" table:formula="of:=12+SUM([.C82:.Y82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83]=&quot;r&quot;;3;IF([.B83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83]=&quot;r&quot;;3;IF([.D83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83]=&quot;r&quot;;3;IF([.F83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83]=&quot;r&quot;;3;IF([.H83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83]=&quot;r&quot;;4;IF([.J83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83]=&quot;r&quot;;4;IF([.L83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83]=&quot;r&quot;;4;IF([.N83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83]=&quot;r&quot;;4;IF([.P83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83]=&quot;r&quot;;5;IF([.R83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83]=&quot;r&quot;;5;IF([.T83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83]=&quot;r&quot;;5;IF([.V83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83]=&quot;r&quot;;5;IF([.X83]=&quot;f&quot;;-1.25;0))" office:value-type="float" office:value="0" calcext:value-type="float">
            <text:p>0</text:p>
          </table:table-cell>
          <table:table-cell table:style-name="ce4" table:formula="of:=12+SUM([.C83:.Y83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84]=&quot;r&quot;;3;IF([.B84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84]=&quot;r&quot;;3;IF([.D84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84]=&quot;r&quot;;3;IF([.F84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84]=&quot;r&quot;;3;IF([.H84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84]=&quot;r&quot;;4;IF([.J84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84]=&quot;r&quot;;4;IF([.L84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84]=&quot;r&quot;;4;IF([.N84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84]=&quot;r&quot;;4;IF([.P84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84]=&quot;r&quot;;5;IF([.R84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84]=&quot;r&quot;;5;IF([.T84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84]=&quot;r&quot;;5;IF([.V84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84]=&quot;r&quot;;5;IF([.X84]=&quot;f&quot;;-1.25;0))" office:value-type="float" office:value="0" calcext:value-type="float">
            <text:p>0</text:p>
          </table:table-cell>
          <table:table-cell table:style-name="ce4" table:formula="of:=12+SUM([.C84:.Y84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85]=&quot;r&quot;;3;IF([.B85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85]=&quot;r&quot;;3;IF([.D85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85]=&quot;r&quot;;3;IF([.F85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85]=&quot;r&quot;;3;IF([.H85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85]=&quot;r&quot;;4;IF([.J85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85]=&quot;r&quot;;4;IF([.L85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85]=&quot;r&quot;;4;IF([.N85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85]=&quot;r&quot;;4;IF([.P85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85]=&quot;r&quot;;5;IF([.R85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85]=&quot;r&quot;;5;IF([.T85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85]=&quot;r&quot;;5;IF([.V85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85]=&quot;r&quot;;5;IF([.X85]=&quot;f&quot;;-1.25;0))" office:value-type="float" office:value="0" calcext:value-type="float">
            <text:p>0</text:p>
          </table:table-cell>
          <table:table-cell table:style-name="ce4" table:formula="of:=12+SUM([.C85:.Y85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86]=&quot;r&quot;;3;IF([.B86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86]=&quot;r&quot;;3;IF([.D86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86]=&quot;r&quot;;3;IF([.F86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86]=&quot;r&quot;;3;IF([.H86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86]=&quot;r&quot;;4;IF([.J86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86]=&quot;r&quot;;4;IF([.L86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86]=&quot;r&quot;;4;IF([.N86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86]=&quot;r&quot;;4;IF([.P86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86]=&quot;r&quot;;5;IF([.R86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86]=&quot;r&quot;;5;IF([.T86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86]=&quot;r&quot;;5;IF([.V86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86]=&quot;r&quot;;5;IF([.X86]=&quot;f&quot;;-1.25;0))" office:value-type="float" office:value="0" calcext:value-type="float">
            <text:p>0</text:p>
          </table:table-cell>
          <table:table-cell table:style-name="ce4" table:formula="of:=12+SUM([.C86:.Y86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87]=&quot;r&quot;;3;IF([.B87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87]=&quot;r&quot;;3;IF([.D87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87]=&quot;r&quot;;3;IF([.F87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87]=&quot;r&quot;;3;IF([.H87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87]=&quot;r&quot;;4;IF([.J87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87]=&quot;r&quot;;4;IF([.L87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87]=&quot;r&quot;;4;IF([.N87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87]=&quot;r&quot;;4;IF([.P87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87]=&quot;r&quot;;5;IF([.R87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87]=&quot;r&quot;;5;IF([.T87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87]=&quot;r&quot;;5;IF([.V87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87]=&quot;r&quot;;5;IF([.X87]=&quot;f&quot;;-1.25;0))" office:value-type="float" office:value="0" calcext:value-type="float">
            <text:p>0</text:p>
          </table:table-cell>
          <table:table-cell table:style-name="ce4" table:formula="of:=12+SUM([.C87:.Y87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88]=&quot;r&quot;;3;IF([.B88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88]=&quot;r&quot;;3;IF([.D88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88]=&quot;r&quot;;3;IF([.F88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88]=&quot;r&quot;;3;IF([.H88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88]=&quot;r&quot;;4;IF([.J88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88]=&quot;r&quot;;4;IF([.L88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88]=&quot;r&quot;;4;IF([.N88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88]=&quot;r&quot;;4;IF([.P88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88]=&quot;r&quot;;5;IF([.R88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88]=&quot;r&quot;;5;IF([.T88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88]=&quot;r&quot;;5;IF([.V88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88]=&quot;r&quot;;5;IF([.X88]=&quot;f&quot;;-1.25;0))" office:value-type="float" office:value="0" calcext:value-type="float">
            <text:p>0</text:p>
          </table:table-cell>
          <table:table-cell table:style-name="ce4" table:formula="of:=12+SUM([.C88:.Y88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89]=&quot;r&quot;;3;IF([.B89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89]=&quot;r&quot;;3;IF([.D89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89]=&quot;r&quot;;3;IF([.F89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89]=&quot;r&quot;;3;IF([.H89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89]=&quot;r&quot;;4;IF([.J89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89]=&quot;r&quot;;4;IF([.L89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89]=&quot;r&quot;;4;IF([.N89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89]=&quot;r&quot;;4;IF([.P89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89]=&quot;r&quot;;5;IF([.R89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89]=&quot;r&quot;;5;IF([.T89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89]=&quot;r&quot;;5;IF([.V89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89]=&quot;r&quot;;5;IF([.X89]=&quot;f&quot;;-1.25;0))" office:value-type="float" office:value="0" calcext:value-type="float">
            <text:p>0</text:p>
          </table:table-cell>
          <table:table-cell table:style-name="ce4" table:formula="of:=12+SUM([.C89:.Y89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90]=&quot;r&quot;;3;IF([.B90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90]=&quot;r&quot;;3;IF([.D90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90]=&quot;r&quot;;3;IF([.F90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90]=&quot;r&quot;;3;IF([.H90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90]=&quot;r&quot;;4;IF([.J90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90]=&quot;r&quot;;4;IF([.L90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90]=&quot;r&quot;;4;IF([.N90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90]=&quot;r&quot;;4;IF([.P90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90]=&quot;r&quot;;5;IF([.R90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90]=&quot;r&quot;;5;IF([.T90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90]=&quot;r&quot;;5;IF([.V90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90]=&quot;r&quot;;5;IF([.X90]=&quot;f&quot;;-1.25;0))" office:value-type="float" office:value="0" calcext:value-type="float">
            <text:p>0</text:p>
          </table:table-cell>
          <table:table-cell table:style-name="ce4" table:formula="of:=12+SUM([.C90:.Y90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91]=&quot;r&quot;;3;IF([.B91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91]=&quot;r&quot;;3;IF([.D91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91]=&quot;r&quot;;3;IF([.F91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91]=&quot;r&quot;;3;IF([.H91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91]=&quot;r&quot;;4;IF([.J91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91]=&quot;r&quot;;4;IF([.L91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91]=&quot;r&quot;;4;IF([.N91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91]=&quot;r&quot;;4;IF([.P91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91]=&quot;r&quot;;5;IF([.R91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91]=&quot;r&quot;;5;IF([.T91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91]=&quot;r&quot;;5;IF([.V91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91]=&quot;r&quot;;5;IF([.X91]=&quot;f&quot;;-1.25;0))" office:value-type="float" office:value="0" calcext:value-type="float">
            <text:p>0</text:p>
          </table:table-cell>
          <table:table-cell table:style-name="ce4" table:formula="of:=12+SUM([.C91:.Y91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92]=&quot;r&quot;;3;IF([.B92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92]=&quot;r&quot;;3;IF([.D92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92]=&quot;r&quot;;3;IF([.F92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92]=&quot;r&quot;;3;IF([.H92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92]=&quot;r&quot;;4;IF([.J92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92]=&quot;r&quot;;4;IF([.L92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92]=&quot;r&quot;;4;IF([.N92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92]=&quot;r&quot;;4;IF([.P92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92]=&quot;r&quot;;5;IF([.R92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92]=&quot;r&quot;;5;IF([.T92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92]=&quot;r&quot;;5;IF([.V92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92]=&quot;r&quot;;5;IF([.X92]=&quot;f&quot;;-1.25;0))" office:value-type="float" office:value="0" calcext:value-type="float">
            <text:p>0</text:p>
          </table:table-cell>
          <table:table-cell table:style-name="ce4" table:formula="of:=12+SUM([.C92:.Y92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93]=&quot;r&quot;;3;IF([.B93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93]=&quot;r&quot;;3;IF([.D93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93]=&quot;r&quot;;3;IF([.F93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93]=&quot;r&quot;;3;IF([.H93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93]=&quot;r&quot;;4;IF([.J93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93]=&quot;r&quot;;4;IF([.L93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93]=&quot;r&quot;;4;IF([.N93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93]=&quot;r&quot;;4;IF([.P93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93]=&quot;r&quot;;5;IF([.R93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93]=&quot;r&quot;;5;IF([.T93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93]=&quot;r&quot;;5;IF([.V93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93]=&quot;r&quot;;5;IF([.X93]=&quot;f&quot;;-1.25;0))" office:value-type="float" office:value="0" calcext:value-type="float">
            <text:p>0</text:p>
          </table:table-cell>
          <table:table-cell table:style-name="ce4" table:formula="of:=12+SUM([.C93:.Y93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94]=&quot;r&quot;;3;IF([.B94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94]=&quot;r&quot;;3;IF([.D94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94]=&quot;r&quot;;3;IF([.F94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94]=&quot;r&quot;;3;IF([.H94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94]=&quot;r&quot;;4;IF([.J94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94]=&quot;r&quot;;4;IF([.L94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94]=&quot;r&quot;;4;IF([.N94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94]=&quot;r&quot;;4;IF([.P94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94]=&quot;r&quot;;5;IF([.R94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94]=&quot;r&quot;;5;IF([.T94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94]=&quot;r&quot;;5;IF([.V94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94]=&quot;r&quot;;5;IF([.X94]=&quot;f&quot;;-1.25;0))" office:value-type="float" office:value="0" calcext:value-type="float">
            <text:p>0</text:p>
          </table:table-cell>
          <table:table-cell table:style-name="ce4" table:formula="of:=12+SUM([.C94:.Y94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95]=&quot;r&quot;;3;IF([.B95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95]=&quot;r&quot;;3;IF([.D95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95]=&quot;r&quot;;3;IF([.F95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95]=&quot;r&quot;;3;IF([.H95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95]=&quot;r&quot;;4;IF([.J95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95]=&quot;r&quot;;4;IF([.L95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95]=&quot;r&quot;;4;IF([.N95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95]=&quot;r&quot;;4;IF([.P95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95]=&quot;r&quot;;5;IF([.R95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95]=&quot;r&quot;;5;IF([.T95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95]=&quot;r&quot;;5;IF([.V95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95]=&quot;r&quot;;5;IF([.X95]=&quot;f&quot;;-1.25;0))" office:value-type="float" office:value="0" calcext:value-type="float">
            <text:p>0</text:p>
          </table:table-cell>
          <table:table-cell table:style-name="ce4" table:formula="of:=12+SUM([.C95:.Y95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96]=&quot;r&quot;;3;IF([.B96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96]=&quot;r&quot;;3;IF([.D96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96]=&quot;r&quot;;3;IF([.F96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96]=&quot;r&quot;;3;IF([.H96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96]=&quot;r&quot;;4;IF([.J96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96]=&quot;r&quot;;4;IF([.L96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96]=&quot;r&quot;;4;IF([.N96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96]=&quot;r&quot;;4;IF([.P96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96]=&quot;r&quot;;5;IF([.R96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96]=&quot;r&quot;;5;IF([.T96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96]=&quot;r&quot;;5;IF([.V96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96]=&quot;r&quot;;5;IF([.X96]=&quot;f&quot;;-1.25;0))" office:value-type="float" office:value="0" calcext:value-type="float">
            <text:p>0</text:p>
          </table:table-cell>
          <table:table-cell table:style-name="ce4" table:formula="of:=12+SUM([.C96:.Y96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97]=&quot;r&quot;;3;IF([.B97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97]=&quot;r&quot;;3;IF([.D97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97]=&quot;r&quot;;3;IF([.F97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97]=&quot;r&quot;;3;IF([.H97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97]=&quot;r&quot;;4;IF([.J97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97]=&quot;r&quot;;4;IF([.L97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97]=&quot;r&quot;;4;IF([.N97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97]=&quot;r&quot;;4;IF([.P97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97]=&quot;r&quot;;5;IF([.R97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97]=&quot;r&quot;;5;IF([.T97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97]=&quot;r&quot;;5;IF([.V97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97]=&quot;r&quot;;5;IF([.X97]=&quot;f&quot;;-1.25;0))" office:value-type="float" office:value="0" calcext:value-type="float">
            <text:p>0</text:p>
          </table:table-cell>
          <table:table-cell table:style-name="ce4" table:formula="of:=12+SUM([.C97:.Y97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98]=&quot;r&quot;;3;IF([.B98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98]=&quot;r&quot;;3;IF([.D98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98]=&quot;r&quot;;3;IF([.F98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98]=&quot;r&quot;;3;IF([.H98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98]=&quot;r&quot;;4;IF([.J98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98]=&quot;r&quot;;4;IF([.L98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98]=&quot;r&quot;;4;IF([.N98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98]=&quot;r&quot;;4;IF([.P98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98]=&quot;r&quot;;5;IF([.R98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98]=&quot;r&quot;;5;IF([.T98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98]=&quot;r&quot;;5;IF([.V98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98]=&quot;r&quot;;5;IF([.X98]=&quot;f&quot;;-1.25;0))" office:value-type="float" office:value="0" calcext:value-type="float">
            <text:p>0</text:p>
          </table:table-cell>
          <table:table-cell table:style-name="ce4" table:formula="of:=12+SUM([.C98:.Y98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99]=&quot;r&quot;;3;IF([.B99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99]=&quot;r&quot;;3;IF([.D99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99]=&quot;r&quot;;3;IF([.F99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99]=&quot;r&quot;;3;IF([.H99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99]=&quot;r&quot;;4;IF([.J99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99]=&quot;r&quot;;4;IF([.L99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99]=&quot;r&quot;;4;IF([.N99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99]=&quot;r&quot;;4;IF([.P99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99]=&quot;r&quot;;5;IF([.R99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99]=&quot;r&quot;;5;IF([.T99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99]=&quot;r&quot;;5;IF([.V99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99]=&quot;r&quot;;5;IF([.X99]=&quot;f&quot;;-1.25;0))" office:value-type="float" office:value="0" calcext:value-type="float">
            <text:p>0</text:p>
          </table:table-cell>
          <table:table-cell table:style-name="ce4" table:formula="of:=12+SUM([.C99:.Y99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100]=&quot;r&quot;;3;IF([.B100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100]=&quot;r&quot;;3;IF([.D100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100]=&quot;r&quot;;3;IF([.F100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100]=&quot;r&quot;;3;IF([.H100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100]=&quot;r&quot;;4;IF([.J100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100]=&quot;r&quot;;4;IF([.L100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100]=&quot;r&quot;;4;IF([.N100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100]=&quot;r&quot;;4;IF([.P100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100]=&quot;r&quot;;5;IF([.R100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100]=&quot;r&quot;;5;IF([.T100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100]=&quot;r&quot;;5;IF([.V100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100]=&quot;r&quot;;5;IF([.X100]=&quot;f&quot;;-1.25;0))" office:value-type="float" office:value="0" calcext:value-type="float">
            <text:p>0</text:p>
          </table:table-cell>
          <table:table-cell table:style-name="ce4" table:formula="of:=12+SUM([.C100:.Y100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101]=&quot;r&quot;;3;IF([.B101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101]=&quot;r&quot;;3;IF([.D101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101]=&quot;r&quot;;3;IF([.F101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101]=&quot;r&quot;;3;IF([.H101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101]=&quot;r&quot;;4;IF([.J101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101]=&quot;r&quot;;4;IF([.L101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101]=&quot;r&quot;;4;IF([.N101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101]=&quot;r&quot;;4;IF([.P101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101]=&quot;r&quot;;5;IF([.R101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101]=&quot;r&quot;;5;IF([.T101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101]=&quot;r&quot;;5;IF([.V101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101]=&quot;r&quot;;5;IF([.X101]=&quot;f&quot;;-1.25;0))" office:value-type="float" office:value="0" calcext:value-type="float">
            <text:p>0</text:p>
          </table:table-cell>
          <table:table-cell table:style-name="ce4" table:formula="of:=12+SUM([.C101:.Y101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102]=&quot;r&quot;;3;IF([.B102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102]=&quot;r&quot;;3;IF([.D102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102]=&quot;r&quot;;3;IF([.F102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102]=&quot;r&quot;;3;IF([.H102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102]=&quot;r&quot;;4;IF([.J102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102]=&quot;r&quot;;4;IF([.L102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102]=&quot;r&quot;;4;IF([.N102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102]=&quot;r&quot;;4;IF([.P102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102]=&quot;r&quot;;5;IF([.R102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102]=&quot;r&quot;;5;IF([.T102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102]=&quot;r&quot;;5;IF([.V102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102]=&quot;r&quot;;5;IF([.X102]=&quot;f&quot;;-1.25;0))" office:value-type="float" office:value="0" calcext:value-type="float">
            <text:p>0</text:p>
          </table:table-cell>
          <table:table-cell table:style-name="ce4" table:formula="of:=12+SUM([.C102:.Y102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103]=&quot;r&quot;;3;IF([.B103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103]=&quot;r&quot;;3;IF([.D103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103]=&quot;r&quot;;3;IF([.F103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103]=&quot;r&quot;;3;IF([.H103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103]=&quot;r&quot;;4;IF([.J103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103]=&quot;r&quot;;4;IF([.L103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103]=&quot;r&quot;;4;IF([.N103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103]=&quot;r&quot;;4;IF([.P103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103]=&quot;r&quot;;5;IF([.R103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103]=&quot;r&quot;;5;IF([.T103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103]=&quot;r&quot;;5;IF([.V103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103]=&quot;r&quot;;5;IF([.X103]=&quot;f&quot;;-1.25;0))" office:value-type="float" office:value="0" calcext:value-type="float">
            <text:p>0</text:p>
          </table:table-cell>
          <table:table-cell table:style-name="ce4" table:formula="of:=12+SUM([.C103:.Y103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104]=&quot;r&quot;;3;IF([.B104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104]=&quot;r&quot;;3;IF([.D104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104]=&quot;r&quot;;3;IF([.F104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104]=&quot;r&quot;;3;IF([.H104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104]=&quot;r&quot;;4;IF([.J104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104]=&quot;r&quot;;4;IF([.L104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104]=&quot;r&quot;;4;IF([.N104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104]=&quot;r&quot;;4;IF([.P104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104]=&quot;r&quot;;5;IF([.R104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104]=&quot;r&quot;;5;IF([.T104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104]=&quot;r&quot;;5;IF([.V104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104]=&quot;r&quot;;5;IF([.X104]=&quot;f&quot;;-1.25;0))" office:value-type="float" office:value="0" calcext:value-type="float">
            <text:p>0</text:p>
          </table:table-cell>
          <table:table-cell table:style-name="ce4" table:formula="of:=12+SUM([.C104:.Y104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105]=&quot;r&quot;;3;IF([.B105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105]=&quot;r&quot;;3;IF([.D105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105]=&quot;r&quot;;3;IF([.F105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105]=&quot;r&quot;;3;IF([.H105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105]=&quot;r&quot;;4;IF([.J105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105]=&quot;r&quot;;4;IF([.L105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105]=&quot;r&quot;;4;IF([.N105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105]=&quot;r&quot;;4;IF([.P105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105]=&quot;r&quot;;5;IF([.R105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105]=&quot;r&quot;;5;IF([.T105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105]=&quot;r&quot;;5;IF([.V105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105]=&quot;r&quot;;5;IF([.X105]=&quot;f&quot;;-1.25;0))" office:value-type="float" office:value="0" calcext:value-type="float">
            <text:p>0</text:p>
          </table:table-cell>
          <table:table-cell table:style-name="ce4" table:formula="of:=12+SUM([.C105:.Y105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106]=&quot;r&quot;;3;IF([.B106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106]=&quot;r&quot;;3;IF([.D106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106]=&quot;r&quot;;3;IF([.F106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106]=&quot;r&quot;;3;IF([.H106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106]=&quot;r&quot;;4;IF([.J106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106]=&quot;r&quot;;4;IF([.L106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106]=&quot;r&quot;;4;IF([.N106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106]=&quot;r&quot;;4;IF([.P106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106]=&quot;r&quot;;5;IF([.R106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106]=&quot;r&quot;;5;IF([.T106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106]=&quot;r&quot;;5;IF([.V106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106]=&quot;r&quot;;5;IF([.X106]=&quot;f&quot;;-1.25;0))" office:value-type="float" office:value="0" calcext:value-type="float">
            <text:p>0</text:p>
          </table:table-cell>
          <table:table-cell table:style-name="ce4" table:formula="of:=12+SUM([.C106:.Y106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107]=&quot;r&quot;;3;IF([.B107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107]=&quot;r&quot;;3;IF([.D107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107]=&quot;r&quot;;3;IF([.F107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107]=&quot;r&quot;;3;IF([.H107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107]=&quot;r&quot;;4;IF([.J107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107]=&quot;r&quot;;4;IF([.L107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107]=&quot;r&quot;;4;IF([.N107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107]=&quot;r&quot;;4;IF([.P107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107]=&quot;r&quot;;5;IF([.R107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107]=&quot;r&quot;;5;IF([.T107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107]=&quot;r&quot;;5;IF([.V107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107]=&quot;r&quot;;5;IF([.X107]=&quot;f&quot;;-1.25;0))" office:value-type="float" office:value="0" calcext:value-type="float">
            <text:p>0</text:p>
          </table:table-cell>
          <table:table-cell table:style-name="ce4" table:formula="of:=12+SUM([.C107:.Y107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108]=&quot;r&quot;;3;IF([.B108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108]=&quot;r&quot;;3;IF([.D108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108]=&quot;r&quot;;3;IF([.F108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108]=&quot;r&quot;;3;IF([.H108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108]=&quot;r&quot;;4;IF([.J108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108]=&quot;r&quot;;4;IF([.L108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108]=&quot;r&quot;;4;IF([.N108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108]=&quot;r&quot;;4;IF([.P108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108]=&quot;r&quot;;5;IF([.R108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108]=&quot;r&quot;;5;IF([.T108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108]=&quot;r&quot;;5;IF([.V108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108]=&quot;r&quot;;5;IF([.X108]=&quot;f&quot;;-1.25;0))" office:value-type="float" office:value="0" calcext:value-type="float">
            <text:p>0</text:p>
          </table:table-cell>
          <table:table-cell table:style-name="ce4" table:formula="of:=12+SUM([.C108:.Y108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109]=&quot;r&quot;;3;IF([.B109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109]=&quot;r&quot;;3;IF([.D109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109]=&quot;r&quot;;3;IF([.F109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109]=&quot;r&quot;;3;IF([.H109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109]=&quot;r&quot;;4;IF([.J109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109]=&quot;r&quot;;4;IF([.L109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109]=&quot;r&quot;;4;IF([.N109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109]=&quot;r&quot;;4;IF([.P109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109]=&quot;r&quot;;5;IF([.R109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109]=&quot;r&quot;;5;IF([.T109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109]=&quot;r&quot;;5;IF([.V109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109]=&quot;r&quot;;5;IF([.X109]=&quot;f&quot;;-1.25;0))" office:value-type="float" office:value="0" calcext:value-type="float">
            <text:p>0</text:p>
          </table:table-cell>
          <table:table-cell table:style-name="ce4" table:formula="of:=12+SUM([.C109:.Y109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110]=&quot;r&quot;;3;IF([.B110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110]=&quot;r&quot;;3;IF([.D110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110]=&quot;r&quot;;3;IF([.F110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110]=&quot;r&quot;;3;IF([.H110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110]=&quot;r&quot;;4;IF([.J110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110]=&quot;r&quot;;4;IF([.L110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110]=&quot;r&quot;;4;IF([.N110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110]=&quot;r&quot;;4;IF([.P110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110]=&quot;r&quot;;5;IF([.R110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110]=&quot;r&quot;;5;IF([.T110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110]=&quot;r&quot;;5;IF([.V110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110]=&quot;r&quot;;5;IF([.X110]=&quot;f&quot;;-1.25;0))" office:value-type="float" office:value="0" calcext:value-type="float">
            <text:p>0</text:p>
          </table:table-cell>
          <table:table-cell table:style-name="ce4" table:formula="of:=12+SUM([.C110:.Y110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111]=&quot;r&quot;;3;IF([.B111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111]=&quot;r&quot;;3;IF([.D111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111]=&quot;r&quot;;3;IF([.F111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111]=&quot;r&quot;;3;IF([.H111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111]=&quot;r&quot;;4;IF([.J111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111]=&quot;r&quot;;4;IF([.L111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111]=&quot;r&quot;;4;IF([.N111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111]=&quot;r&quot;;4;IF([.P111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111]=&quot;r&quot;;5;IF([.R111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111]=&quot;r&quot;;5;IF([.T111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111]=&quot;r&quot;;5;IF([.V111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111]=&quot;r&quot;;5;IF([.X111]=&quot;f&quot;;-1.25;0))" office:value-type="float" office:value="0" calcext:value-type="float">
            <text:p>0</text:p>
          </table:table-cell>
          <table:table-cell table:style-name="ce4" table:formula="of:=12+SUM([.C111:.Y111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112]=&quot;r&quot;;3;IF([.B112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112]=&quot;r&quot;;3;IF([.D112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112]=&quot;r&quot;;3;IF([.F112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112]=&quot;r&quot;;3;IF([.H112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112]=&quot;r&quot;;4;IF([.J112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112]=&quot;r&quot;;4;IF([.L112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112]=&quot;r&quot;;4;IF([.N112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112]=&quot;r&quot;;4;IF([.P112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112]=&quot;r&quot;;5;IF([.R112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112]=&quot;r&quot;;5;IF([.T112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112]=&quot;r&quot;;5;IF([.V112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112]=&quot;r&quot;;5;IF([.X112]=&quot;f&quot;;-1.25;0))" office:value-type="float" office:value="0" calcext:value-type="float">
            <text:p>0</text:p>
          </table:table-cell>
          <table:table-cell table:style-name="ce4" table:formula="of:=12+SUM([.C112:.Y112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113]=&quot;r&quot;;3;IF([.B113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113]=&quot;r&quot;;3;IF([.D113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113]=&quot;r&quot;;3;IF([.F113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113]=&quot;r&quot;;3;IF([.H113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113]=&quot;r&quot;;4;IF([.J113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113]=&quot;r&quot;;4;IF([.L113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113]=&quot;r&quot;;4;IF([.N113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113]=&quot;r&quot;;4;IF([.P113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113]=&quot;r&quot;;5;IF([.R113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113]=&quot;r&quot;;5;IF([.T113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113]=&quot;r&quot;;5;IF([.V113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113]=&quot;r&quot;;5;IF([.X113]=&quot;f&quot;;-1.25;0))" office:value-type="float" office:value="0" calcext:value-type="float">
            <text:p>0</text:p>
          </table:table-cell>
          <table:table-cell table:style-name="ce4" table:formula="of:=12+SUM([.C113:.Y113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114]=&quot;r&quot;;3;IF([.B114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114]=&quot;r&quot;;3;IF([.D114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114]=&quot;r&quot;;3;IF([.F114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114]=&quot;r&quot;;3;IF([.H114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114]=&quot;r&quot;;4;IF([.J114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114]=&quot;r&quot;;4;IF([.L114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114]=&quot;r&quot;;4;IF([.N114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114]=&quot;r&quot;;4;IF([.P114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114]=&quot;r&quot;;5;IF([.R114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114]=&quot;r&quot;;5;IF([.T114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114]=&quot;r&quot;;5;IF([.V114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114]=&quot;r&quot;;5;IF([.X114]=&quot;f&quot;;-1.25;0))" office:value-type="float" office:value="0" calcext:value-type="float">
            <text:p>0</text:p>
          </table:table-cell>
          <table:table-cell table:style-name="ce4" table:formula="of:=12+SUM([.C114:.Y114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115]=&quot;r&quot;;3;IF([.B115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115]=&quot;r&quot;;3;IF([.D115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115]=&quot;r&quot;;3;IF([.F115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115]=&quot;r&quot;;3;IF([.H115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115]=&quot;r&quot;;4;IF([.J115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115]=&quot;r&quot;;4;IF([.L115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115]=&quot;r&quot;;4;IF([.N115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115]=&quot;r&quot;;4;IF([.P115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115]=&quot;r&quot;;5;IF([.R115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115]=&quot;r&quot;;5;IF([.T115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115]=&quot;r&quot;;5;IF([.V115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115]=&quot;r&quot;;5;IF([.X115]=&quot;f&quot;;-1.25;0))" office:value-type="float" office:value="0" calcext:value-type="float">
            <text:p>0</text:p>
          </table:table-cell>
          <table:table-cell table:style-name="ce4" table:formula="of:=12+SUM([.C115:.Y115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116]=&quot;r&quot;;3;IF([.B116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116]=&quot;r&quot;;3;IF([.D116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116]=&quot;r&quot;;3;IF([.F116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116]=&quot;r&quot;;3;IF([.H116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116]=&quot;r&quot;;4;IF([.J116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116]=&quot;r&quot;;4;IF([.L116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116]=&quot;r&quot;;4;IF([.N116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116]=&quot;r&quot;;4;IF([.P116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116]=&quot;r&quot;;5;IF([.R116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116]=&quot;r&quot;;5;IF([.T116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116]=&quot;r&quot;;5;IF([.V116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116]=&quot;r&quot;;5;IF([.X116]=&quot;f&quot;;-1.25;0))" office:value-type="float" office:value="0" calcext:value-type="float">
            <text:p>0</text:p>
          </table:table-cell>
          <table:table-cell table:style-name="ce4" table:formula="of:=12+SUM([.C116:.Y116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117]=&quot;r&quot;;3;IF([.B117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117]=&quot;r&quot;;3;IF([.D117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117]=&quot;r&quot;;3;IF([.F117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117]=&quot;r&quot;;3;IF([.H117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117]=&quot;r&quot;;4;IF([.J117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117]=&quot;r&quot;;4;IF([.L117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117]=&quot;r&quot;;4;IF([.N117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117]=&quot;r&quot;;4;IF([.P117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117]=&quot;r&quot;;5;IF([.R117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117]=&quot;r&quot;;5;IF([.T117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117]=&quot;r&quot;;5;IF([.V117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117]=&quot;r&quot;;5;IF([.X117]=&quot;f&quot;;-1.25;0))" office:value-type="float" office:value="0" calcext:value-type="float">
            <text:p>0</text:p>
          </table:table-cell>
          <table:table-cell table:style-name="ce4" table:formula="of:=12+SUM([.C117:.Y117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118]=&quot;r&quot;;3;IF([.B118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118]=&quot;r&quot;;3;IF([.D118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118]=&quot;r&quot;;3;IF([.F118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118]=&quot;r&quot;;3;IF([.H118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118]=&quot;r&quot;;4;IF([.J118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118]=&quot;r&quot;;4;IF([.L118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118]=&quot;r&quot;;4;IF([.N118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118]=&quot;r&quot;;4;IF([.P118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118]=&quot;r&quot;;5;IF([.R118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118]=&quot;r&quot;;5;IF([.T118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118]=&quot;r&quot;;5;IF([.V118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118]=&quot;r&quot;;5;IF([.X118]=&quot;f&quot;;-1.25;0))" office:value-type="float" office:value="0" calcext:value-type="float">
            <text:p>0</text:p>
          </table:table-cell>
          <table:table-cell table:style-name="ce4" table:formula="of:=12+SUM([.C118:.Y118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119]=&quot;r&quot;;3;IF([.B119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119]=&quot;r&quot;;3;IF([.D119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119]=&quot;r&quot;;3;IF([.F119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119]=&quot;r&quot;;3;IF([.H119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119]=&quot;r&quot;;4;IF([.J119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119]=&quot;r&quot;;4;IF([.L119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119]=&quot;r&quot;;4;IF([.N119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119]=&quot;r&quot;;4;IF([.P119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119]=&quot;r&quot;;5;IF([.R119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119]=&quot;r&quot;;5;IF([.T119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119]=&quot;r&quot;;5;IF([.V119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119]=&quot;r&quot;;5;IF([.X119]=&quot;f&quot;;-1.25;0))" office:value-type="float" office:value="0" calcext:value-type="float">
            <text:p>0</text:p>
          </table:table-cell>
          <table:table-cell table:style-name="ce4" table:formula="of:=12+SUM([.C119:.Y119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120]=&quot;r&quot;;3;IF([.B120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120]=&quot;r&quot;;3;IF([.D120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120]=&quot;r&quot;;3;IF([.F120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120]=&quot;r&quot;;3;IF([.H120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120]=&quot;r&quot;;4;IF([.J120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120]=&quot;r&quot;;4;IF([.L120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120]=&quot;r&quot;;4;IF([.N120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120]=&quot;r&quot;;4;IF([.P120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120]=&quot;r&quot;;5;IF([.R120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120]=&quot;r&quot;;5;IF([.T120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120]=&quot;r&quot;;5;IF([.V120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120]=&quot;r&quot;;5;IF([.X120]=&quot;f&quot;;-1.25;0))" office:value-type="float" office:value="0" calcext:value-type="float">
            <text:p>0</text:p>
          </table:table-cell>
          <table:table-cell table:style-name="ce4" table:formula="of:=12+SUM([.C120:.Y120])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6"/>
          <table:table-cell table:style-name="ce4" table:formula="of:=IF([.B121]=&quot;r&quot;;3;IF([.B121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D121]=&quot;r&quot;;3;IF([.D121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F121]=&quot;r&quot;;3;IF([.F121]=&quot;f&quot;;-0.75;0))" office:value-type="float" office:value="0" calcext:value-type="float">
            <text:p>0</text:p>
          </table:table-cell>
          <table:table-cell table:style-name="ce6"/>
          <table:table-cell table:style-name="ce4" table:formula="of:=IF([.H121]=&quot;r&quot;;3;IF([.H121]=&quot;f&quot;;-0.75;0))" office:value-type="float" office:value="0" calcext:value-type="float">
            <text:p>0</text:p>
          </table:table-cell>
          <table:table-cell table:style-name="ce8"/>
          <table:table-cell table:style-name="ce4" table:formula="of:=IF([.J121]=&quot;r&quot;;4;IF([.J121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L121]=&quot;r&quot;;4;IF([.L121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N121]=&quot;r&quot;;4;IF([.N121]=&quot;f&quot;;-1;0))" office:value-type="float" office:value="0" calcext:value-type="float">
            <text:p>0</text:p>
          </table:table-cell>
          <table:table-cell table:style-name="ce8"/>
          <table:table-cell table:style-name="ce4" table:formula="of:=IF([.P121]=&quot;r&quot;;4;IF([.P121]=&quot;f&quot;;-1;0))" office:value-type="float" office:value="0" calcext:value-type="float">
            <text:p>0</text:p>
          </table:table-cell>
          <table:table-cell table:style-name="ce9"/>
          <table:table-cell table:style-name="ce4" table:formula="of:=IF([.R121]=&quot;r&quot;;5;IF([.R121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T121]=&quot;r&quot;;5;IF([.T121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V121]=&quot;r&quot;;5;IF([.V121]=&quot;f&quot;;-1.25;0))" office:value-type="float" office:value="0" calcext:value-type="float">
            <text:p>0</text:p>
          </table:table-cell>
          <table:table-cell table:style-name="ce9"/>
          <table:table-cell table:style-name="ce4" table:formula="of:=IF([.X121]=&quot;r&quot;;5;IF([.X121]=&quot;f&quot;;-1.25;0))" office:value-type="float" office:value="0" calcext:value-type="float">
            <text:p>0</text:p>
          </table:table-cell>
          <table:table-cell table:style-name="ce4" table:formula="of:=12+SUM([.C121:.Y121])" office:value-type="float" office:value="12" calcext:value-type="float">
            <text:p>12</text:p>
          </table:table-cell>
          <table:table-cell table:number-columns-repeated="998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 table:number-rows-repeated="65411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2">
        <table:table-column table:style-name="co5" table:number-columns-repeated="257" table:default-cell-style-name="ce5"/>
        <table:table-column table:style-name="co5" table:number-columns-repeated="767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belle3" table:style-name="ta3">
        <table:table-column table:style-name="co5" table:number-columns-repeated="257" table:default-cell-style-name="ce5"/>
        <table:table-column table:style-name="co5" table:number-columns-repeated="767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.00.0000</text:date>, <text:time style:data-style-name="N2" text:time-value="22:19:09.27830887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2" style:display-name="PageStyle_Tabelle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3" style:display-name="PageStyle_Tabelle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a</meta:initial-creator>
    <dc:date>2017-03-16T22:55:32.723282106</dc:date>
    <meta:editing-cycles>44</meta:editing-cycles>
    <meta:editing-duration>PT42M51S</meta:editing-duration>
    <meta:generator>LibreOffice/5.1.6.2$Linux_ARM_EABI LibreOffice_project/10m0$Build-2</meta:generator>
    <meta:document-statistic meta:table-count="3" meta:cell-count="1789" meta:object-count="0"/>
  </office:meta>
</office:document-meta>
</file>